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31cm"/>
    </style:style>
    <style:style style:name="co2" style:family="table-column">
      <style:table-column-properties fo:break-before="auto" style:column-width="1.212cm"/>
    </style:style>
    <style:style style:name="co3" style:family="table-column">
      <style:table-column-properties fo:break-before="auto" style:column-width="1.164cm"/>
    </style:style>
    <style:style style:name="co4" style:family="table-column">
      <style:table-column-properties fo:break-before="auto" style:column-width="1.882cm"/>
    </style:style>
    <style:style style:name="co5" style:family="table-column">
      <style:table-column-properties fo:break-before="auto" style:column-width="3.61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89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1.214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1.261cm"/>
    </style:style>
    <style:style style:name="co13" style:family="table-column">
      <style:table-column-properties fo:break-before="auto" style:column-width="1.535cm"/>
    </style:style>
    <style:style style:name="co14" style:family="table-column">
      <style:table-column-properties fo:break-before="auto" style:column-width="1.169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1.411cm"/>
    </style:style>
    <style:style style:name="co17" style:family="table-column">
      <style:table-column-properties fo:break-before="auto" style:column-width="1.461cm"/>
    </style:style>
    <style:style style:name="co18" style:family="table-column">
      <style:table-column-properties fo:break-before="auto" style:column-width="0.979cm"/>
    </style:style>
    <style:style style:name="co19" style:family="table-column">
      <style:table-column-properties fo:break-before="auto" style:column-width="0.653cm"/>
    </style:style>
    <style:style style:name="co20" style:family="table-column">
      <style:table-column-properties fo:break-before="auto" style:column-width="0.572cm"/>
    </style:style>
    <style:style style:name="co21" style:family="table-column">
      <style:table-column-properties fo:break-before="auto" style:column-width="1.386cm"/>
    </style:style>
    <style:style style:name="co22" style:family="table-column">
      <style:table-column-properties fo:break-before="auto" style:column-width="1.088cm"/>
    </style:style>
    <style:style style:name="co23" style:family="table-column">
      <style:table-column-properties fo:break-before="auto" style:column-width="1.064cm"/>
    </style:style>
    <style:style style:name="co24" style:family="table-column">
      <style:table-column-properties fo:break-before="auto" style:column-width="1.485cm"/>
    </style:style>
    <style:style style:name="co25" style:family="table-column">
      <style:table-column-properties fo:break-before="auto" style:column-width="1.907cm"/>
    </style:style>
    <style:style style:name="co26" style:family="table-column">
      <style:table-column-properties fo:break-before="auto" style:column-width="1.311cm"/>
    </style:style>
    <style:style style:name="co27" style:family="table-column">
      <style:table-column-properties fo:break-before="auto" style:column-width="15.522cm"/>
    </style:style>
    <style:style style:name="co28" style:family="table-column">
      <style:table-column-properties fo:break-before="auto" style:column-width="1.187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1.783cm"/>
    </style:style>
    <style:style style:name="co31" style:family="table-column">
      <style:table-column-properties fo:break-before="auto" style:column-width="1.337cm"/>
    </style:style>
    <style:style style:name="co32" style:family="table-column">
      <style:table-column-properties fo:break-before="auto" style:column-width="13.716cm"/>
    </style:style>
    <style:style style:name="co33" style:family="table-column">
      <style:table-column-properties fo:break-before="auto" style:column-width="5.891cm"/>
    </style:style>
    <style:style style:name="co34" style:family="table-column">
      <style:table-column-properties fo:break-before="auto" style:column-width="12.132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normal" style:font-weight-asian="normal" style:font-weight-complex="normal"/>
      <style:map style:condition="cell-content()=&quot;&quot;" style:apply-style-name="Bad" style:base-cell-address="Sheet1.A1"/>
      <style:map style:condition="cell-content()&gt;0" style:apply-style-name="Good" style:base-cell-address="Sheet1.A1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map style:condition="cell-content()=&quot;&quot;" style:apply-style-name="Bad" style:base-cell-address="Sheet1.A1"/>
      <style:map style:condition="cell-content()&gt;0" style:apply-style-name="Good" style:base-cell-address="Sheet1.A1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&quot;" style:apply-style-name="Bad" style:base-cell-address="Sheet1.A1"/>
      <style:map style:condition="cell-content()&gt;0" style:apply-style-name="Good" style:base-cell-address="Sheet1.A1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=&quot;&quot;" style:apply-style-name="Bad" style:base-cell-address="Sheet1.A1"/>
      <style:map style:condition="cell-content()&gt;0" style:apply-style-name="Good" style:base-cell-address="Sheet1.A1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  <style:map style:condition="cell-content()=&quot;&quot;" style:apply-style-name="Bad" style:base-cell-address="Sheet1.A1"/>
      <style:map style:condition="cell-content()&gt;0" style:apply-style-name="Good" style:base-cell-address="Sheet1.A1"/>
    </style:style>
    <style:style style:name="ce21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&quot;" style:apply-style-name="Bad" style:base-cell-address="Sheet1.A1"/>
      <style:map style:condition="cell-content()&gt;0" style:apply-style-name="Good" style:base-cell-address="Sheet1.A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 style:data-style-name="N0">
      <style:map style:condition="cell-content()=&quot;&quot;" style:apply-style-name="Bad" style:base-cell-address="Sheet1.A1"/>
      <style:map style:condition="cell-content()&gt;0" style:apply-style-name="Good" style:base-cell-address="Sheet1.A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&quot;" style:apply-style-name="Bad" style:base-cell-address="Sheet1.A1"/>
      <style:map style:condition="cell-content()&gt;0" style:apply-style-name="Good" style:base-cell-address="Sheet1.A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map style:condition="cell-content()=&quot;&quot;" style:apply-style-name="Bad" style:base-cell-address="Sheet1.A1"/>
      <style:map style:condition="cell-content()&gt;0" style:apply-style-name="Good" style:base-cell-address="Sheet1.A1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&quot;" style:apply-style-name="Bad" style:base-cell-address="Sheet1.A1"/>
      <style:map style:condition="cell-content()&gt;0" style:apply-style-name="Good" style:base-cell-address="Sheet1.A1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=&quot;&quot;" style:apply-style-name="Bad" style:base-cell-address="Sheet1.A1"/>
      <style:map style:condition="cell-content()&gt;0" style:apply-style-name="Good" style:base-cell-address="Sheet1.A1"/>
    </style:style>
  </office:automatic-styles>
  <office:body>
    <office:spreadsheet>
      <table:calculation-settings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8" table:default-cell-style-name="Default"/>
        <table:table-column table:style-name="co3" table:number-columns-repeated="2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6"/>
        <table:table-column table:style-name="co12" table:number-columns-repeated="4" table:default-cell-style-name="Default"/>
        <table:table-column table:style-name="co11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0" table:default-cell-style-name="ce2"/>
        <table:table-column table:style-name="co16" table:default-cell-style-name="ce2"/>
        <table:table-column table:style-name="co17" table:default-cell-style-name="ce9"/>
        <table:table-column table:style-name="co18" table:number-columns-repeated="2" table:default-cell-style-name="Default"/>
        <table:table-column table:style-name="co19" table:default-cell-style-name="Default"/>
        <table:table-column table:style-name="co18" table:number-columns-repeated="3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13" table:number-columns-repeated="2" table:default-cell-style-name="ce6"/>
        <table:table-column table:style-name="co21" table:default-cell-style-name="ce9"/>
        <table:table-column table:style-name="co22" table:number-columns-repeated="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2" table:default-cell-style-name="ce9"/>
        <table:table-column table:style-name="co26" table:default-cell-style-name="ce9"/>
        <table:table-column table:style-name="co27" table:default-cell-style-name="Default"/>
        <table:table-column table:style-name="co22" table:default-cell-style-name="ce9"/>
        <table:table-column table:style-name="co28" table:default-cell-style-name="ce9"/>
        <table:table-column table:style-name="co29" table:number-columns-repeated="3" table:default-cell-style-name="ce9"/>
        <table:table-column table:style-name="co30" table:default-cell-style-name="ce9"/>
        <table:table-column table:style-name="co28" table:number-columns-repeated="3" table:default-cell-style-name="ce9"/>
        <table:table-column table:style-name="co31" table:default-cell-style-name="ce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number-columns-repeated="16314" table:default-cell-style-name="Default"/>
        <table:table-row table:style-name="ro1">
          <table:table-cell table:style-name="ce4" office:value-type="string" calcext:value-type="string">
            <text:p>pub</text:p>
          </table:table-cell>
          <table:table-cell table:style-name="ce4" office:value-type="string" calcext:value-type="string">
            <text:p>va</text:p>
          </table:table-cell>
          <table:table-cell table:style-name="ce4" office:value-type="string" calcext:value-type="string">
            <text:p>sem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stda</text:p>
          </table:table-cell>
          <table:table-cell table:style-name="ce4" office:value-type="string" calcext:value-type="string">
            <text:p>vi</text:p>
          </table:table-cell>
          <table:table-cell table:style-name="ce4" office:value-type="string" calcext:value-type="string">
            <text:p>semi</text:p>
          </table:table-cell>
          <table:table-cell table:style-name="ce4" office:value-type="string" calcext:value-type="string">
            <text:p>ni</text:p>
          </table:table-cell>
          <table:table-cell table:style-name="ce4" office:value-type="string" calcext:value-type="string">
            <text:p>stdi</text:p>
          </table:table-cell>
          <table:table-cell table:style-name="ce4" office:value-type="string" calcext:value-type="string">
            <text:p>ka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sequence</text:p>
          </table:table-cell>
          <table:table-cell table:style-name="ce2" office:value-type="string" calcext:value-type="string">
            <text:p>sequence_full</text:p>
          </table:table-cell>
          <table:table-cell table:style-name="ce4" office:value-type="string" calcext:value-type="string">
            <text:p>cell</text:p>
          </table:table-cell>
          <table:table-cell table:style-name="ce4" office:value-type="string" calcext:value-type="string">
            <text:p>cell_full</text:p>
          </table:table-cell>
          <table:table-cell table:style-name="ce4" office:value-type="string" calcext:value-type="string">
            <text:p>beta1</text:p>
          </table:table-cell>
          <table:table-cell table:style-name="ce4" office:value-type="string" calcext:value-type="string">
            <text:p>tmin</text:p>
          </table:table-cell>
          <table:table-cell table:style-name="ce4" office:value-type="string" calcext:value-type="string">
            <text:p>tmax</text:p>
          </table:table-cell>
          <table:table-cell table:style-name="ce4" office:value-type="string" calcext:value-type="string">
            <text:p>trtype</text:p>
          </table:table-cell>
          <table:table-cell table:style-name="ce4" office:value-type="string" calcext:value-type="string">
            <text:p>trmin</text:p>
          </table:table-cell>
          <table:table-cell table:style-name="ce4" office:value-type="string" calcext:value-type="string">
            <text:p>trmax</text:p>
          </table:table-cell>
          <table:table-cell table:style-name="ce14" office:value-type="string" calcext:value-type="string">
            <text:p>ljp_corrected</text:p>
          </table:table-cell>
          <table:table-cell table:style-name="ce14" office:value-type="string" calcext:value-type="string">
            <text:p>ljp</text:p>
          </table:table-cell>
          <table:table-cell table:style-name="ce4" office:value-type="string" calcext:value-type="string">
            <text:p>rpmin</text:p>
          </table:table-cell>
          <table:table-cell table:style-name="ce4" office:value-type="string" calcext:value-type="string">
            <text:p>rpmax</text:p>
          </table:table-cell>
          <table:table-cell table:style-name="ce4" office:value-type="string" calcext:value-type="string">
            <text:p>rsmin</text:p>
          </table:table-cell>
          <table:table-cell table:style-name="ce4" office:value-type="string" calcext:value-type="string">
            <text:p>rsmax</text:p>
          </table:table-cell>
          <table:table-cell table:style-name="ce4" office:value-type="string" calcext:value-type="string">
            <text:p>rscmin</text:p>
          </table:table-cell>
          <table:table-cell table:style-name="ce4" office:value-type="string" calcext:value-type="string">
            <text:p>rscmax</text:p>
          </table:table-cell>
          <table:table-cell table:style-name="ce4" office:value-type="string" calcext:value-type="string">
            <text:p>waitmin</text:p>
          </table:table-cell>
          <table:table-cell table:style-name="ce4" office:value-type="string" calcext:value-type="string">
            <text:p>waitmax</text:p>
          </table:table-cell>
          <table:table-cell table:style-name="ce4" office:value-type="string" calcext:value-type="string">
            <text:p>imin</text:p>
          </table:table-cell>
          <table:table-cell table:style-name="ce4" office:value-type="string" calcext:value-type="string">
            <text:p>imax</text:p>
          </table:table-cell>
          <table:table-cell table:style-name="ce4" office:value-type="string" calcext:value-type="string">
            <text:p>vpeak</text:p>
          </table:table-cell>
          <table:table-cell table:style-name="ce4" office:value-type="string" calcext:value-type="string">
            <text:p>ipeak</text:p>
          </table:table-cell>
          <table:table-cell table:style-name="ce4" office:value-type="string" calcext:value-type="string">
            <text:p>irep</text:p>
          </table:table-cell>
          <table:table-cell table:style-name="ce14" office:value-type="string" calcext:value-type="string">
            <text:p>t_cycle</text:p>
          </table:table-cell>
          <table:table-cell table:style-name="ce4" office:value-type="string" calcext:value-type="string">
            <text:p>pah</text:p>
          </table:table-cell>
          <table:table-cell table:style-name="ce4" office:value-type="string" calcext:value-type="string">
            <text:p>palo</text:p>
          </table:table-cell>
          <table:table-cell table:style-name="ce4" office:value-type="string" calcext:value-type="string">
            <text:p>pad</text:p>
          </table:table-cell>
          <table:table-cell table:style-name="ce4" office:value-type="string" calcext:value-type="string">
            <text:p>pahi</text:p>
          </table:table-cell>
          <table:table-cell table:style-name="ce4" office:value-type="string" calcext:value-type="string">
            <text:p>pih</text:p>
          </table:table-cell>
          <table:table-cell table:style-name="ce4" office:value-type="string" calcext:value-type="string">
            <text:p>pilo</text:p>
          </table:table-cell>
          <table:table-cell table:style-name="ce4" office:value-type="string" calcext:value-type="string">
            <text:p>pid</text:p>
          </table:table-cell>
          <table:table-cell table:style-name="ce4" office:value-type="string" calcext:value-type="string">
            <text:p>pihi</text:p>
          </table:table-cell>
          <table:table-cell table:style-name="ce4" office:value-type="string" calcext:value-type="string">
            <text:p>pit</text:p>
          </table:table-cell>
          <table:table-cell table:style-name="ce14" office:value-type="string" calcext:value-type="string">
            <text:p>boltz_ag</text:p>
          </table:table-cell>
          <table:table-cell table:style-name="ce14" office:value-type="string" calcext:value-type="string">
            <text:p>boltz_ii</text:p>
          </table:table-cell>
          <table:table-cell table:style-name="ce14" office:value-type="string" calcext:value-type="string">
            <text:p>na_e</text:p>
          </table:table-cell>
          <table:table-cell table:style-name="ce14" office:value-type="string" calcext:value-type="string">
            <text:p>na_e2</text:p>
          </table:table-cell>
          <table:table-cell table:style-name="ce14" office:value-type="string" calcext:value-type="string">
            <text:p>ca_e</text:p>
          </table:table-cell>
          <table:table-cell table:style-name="ce14" office:value-type="string" calcext:value-type="string">
            <text:p>tea_e</text:p>
          </table:table-cell>
          <table:table-cell table:style-name="ce14" office:value-type="string" calcext:value-type="string">
            <text:p>nmdg_e</text:p>
          </table:table-cell>
          <table:table-cell table:style-name="ce14" office:value-type="string" calcext:value-type="string">
            <text:p>choline_e</text:p>
          </table:table-cell>
          <table:table-cell table:style-name="ce14" office:value-type="string" calcext:value-type="string">
            <text:p>ph_e</text:p>
          </table:table-cell>
          <table:table-cell table:style-name="ce14" office:value-type="string" calcext:value-type="string">
            <text:p>mix_e</text:p>
          </table:table-cell>
          <table:table-cell table:style-name="ce4" office:value-type="string" calcext:value-type="string">
            <text:p>bath</text:p>
          </table:table-cell>
          <table:table-cell table:style-name="ce14" office:value-type="string" calcext:value-type="string">
            <text:p>na_i</text:p>
          </table:table-cell>
          <table:table-cell table:style-name="ce14" office:value-type="string" calcext:value-type="string">
            <text:p>ca_i</text:p>
          </table:table-cell>
          <table:table-cell table:style-name="ce14" office:value-type="string" calcext:value-type="string">
            <text:p>mg_i</text:p>
          </table:table-cell>
          <table:table-cell table:style-name="ce14" office:value-type="string" calcext:value-type="string">
            <text:p>atp_i</text:p>
          </table:table-cell>
          <table:table-cell table:style-name="ce14" office:value-type="string" calcext:value-type="string">
            <text:p>egta_i</text:p>
          </table:table-cell>
          <table:table-cell table:style-name="ce14" office:value-type="string" calcext:value-type="string">
            <text:p>bapta_i</text:p>
          </table:table-cell>
          <table:table-cell table:style-name="ce14" office:value-type="string" calcext:value-type="string">
            <text:p>ca_ib</text:p>
          </table:table-cell>
          <table:table-cell table:style-name="ce14" office:value-type="string" calcext:value-type="string">
            <text:p>tea_i</text:p>
          </table:table-cell>
          <table:table-cell table:style-name="ce14" office:value-type="string" calcext:value-type="string">
            <text:p>ph_i</text:p>
          </table:table-cell>
          <table:table-cell table:style-name="ce14" office:value-type="string" calcext:value-type="string">
            <text:p>mix_i</text:p>
          </table:table-cell>
          <table:table-cell table:style-name="ce2" office:value-type="string" calcext:value-type="string">
            <text:p>pipette</text:p>
          </table:table-cell>
          <table:table-cell table:style-name="ce2" office:value-type="string" calcext:value-type="string">
            <text:p>equipment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6314"/>
        </table:table-row>
        <table:table-row table:style-name="ro2">
          <table:table-cell office:value-type="string" calcext:value-type="string">
            <text:p>Abe 2014</text:p>
          </table:table-cell>
          <table:table-cell office:value-type="float" office:value="-50.5" calcext:value-type="float">
            <text:p>-50.5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office:value-type="float" office:value="5.8094750193" calcext:value-type="float">
            <text:p>5.8094750193</text:p>
          </table:table-cell>
          <table:table-cell office:value-type="float" office:value="-84.1" calcext:value-type="float">
            <text:p>-84.1</text:p>
          </table:table-cell>
          <table:table-cell office:value-type="float" office:value="1.3" calcext:value-type="float">
            <text:p>1.3</text:p>
          </table:table-cell>
          <table:table-cell office:value-type="float" office:value="15" calcext:value-type="float">
            <text:p>15</text:p>
          </table:table-cell>
          <table:table-cell office:value-type="float" office:value="5.0348783501" calcext:value-type="float">
            <text:p>5.0348783501</text:p>
          </table:table-cell>
          <table:table-cell table:style-name="ce12" office:value-type="float" office:value="4.9" calcext:value-type="float">
            <text:p>4.9</text:p>
          </table:table-cell>
          <table:table-cell table:style-name="ce12" office:value-type="float" office:value="-7.1" calcext:value-type="float">
            <text:p>-7.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M_000335</text:p>
          </table:table-cell>
          <table:table-cell office:value-type="string" calcext:value-type="string">
            <text:p>HEK</text:p>
          </table:table-cell>
          <table:table-cell office:value-type="string" calcext:value-type="string">
            <text:p>tsA-201</text:p>
          </table:table-cell>
          <table:table-cell office:value-type="string" calcext:value-type="string">
            <text:p>no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" calcext:value-type="float">
            <text:p>1.5</text:p>
          </table:table-cell>
          <table:table-cell table:number-columns-repeated="8" table:style-name="ce4" office:value-type="string" calcext:value-type="string">
            <text:p>None</text:p>
          </table:table-cell>
          <table:table-cell table:style-name="ce4" office:value-type="float" office:value="-30" calcext:value-type="float">
            <text:p>-3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-4000" calcext:value-type="float">
            <text:p>-4000</text:p>
          </table:table-cell>
          <table:table-cell table:style-name="ce14" office:value-type="float" office:value="10" calcext:value-type="float">
            <text:p>1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90" calcext:value-type="float">
            <text:p>-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30" calcext:value-type="float">
            <text:p>-30</text:p>
          </table:table-cell>
          <table:table-cell table:style-name="ce4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table:style-name="ce12" office:value-type="string" calcext:value-type="string">
            <text:p>145 NaCl, 4 KCl, 1.8 CaCl2, 1 MgCl2, 10 HE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10 EGTA, 10 HEPES</text:p>
          </table:table-cell>
          <table:table-cell office:value-type="string" calcext:value-type="string">
            <text:p>Axopatch 200B, Digidata 1322A, pClamp8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office:value-type="string" calcext:value-type="string">
            <text:p>Abriel 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6.2" calcext:value-type="float">
            <text:p>-66.2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table:number-columns-repeated="2" table:style-name="ce12" office:value-type="string" calcext:value-type="string">
            <text:p>None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office:value-type="string" calcext:value-type="string">
            <text:p>HEK</text:p>
          </table:table-cell>
          <table:table-cell office:value-type="string" calcext:value-type="string">
            <text:p>HEK293</text:p>
          </table:table-cell>
          <table:table-cell office:value-type="string" calcext:value-type="string">
            <text:p>yes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string" calcext:value-type="string">
            <text:p>None</text:p>
          </table:table-cell>
          <table:table-cell table:number-columns-repeated="15" table:style-name="ce13" office:value-type="string" calcext:value-type="string">
            <text:p>None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4" table:style-name="ce4" office:value-type="string" calcext:value-type="string">
            <text:p>None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-130" calcext:value-type="float">
            <text:p>-13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-30" calcext:value-type="float">
            <text:p>-30</text:p>
          </table:table-cell>
          <table:table-cell table:style-name="ce4" office:value-type="float" office:value="-10" calcext:value-type="float">
            <text:p>-10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table:style-name="ce12" office:value-type="string" calcext:value-type="string">
            <text:p>NaCl 130, CsCl 5, CaCl2 2, MgCl2 1.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Asp 50, CaCl2 1, MgCl2 1.2, HEPES 10, EGTA 11, Na2ATP 5</text:p>
          </table:table-cell>
          <table:table-cell office:value-type="string" calcext:value-type="string">
            <text:p>Axopatch 200B, pClamp 7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office:value-type="string" calcext:value-type="string">
            <text:p>Abriel 2001</text:p>
          </table:table-cell>
          <table:table-cell office:value-type="float" office:value="-21.5" calcext:value-type="float">
            <text:p>-21.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7348469228" calcext:value-type="float">
            <text:p>0.7348469228</text:p>
          </table:table-cell>
          <table:table-cell office:value-type="float" office:value="-65.2" calcext:value-type="float">
            <text:p>-65.2</text:p>
          </table:table-cell>
          <table:table-cell office:value-type="float" office:value="0.2" calcext:value-type="float">
            <text:p>0.2</text:p>
          </table:table-cell>
          <table:table-cell office:value-type="float" office:value="13" calcext:value-type="float">
            <text:p>13</text:p>
          </table:table-cell>
          <table:table-cell office:value-type="float" office:value="0.7211102551" calcext:value-type="float">
            <text:p>0.7211102551</text:p>
          </table:table-cell>
          <table:table-cell table:style-name="ce12" office:value-type="float" office:value="6.9" calcext:value-type="float">
            <text:p>6.9</text:p>
          </table:table-cell>
          <table:table-cell table:style-name="ce12" office:value-type="float" office:value="-6.1" calcext:value-type="float">
            <text:p>-6.1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office:value-type="string" calcext:value-type="string">
            <text:p>HEK</text:p>
          </table:table-cell>
          <table:table-cell office:value-type="string" calcext:value-type="string">
            <text:p>HEK293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string" calcext:value-type="string">
            <text:p>None</text:p>
          </table:table-cell>
          <table:table-cell table:number-columns-repeated="8" table:style-name="ce4" office:value-type="string" calcext:value-type="string">
            <text:p>Non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-5500" calcext:value-type="float">
            <text:p>-5500</text:p>
          </table:table-cell>
          <table:table-cell table:style-name="ce4" office:value-type="float" office:value="-3000" calcext:value-type="float">
            <text:p>-3000</text:p>
          </table:table-cell>
          <table:table-cell table:style-name="ce14" office:value-type="string" calcext:value-type="string">
            <text:p>None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-60" calcext:value-type="float">
            <text:p>-6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20" calcext:value-type="float">
            <text:p>-20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one</text:p>
          </table:table-cell>
          <table:table-cell table:style-name="ce12" office:value-type="string" calcext:value-type="string">
            <text:p>NaCl 130, CsCl 5, CaCl2 2, MgCl2 1.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28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CsAsp 80, EGTA 11, MgCl2 1, CaCl2 1, HEPES 10, Na2ATP 5</text:p>
          </table:table-cell>
          <table:table-cell office:value-type="string" calcext:value-type="string">
            <text:p>Axopatch 200B, pClamp 7</text:p>
          </table:table-cell>
          <table:table-cell office:value-type="string" calcext:value-type="string">
            <text:p>Using b1+b2 made no difference, construct in cited paper</text:p>
          </table:table-cell>
          <table:table-cell table:number-columns-repeated="16314"/>
        </table:table-row>
        <table:table-row table:style-name="ro2">
          <table:table-cell office:value-type="string" calcext:value-type="string">
            <text:p>Abriel 2001</text:p>
          </table:table-cell>
          <table:table-cell office:value-type="float" office:value="-23.3" calcext:value-type="float">
            <text:p>-23.3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2.0784609691" calcext:value-type="float">
            <text:p>2.0784609691</text:p>
          </table:table-cell>
          <table:table-cell office:value-type="float" office:value="-63.3" calcext:value-type="float">
            <text:p>-63.3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894427191" calcext:value-type="float">
            <text:p>0.89442719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None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office:value-type="string" calcext:value-type="string">
            <text:p>HEK</text:p>
          </table:table-cell>
          <table:table-cell office:value-type="string" calcext:value-type="string">
            <text:p>HEK293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10" table:style-name="ce12" office:value-type="string" calcext:value-type="string">
            <text:p>None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-5500" calcext:value-type="float">
            <text:p>-5500</text:p>
          </table:table-cell>
          <table:table-cell table:style-name="ce4" office:value-type="float" office:value="-3000" calcext:value-type="float">
            <text:p>-3000</text:p>
          </table:table-cell>
          <table:table-cell table:style-name="ce14" office:value-type="string" calcext:value-type="string">
            <text:p>None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-60" calcext:value-type="float">
            <text:p>-6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20" calcext:value-type="float">
            <text:p>-20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one</text:p>
          </table:table-cell>
          <table:table-cell table:style-name="ce12" office:value-type="string" calcext:value-type="string">
            <text:p>NaCl 130, CsCl 5, CaCl2 2, MgCl2 1.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28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CsAsp 80, EGTA 11, MgCl2 1, CaCl2 1, HEPES 10, Na2ATP 5</text:p>
          </table:table-cell>
          <table:table-cell office:value-type="string" calcext:value-type="string">
            <text:p>Axopatch 200B, pClamp 7</text:p>
          </table:table-cell>
          <table:table-cell office:value-type="string" calcext:value-type="string">
            <text:p>Using b1+b2 made no difference, construct in cited paper</text:p>
          </table:table-cell>
          <table:table-cell table:number-columns-repeated="16314"/>
        </table:table-row>
        <table:table-row table:style-name="ro2">
          <table:table-cell office:value-type="string" calcext:value-type="string">
            <text:p>Abriel 2001</text:p>
          </table:table-cell>
          <table:table-cell office:value-type="float" office:value="-24.6" calcext:value-type="float">
            <text:p>-24.6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1.5588457268" calcext:value-type="float">
            <text:p>1.5588457268</text:p>
          </table:table-cell>
          <table:table-cell office:value-type="float" office:value="-63.7" calcext:value-type="float">
            <text:p>-63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6708203932" calcext:value-type="float">
            <text:p>0.6708203932</text:p>
          </table:table-cell>
          <table:table-cell table:style-name="ce12" office:value-type="float" office:value="5.9" calcext:value-type="float">
            <text:p>5.9</text:p>
          </table:table-cell>
          <table:table-cell table:style-name="ce12" office:value-type="string" calcext:value-type="string">
            <text:p>None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office:value-type="string" calcext:value-type="string">
            <text:p>HEK</text:p>
          </table:table-cell>
          <table:table-cell office:value-type="string" calcext:value-type="string">
            <text:p>HEK293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10" table:style-name="ce12" office:value-type="string" calcext:value-type="string">
            <text:p>None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-5500" calcext:value-type="float">
            <text:p>-5500</text:p>
          </table:table-cell>
          <table:table-cell table:style-name="ce4" office:value-type="float" office:value="-3000" calcext:value-type="float">
            <text:p>-3000</text:p>
          </table:table-cell>
          <table:table-cell table:style-name="ce14" office:value-type="string" calcext:value-type="string">
            <text:p>None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-60" calcext:value-type="float">
            <text:p>-6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20" calcext:value-type="float">
            <text:p>-20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one</text:p>
          </table:table-cell>
          <table:table-cell table:style-name="ce12" office:value-type="string" calcext:value-type="string">
            <text:p>NaCl 130, CsCl 5, CaCl2 2, MgCl2 1.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28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CsAsp 80, EGTA 11, MgCl2 1, CaCl2 1, HEPES 10, Na2ATP 5</text:p>
          </table:table-cell>
          <table:table-cell office:value-type="string" calcext:value-type="string">
            <text:p>Axopatch 200B, pClamp 7</text:p>
          </table:table-cell>
          <table:table-cell office:value-type="string" calcext:value-type="string">
            <text:p>Using b1+b2 made no difference, construct in cited paper</text:p>
          </table:table-cell>
          <table:table-cell table:number-columns-repeated="16314"/>
        </table:table-row>
        <table:table-row table:style-name="ro2">
          <table:table-cell office:value-type="string" calcext:value-type="string">
            <text:p>Abriel 2001</text:p>
          </table:table-cell>
          <table:table-cell office:value-type="float" office:value="-25.5" calcext:value-type="float">
            <text:p>-25.5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1.5588457268" calcext:value-type="float">
            <text:p>1.5588457268</text:p>
          </table:table-cell>
          <table:table-cell office:value-type="float" office:value="-64.3" calcext:value-type="float">
            <text:p>-64.3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6708203932" calcext:value-type="float">
            <text:p>0.670820393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None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office:value-type="string" calcext:value-type="string">
            <text:p>HEK</text:p>
          </table:table-cell>
          <table:table-cell office:value-type="string" calcext:value-type="string">
            <text:p>HEK293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10" table:style-name="ce12" office:value-type="string" calcext:value-type="string">
            <text:p>Non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-5500" calcext:value-type="float">
            <text:p>-5500</text:p>
          </table:table-cell>
          <table:table-cell table:style-name="ce4" office:value-type="float" office:value="-3000" calcext:value-type="float">
            <text:p>-3000</text:p>
          </table:table-cell>
          <table:table-cell table:style-name="ce14" office:value-type="string" calcext:value-type="string">
            <text:p>None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-60" calcext:value-type="float">
            <text:p>-6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20" calcext:value-type="float">
            <text:p>-20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one</text:p>
          </table:table-cell>
          <table:table-cell table:style-name="ce12" office:value-type="string" calcext:value-type="string">
            <text:p>NaCl 130, CsCl 5, CaCl2 2, MgCl2 1.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28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CsAsp 80, EGTA 11, MgCl2 1, CaCl2 1, HEPES 10, Na2ATP 5</text:p>
          </table:table-cell>
          <table:table-cell office:value-type="string" calcext:value-type="string">
            <text:p>Axopatch 200B, pClamp 7</text:p>
          </table:table-cell>
          <table:table-cell office:value-type="string" calcext:value-type="string">
            <text:p>Using b1+b2 made no difference, construct in cited paper</text:p>
          </table:table-cell>
          <table:table-cell table:number-columns-repeated="16314"/>
        </table:table-row>
        <table:table-row table:style-name="ro2">
          <table:table-cell office:value-type="string" calcext:value-type="string">
            <text:p>Abriel 2001</text:p>
          </table:table-cell>
          <table:table-cell office:value-type="float" office:value="-26" calcext:value-type="float">
            <text:p>-26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1.9052558883" calcext:value-type="float">
            <text:p>1.9052558883</text:p>
          </table:table-cell>
          <table:table-cell office:value-type="float" office:value="-64.5" calcext:value-type="float">
            <text:p>-64.5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6708203932" calcext:value-type="float">
            <text:p>0.6708203932</text:p>
          </table:table-cell>
          <table:table-cell table:style-name="ce12" office:value-type="float" office:value="6.2" calcext:value-type="float">
            <text:p>6.2</text:p>
          </table:table-cell>
          <table:table-cell table:style-name="ce12" office:value-type="string" calcext:value-type="string">
            <text:p>None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office:value-type="string" calcext:value-type="string">
            <text:p>HEK</text:p>
          </table:table-cell>
          <table:table-cell office:value-type="string" calcext:value-type="string">
            <text:p>HEK293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10" table:style-name="ce12" office:value-type="string" calcext:value-type="string">
            <text:p>None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-5500" calcext:value-type="float">
            <text:p>-5500</text:p>
          </table:table-cell>
          <table:table-cell table:style-name="ce4" office:value-type="float" office:value="-3000" calcext:value-type="float">
            <text:p>-3000</text:p>
          </table:table-cell>
          <table:table-cell table:style-name="ce14" office:value-type="string" calcext:value-type="string">
            <text:p>None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-60" calcext:value-type="float">
            <text:p>-6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20" calcext:value-type="float">
            <text:p>-20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one</text:p>
          </table:table-cell>
          <table:table-cell table:style-name="ce12" office:value-type="string" calcext:value-type="string">
            <text:p>NaCl 130, CsCl 5, CaCl2 2, MgCl2 1.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28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CsAsp 80, EGTA 11, MgCl2 1, CaCl2 1, HEPES 10, Na2ATP 5</text:p>
          </table:table-cell>
          <table:table-cell office:value-type="string" calcext:value-type="string">
            <text:p>Axopatch 200B, pClamp 7</text:p>
          </table:table-cell>
          <table:table-cell office:value-type="string" calcext:value-type="string">
            <text:p>Using b1+b2 made no difference, construct in cited paper</text:p>
          </table:table-cell>
          <table:table-cell table:number-columns-repeated="16314"/>
        </table:table-row>
        <table:table-row table:style-name="ro2">
          <table:table-cell office:value-type="string" calcext:value-type="string">
            <text:p>Aiba 2014</text:p>
          </table:table-cell>
          <table:table-cell office:value-type="float" office:value="-43.3" calcext:value-type="float">
            <text:p>-43.3</text:p>
          </table:table-cell>
          <table:table-cell office:value-type="float" office:value="1.8" calcext:value-type="float">
            <text:p>1.8</text:p>
          </table:table-cell>
          <table:table-cell office:value-type="float" office:value="7" calcext:value-type="float">
            <text:p>7</text:p>
          </table:table-cell>
          <table:table-cell office:value-type="float" office:value="4.7623523599" calcext:value-type="float">
            <text:p>4.7623523599</text:p>
          </table:table-cell>
          <table:table-cell office:value-type="float" office:value="-80.1" calcext:value-type="float">
            <text:p>-80.1</text:p>
          </table:table-cell>
          <table:table-cell office:value-type="float" office:value="1.6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number-columns-repeated="3" table:style-name="ce12" office:value-type="string" calcext:value-type="string">
            <text:p>None</text:p>
          </table:table-cell>
          <table:table-cell/>
          <table:table-cell office:value-type="string" calcext:value-type="string">
            <text:p>HEK</text:p>
          </table:table-cell>
          <table:table-cell office:value-type="string" calcext:value-type="string">
            <text:p>HEK293</text:p>
          </table:table-cell>
          <table:table-cell office:value-type="string" calcext:value-type="string">
            <text:p>yes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None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-25" calcext:value-type="float">
            <text:p>-25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-5000" calcext:value-type="float">
            <text:p>-5000</text:p>
          </table:table-cell>
          <table:table-cell table:style-name="ce14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5" table:style-name="ce4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table:style-name="ce12" office:value-type="string" calcext:value-type="string">
            <text:p>50 NaCl, 2 KCl, 2 CaCl2, 1 MgCl2, 10 glucose, 10 HEPES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35 NaCl, 105 CsCl, 10 Cs-HEPES</text:p>
          </table:table-cell>
          <table:table-cell office:value-type="string" calcext:value-type="string">
            <text:p>Axopatch 200A, Digidata 1200, pClamp 10</text:p>
          </table:table-cell>
          <table:table-cell office:value-type="string" calcext:value-type="string">
            <text:p>Room temperature, LJP given but not for baseline solution</text:p>
          </table:table-cell>
          <table:table-cell table:number-columns-repeated="16314"/>
        </table:table-row>
        <table:table-row table:style-name="ro2">
          <table:table-cell office:value-type="string" calcext:value-type="string">
            <text:p>Akai 2000</text:p>
          </table:table-cell>
          <table:table-cell office:value-type="float" office:value="-44.1" calcext:value-type="float">
            <text:p>-44.1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-80.8" calcext:value-type="float">
            <text:p>-80.8</text:p>
          </table:table-cell>
          <table:table-cell office:value-type="float" office:value="2.1" calcext:value-type="float">
            <text:p>2.1</text:p>
          </table:table-cell>
          <table:table-cell office:value-type="float" office:value="9" calcext:value-type="float">
            <text:p>9</text:p>
          </table:table-cell>
          <table:table-cell office:value-type="float" office:value="6.3" calcext:value-type="float">
            <text:p>6.3</text:p>
          </table:table-cell>
          <table:table-cell table:style-name="ce12" office:value-type="float" office:value="7.6" calcext:value-type="float">
            <text:p>7.6</text:p>
          </table:table-cell>
          <table:table-cell table:style-name="ce12" office:value-type="float" office:value="-7.7" calcext:value-type="float">
            <text:p>-7.7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office:value-type="string" calcext:value-type="string">
            <text:p>HEK</text:p>
          </table:table-cell>
          <table:table-cell office:value-type="string" calcext:value-type="string">
            <text:p>HEK293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string" calcext:value-type="string">
            <text:p>None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number-columns-repeated="4" table:style-name="ce12" office:value-type="string" calcext:value-type="string">
            <text:p>None</text:p>
          </table:table-cell>
          <table:table-cell table:number-columns-repeated="6" table:style-name="ce4" office:value-type="string" calcext:value-type="string">
            <text:p>None</text:p>
          </table:table-cell>
          <table:table-cell table:style-name="ce4" office:value-type="float" office:value="-6000" calcext:value-type="float">
            <text:p>-6000</text:p>
          </table:table-cell>
          <table:table-cell table:style-name="ce14" office:value-type="string" calcext:value-type="string">
            <text:p>None</text:p>
          </table:table-cell>
          <table:table-cell table:style-name="ce4" office:value-type="float" office:value="-150" calcext:value-type="float">
            <text:p>-150</text:p>
          </table:table-cell>
          <table:table-cell table:style-name="ce4" office:value-type="float" office:value="-90" calcext:value-type="float">
            <text:p>-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-150" calcext:value-type="float">
            <text:p>-150</text:p>
          </table:table-cell>
          <table:table-cell table:style-name="ce4" office:value-type="float" office:value="-160" calcext:value-type="float">
            <text:p>-16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-20" calcext:value-type="float">
            <text:p>-20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one</text:p>
          </table:table-cell>
          <table:table-cell table:style-name="ce12" office:value-type="string" calcext:value-type="string">
            <text:p>36 NaCl, 109 NMDG, 4 KCl, 1.8 CaCl2, 1 MgCl2, 10 HE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one</text:p>
          </table:table-cell>
          <table:table-cell office:value-type="string" calcext:value-type="string">
            <text:p>10 NaF, 110 CsF, 20 CsCl, 10 EGTA, 10 HEPES</text:p>
          </table:table-cell>
          <table:table-cell office:value-type="string" calcext:value-type="string">
            <text:p>Axopatch 200B, pClamp 6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office:value-type="string" calcext:value-type="string">
            <text:p>Amin 2005</text:p>
          </table:table-cell>
          <table:table-cell office:value-type="float" office:value="-36.7" calcext:value-type="float">
            <text:p>-36.7</text:p>
          </table:table-cell>
          <table:table-cell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  <table:table-cell office:value-type="float" office:value="6.9570108524" calcext:value-type="float">
            <text:p>6.9570108524</text:p>
          </table:table-cell>
          <table:table-cell office:value-type="float" office:value="-83.3" calcext:value-type="float">
            <text:p>-83.3</text:p>
          </table:table-cell>
          <table:table-cell office:value-type="float" office:value="1.8" calcext:value-type="float">
            <text:p>1.8</text:p>
          </table:table-cell>
          <table:table-cell office:value-type="float" office:value="10" calcext:value-type="float">
            <text:p>10</text:p>
          </table:table-cell>
          <table:table-cell office:value-type="float" office:value="5.6920997883" calcext:value-type="float">
            <text:p>5.6920997883</text:p>
          </table:table-cell>
          <table:table-cell table:style-name="ce12" office:value-type="float" office:value="6.5" calcext:value-type="float">
            <text:p>6.5</text:p>
          </table:table-cell>
          <table:table-cell table:style-name="ce12" office:value-type="float" office:value="-5.2" calcext:value-type="float">
            <text:p>-5.2</text:p>
          </table:table-cell>
          <table:table-cell table:style-name="ce12" office:value-type="string" calcext:value-type="string">
            <text:p>None</text:p>
          </table:table-cell>
          <table:table-cell/>
          <table:table-cell office:value-type="string" calcext:value-type="string">
            <text:p>HEK</text:p>
          </table:table-cell>
          <table:table-cell office:value-type="string" calcext:value-type="string">
            <text:p>HEK293</text:p>
          </table:table-cell>
          <table:table-cell office:value-type="string" calcext:value-type="string">
            <text:p>yes</text:p>
          </table:table-cell>
          <table:table-cell office:value-type="float" office:value="20.9" calcext:value-type="float">
            <text:p>20.9</text:p>
          </table:table-cell>
          <table:table-cell table:style-name="ce12" office:value-type="float" office:value="21.1" calcext:value-type="float">
            <text:p>21.1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string" calcext:value-type="string">
            <text:p>None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float" office:value="7.7" calcext:value-type="float">
            <text:p>7.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Non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4" office:value-type="float" office:value="-25" calcext:value-type="float">
            <text:p>-25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-4000" calcext:value-type="float">
            <text:p>-4000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2" table:style-name="ce4" office:value-type="float" office:value="-120" calcext:value-type="float">
            <text:p>-12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table:style-name="ce12" office:value-type="string" calcext:value-type="string">
            <text:p>140 NaCl, 10 CsCl, 2 CaCl2, 1 MgCl2, 5 glucose, 10 mL HEPES</text:p>
          </table:table-cell>
          <table:table-cell table:style-name="ce17" office:value-type="float" office:value="14" calcext:value-type="float">
            <text:p>14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CsCl, 110 CsF, 10 NaF, 11 EGTA, 1 CaCl2, 1 MgCl2, 2 Na2ATP, 10 HEPES</text:p>
          </table:table-cell>
          <table:table-cell office:value-type="string" calcext:value-type="string">
            <text:p>Axopatch 200B</text:p>
          </table:table-cell>
          <table:table-cell office:value-type="string" calcext:value-type="string">
            <text:p>“Typically” &gt;85% Rs comp</text:p>
          </table:table-cell>
          <table:table-cell table:number-columns-repeated="16314"/>
        </table:table-row>
        <table:table-row table:style-name="ro2">
          <table:table-cell office:value-type="string" calcext:value-type="string">
            <text:p>An 19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0.2" calcext:value-type="float">
            <text:p>-70.2</text:p>
          </table:table-cell>
          <table:table-cell office:value-type="float" office:value="1.3" calcext:value-type="float">
            <text:p>1.3</text:p>
          </table:table-cell>
          <table:table-cell office:value-type="float" office:value="17" calcext:value-type="float">
            <text:p>17</text:p>
          </table:table-cell>
          <table:table-cell office:value-type="float" office:value="5.3600373133" calcext:value-type="float">
            <text:p>5.3600373133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float" office:value="-6.3" calcext:value-type="float">
            <text:p>-6.3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office:value-type="string" calcext:value-type="string">
            <text:p>HEK</text:p>
          </table:table-cell>
          <table:table-cell office:value-type="string" calcext:value-type="string">
            <text:p>HEK293</text:p>
          </table:table-cell>
          <table:table-cell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string" calcext:value-type="string">
            <text:p>None</text:p>
          </table:table-cell>
          <table:table-cell table:style-name="ce10" office:value-type="string" calcext:value-type="string">
            <text:p>None</text:p>
          </table:table-cell>
          <table:table-cell table:number-columns-repeated="12" table:style-name="ce13" office:value-type="string" calcext:value-type="string">
            <text:p>None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7" table:style-name="ce4" office:value-type="string" calcext:value-type="string">
            <text:p>None</text:p>
          </table:table-cell>
          <table:table-cell table:style-name="ce4" office:value-type="float" office:value="-90" calcext:value-type="float">
            <text:p>-90</text:p>
          </table:table-cell>
          <table:table-cell table:style-name="ce4" office:value-type="float" office:value="-130" calcext:value-type="float">
            <text:p>-1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HCl</text:p>
          </table:table-cell>
          <table:table-cell table:style-name="ce12" office:value-type="string" calcext:value-type="string">
            <text:p>CaCl2 2, MgCl2 1, NaCl 30, HEPES 10, glucose 5, NMDG 10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Asp 60, Na-ATP 5, EGTA 11, HEPES 10, CaCl2 1, MgCl2 1</text:p>
          </table:table-cell>
          <table:table-cell/>
          <table:table-cell office:value-type="string" calcext:value-type="string">
            <text:p>Measure more but don't give numbers</text:p>
          </table:table-cell>
          <table:table-cell table:number-columns-repeated="16314"/>
        </table:table-row>
        <table:table-row table:style-name="ro2">
          <table:table-cell office:value-type="string" calcext:value-type="string">
            <text:p>An 19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8.7" calcext:value-type="float">
            <text:p>-58.7</text:p>
          </table:table-cell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office:value-type="float" office:value="4.8" calcext:value-type="float">
            <text:p>4.8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float" office:value="-7.8" calcext:value-type="float">
            <text:p>-7.8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office:value-type="string" calcext:value-type="string">
            <text:p>HEK</text:p>
          </table:table-cell>
          <table:table-cell office:value-type="string" calcext:value-type="string">
            <text:p>HEK293</text:p>
          </table:table-cell>
          <table:table-cell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string" calcext:value-type="string">
            <text:p>None</text:p>
          </table:table-cell>
          <table:table-cell table:style-name="ce10" office:value-type="string" calcext:value-type="string">
            <text:p>None</text:p>
          </table:table-cell>
          <table:table-cell table:number-columns-repeated="12" table:style-name="ce13" office:value-type="string" calcext:value-type="string">
            <text:p>None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7" table:style-name="ce4" office:value-type="string" calcext:value-type="string">
            <text:p>None</text:p>
          </table:table-cell>
          <table:table-cell table:style-name="ce4" office:value-type="float" office:value="-90" calcext:value-type="float">
            <text:p>-90</text:p>
          </table:table-cell>
          <table:table-cell table:style-name="ce4" office:value-type="float" office:value="-130" calcext:value-type="float">
            <text:p>-1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HCl</text:p>
          </table:table-cell>
          <table:table-cell table:style-name="ce12" office:value-type="string" calcext:value-type="string">
            <text:p>CaCl2 2, MgCl2 1, NaCl 30, HEPES 10, glucose 5, NMDG 10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Asp 60, Na-ATP 5, EGTA 11, HEPES 10, CaCl2 1, MgCl2 1</text:p>
          </table:table-cell>
          <table:table-cell/>
          <table:table-cell office:value-type="string" calcext:value-type="string">
            <text:p>Measure more but don't give numbers</text:p>
          </table:table-cell>
          <table:table-cell table:number-columns-repeated="16314"/>
        </table:table-row>
        <table:table-row table:style-name="ro2">
          <table:table-cell office:value-type="string" calcext:value-type="string">
            <text:p>Bankston 2007a</text:p>
          </table:table-cell>
          <table:table-cell office:value-type="float" office:value="-24.9" calcext:value-type="float">
            <text:p>-24.9</text:p>
          </table:table-cell>
          <table:table-cell office:value-type="float" office:value="0.72" calcext:value-type="float">
            <text:p>0.72</text:p>
          </table:table-cell>
          <table:table-cell office:value-type="float" office:value="7" calcext:value-type="float">
            <text:p>7</text:p>
          </table:table-cell>
          <table:table-cell office:value-type="float" office:value="1.904940944" calcext:value-type="float">
            <text:p>1.904940944</text:p>
          </table:table-cell>
          <table:table-cell office:value-type="float" office:value="-61.3" calcext:value-type="float">
            <text:p>-61.3</text:p>
          </table:table-cell>
          <table:table-cell office:value-type="float" office:value="1.64" calcext:value-type="float">
            <text:p>1.64</text:p>
          </table:table-cell>
          <table:table-cell office:value-type="float" office:value="5" calcext:value-type="float">
            <text:p>5</text:p>
          </table:table-cell>
          <table:table-cell office:value-type="float" office:value="3.6671514831" calcext:value-type="float">
            <text:p>3.6671514831</text:p>
          </table:table-cell>
          <table:table-cell table:style-name="ce12" office:value-type="float" office:value="6.88" calcext:value-type="float">
            <text:p>6.88</text:p>
          </table:table-cell>
          <table:table-cell table:style-name="ce12" office:value-type="float" office:value="-6.4" calcext:value-type="float">
            <text:p>-6.4</text:p>
          </table:table-cell>
          <table:table-cell table:style-name="ce12" office:value-type="string" calcext:value-type="string">
            <text:p>None</text:p>
          </table:table-cell>
          <table:table-cell/>
          <table:table-cell office:value-type="string" calcext:value-type="string">
            <text:p>HEK</text:p>
          </table:table-cell>
          <table:table-cell office:value-type="string" calcext:value-type="string">
            <text:p>HEK293</text:p>
          </table:table-cell>
          <table:table-cell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5" table:style-name="ce10" office:value-type="string" calcext:value-type="string">
            <text:p>Non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1" table:style-name="ce10" office:value-type="string" calcext:value-type="string">
            <text:p>None</text:p>
          </table:table-cell>
          <table:table-cell/>
          <table:table-cell table:number-columns-repeated="10" table:style-name="ce10" office:value-type="string" calcext:value-type="string">
            <text:p>None</text:p>
          </table:table-cell>
          <table:table-cell/>
          <table:table-cell table:style-name="ce10" office:value-type="string" calcext:value-type="string">
            <text:p>None</text:p>
          </table:table-cell>
          <table:table-cell office:value-type="string" calcext:value-type="string">
            <text:p>Unable to find supplement</text:p>
          </table:table-cell>
          <table:table-cell table:number-columns-repeated="16314"/>
        </table:table-row>
        <table:table-row table:style-name="ro2">
          <table:table-cell office:value-type="string" calcext:value-type="string">
            <text:p>Bankston 2007b</text:p>
          </table:table-cell>
          <table:table-cell office:value-type="float" office:value="-24.8" calcext:value-type="float">
            <text:p>-24.8</text:p>
          </table:table-cell>
          <table:table-cell office:value-type="float" office:value="1.3" calcext:value-type="float">
            <text:p>1.3</text:p>
          </table:table-cell>
          <table:table-cell office:value-type="float" office:value="13" calcext:value-type="float">
            <text:p>13</text:p>
          </table:table-cell>
          <table:table-cell office:value-type="float" office:value="4.6872166581" calcext:value-type="float">
            <text:p>4.6872166581</text:p>
          </table:table-cell>
          <table:table-cell office:value-type="float" office:value="-71.2" calcext:value-type="float">
            <text:p>-71.2</text:p>
          </table:table-cell>
          <table:table-cell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table:style-name="ce12" office:value-type="float" office:value="6.2" calcext:value-type="float">
            <text:p>6.2</text:p>
          </table:table-cell>
          <table:table-cell table:style-name="ce12" office:value-type="float" office:value="-6.4" calcext:value-type="float">
            <text:p>-6.4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office:value-type="string" calcext:value-type="string">
            <text:p>HEK</text:p>
          </table:table-cell>
          <table:table-cell office:value-type="string" calcext:value-type="string">
            <text:p>HEK293</text:p>
          </table:table-cell>
          <table:table-cell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0" office:value-type="string" calcext:value-type="string">
            <text:p>transient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12" table:style-name="ce13" office:value-type="string" calcext:value-type="string">
            <text:p>None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14" office:value-type="float" office:value="15" calcext:value-type="float">
            <text:p>15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-110" calcext:value-type="float">
            <text:p>-11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30" calcext:value-type="float">
            <text:p>-30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30 NaCl, 100 NMDG, 2 CaCl2, 5 CsCl, 1.2 MgCl2, 10 HEPES, 5 glucose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4.27" calcext:value-type="float">
            <text:p>4.2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.000095" calcext:value-type="float">
            <text:p>0.00009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50 Asp, 60 CsCl, 5 Na2ATP, 11 EGTA, 10 HEPES, 4.27 CaCl2, 1 MgCl2</text:p>
          </table:table-cell>
          <table:table-cell office:value-type="string" calcext:value-type="string">
            <text:p>Axopatch 200B, pClamp 8</text:p>
          </table:table-cell>
          <table:table-cell office:value-type="string" calcext:value-type="string">
            <text:p>Construct cited in paper</text:p>
          </table:table-cell>
          <table:table-cell table:number-columns-repeated="16314"/>
        </table:table-row>
        <table:table-row table:style-name="ro2">
          <table:table-cell office:value-type="string" calcext:value-type="string">
            <text:p>Baroudi 2000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06" calcext:value-type="float">
            <text:p>-101.06</text:p>
          </table:table-cell>
          <table:table-cell office:value-type="float" office:value="1.2" calcext:value-type="float">
            <text:p>1.2</text:p>
          </table:table-cell>
          <table:table-cell office:value-type="float" office:value="22" calcext:value-type="float">
            <text:p>22</text:p>
          </table:table-cell>
          <table:table-cell office:value-type="float" office:value="5.6284989118" calcext:value-type="float">
            <text:p>5.6284989118</text:p>
          </table:table-cell>
          <table:table-cell table:number-columns-repeated="2" table:style-name="ce12" office:value-type="string" calcext:value-type="string">
            <text:p>None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office:value-type="string" calcext:value-type="string">
            <text:p>HEK</text:p>
          </table:table-cell>
          <table:table-cell office:value-type="string" calcext:value-type="string">
            <text:p>tsA201</text:p>
          </table:table-cell>
          <table:table-cell office:value-type="string" calcext:value-type="string">
            <text:p>n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string" calcext:value-type="string">
            <text:p>transient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float" office:value="-7" calcext:value-type="float">
            <text:p>-7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float" office:value="0.8" calcext:value-type="float">
            <text:p>0.8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3" table:style-name="ce21"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4" office:value-type="float" office:value="-11000" calcext:value-type="float">
            <text:p>-11000</text:p>
          </table:table-cell>
          <table:table-cell table:style-name="ce14" office:value-type="string" calcext:value-type="string">
            <text:p>None</text:p>
          </table:table-cell>
          <table:table-cell table:number-columns-repeated="5" table:style-name="ce4" office:value-type="string" calcext:value-type="string">
            <text:p>None</text:p>
          </table:table-cell>
          <table:table-cell table:style-name="ce4" office:value-type="float" office:value="-110" calcext:value-type="float">
            <text:p>-11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60" calcext:value-type="float">
            <text:p>-60</text:p>
          </table:table-cell>
          <table:table-cell table:style-name="ce4" office:value-type="float" office:value="-30" calcext:value-type="float">
            <text:p>-30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None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one</text:p>
          </table:table-cell>
          <table:table-cell office:value-type="string" calcext:value-type="string">
            <text:p>150 NaCl, 2 KCl, 1.5 CaCl2, 1 MgCl2, 10 glucose, 10 Na-HEPES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one</text:p>
          </table:table-cell>
          <table:table-cell office:value-type="string" calcext:value-type="string">
            <text:p>35 NaCl, 105 CsF, 10 EGTA, 10 Cs-HEPES</text:p>
          </table:table-cell>
          <table:table-cell office:value-type="string" calcext:value-type="string">
            <text:p>Axopatch 200B, pClamp 5.5</text:p>
          </table:table-cell>
          <table:table-cell office:value-type="string" calcext:value-type="string">
            <text:p>Measure more but don't give numbers</text:p>
          </table:table-cell>
          <table:table-cell table:number-columns-repeated="16314"/>
        </table:table-row>
        <table:table-row table:style-name="ro2">
          <table:table-cell office:value-type="string" calcext:value-type="string">
            <text:p>Baroudi 2000b</text:p>
          </table:table-cell>
          <table:table-cell office:value-type="float" office:value="-47.24" calcext:value-type="float">
            <text:p>-47.24</text:p>
          </table:table-cell>
          <table:table-cell office:value-type="float" office:value="1.7" calcext:value-type="float">
            <text:p>1.7</text:p>
          </table:table-cell>
          <table:table-cell office:value-type="float" office:value="23" calcext:value-type="float">
            <text:p>23</text:p>
          </table:table-cell>
          <table:table-cell office:value-type="float" office:value="8.1529135896" calcext:value-type="float">
            <text:p>8.1529135896</text:p>
          </table:table-cell>
          <table:table-cell office:value-type="float" office:value="-93.22" calcext:value-type="float">
            <text:p>-93.22</text:p>
          </table:table-cell>
          <table:table-cell office:value-type="float" office:value="1.13" calcext:value-type="float">
            <text:p>1.13</text:p>
          </table:table-cell>
          <table:table-cell office:value-type="float" office:value="21" calcext:value-type="float">
            <text:p>21</text:p>
          </table:table-cell>
          <table:table-cell office:value-type="float" office:value="5.1783105353" calcext:value-type="float">
            <text:p>5.1783105353</text:p>
          </table:table-cell>
          <table:table-cell table:style-name="ce12" office:value-type="float" office:value="6.56" calcext:value-type="float">
            <text:p>6.56</text:p>
          </table:table-cell>
          <table:table-cell table:style-name="ce12" office:value-type="string" calcext:value-type="string">
            <text:p>None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office:value-type="string" calcext:value-type="string">
            <text:p>HEK</text:p>
          </table:table-cell>
          <table:table-cell office:value-type="string" calcext:value-type="string">
            <text:p>tsA201</text:p>
          </table:table-cell>
          <table:table-cell office:value-type="string" calcext:value-type="string">
            <text:p>ye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string" calcext:value-type="string">
            <text:p>transient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float" office:value="-7" calcext:value-type="float">
            <text:p>-7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float" office:value="0.8" calcext:value-type="float">
            <text:p>0.8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3" table:style-name="ce21" office:value-type="string" calcext:value-type="string">
            <text:p>None</text:p>
          </table:table-cell>
          <table:table-cell table:style-name="ce4" office:value-type="float" office:value="-30" calcext:value-type="float">
            <text:p>-3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-6000" calcext:value-type="float">
            <text:p>-6000</text:p>
          </table:table-cell>
          <table:table-cell table:style-name="ce14" office:value-type="string" calcext:value-type="string">
            <text:p>None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-80" calcext:value-type="float">
            <text:p>-8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None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one</text:p>
          </table:table-cell>
          <table:table-cell office:value-type="string" calcext:value-type="string">
            <text:p>150 NaCl, 2 KCl, 1.5 CaCl2, 1 MgCl2, 10 glucose, 10 Na-HEPES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one</text:p>
          </table:table-cell>
          <table:table-cell office:value-type="string" calcext:value-type="string">
            <text:p>35 NaCl, 105 CsF, 10 EGTA, 10 Cs-HEPES</text:p>
          </table:table-cell>
          <table:table-cell office:value-type="string" calcext:value-type="string">
            <text:p>Axopatch 200B, pClamp 5.5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Baroudi 2001</text:p>
          </table:table-cell>
          <table:table-cell table:style-name="ce12" office:value-type="float" office:value="-47.23" calcext:value-type="float">
            <text:p>-47.23</text:p>
          </table:table-cell>
          <table:table-cell table:style-name="ce12" office:value-type="float" office:value="1.8" calcext:value-type="float">
            <text:p>1.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.0249223595" calcext:value-type="float">
            <text:p>4.0249223595</text:p>
          </table:table-cell>
          <table:table-cell table:style-name="ce12" office:value-type="float" office:value="-92.47" calcext:value-type="float">
            <text:p>-92.47</text:p>
          </table:table-cell>
          <table:table-cell table:style-name="ce12" office:value-type="float" office:value="1.13" calcext:value-type="float">
            <text:p>1.1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.26" calcext:value-type="float">
            <text:p>2.26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13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6000" calcext:value-type="float">
            <text:p>-600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-150" calcext:value-type="float">
            <text:p>-15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20" calcext:value-type="float">
            <text:p>-2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7" office:value-type="float" office:value="150" calcext:value-type="float">
            <text:p>15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NaCl 150, KCl 2, CaCl2 1.5, MgCl2 1, glucose 10, Na-HEPES 10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NaCl 35, CsF 105, EGTA 10, Cs-HEPES 10</text:p>
          </table:table-cell>
          <table:table-cell table:number-columns-repeated="16316"/>
        </table:table-row>
        <table:table-row table:style-name="ro2">
          <table:table-cell table:style-name="ce4" office:value-type="string" calcext:value-type="string">
            <text:p>Bebarova 2008</text:p>
          </table:table-cell>
          <table:table-cell table:style-name="ce12" office:value-type="float" office:value="-31.8" calcext:value-type="float">
            <text:p>-31.8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-66.6" calcext:value-type="float">
            <text:p>-66.6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.098386677" calcext:value-type="float">
            <text:p>3.09838667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-5.6" calcext:value-type="float">
            <text:p>-5.6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NM_198056</text:p>
          </table:table-cell>
          <table:table-cell table:number-columns-repeated="2" table:style-name="ce12" office:value-type="string" calcext:value-type="string">
            <text:p>CHO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16" calcext:value-type="float">
            <text:p>-16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5000" calcext:value-type="float">
            <text:p>-1500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45 NaCl, 4 CsCl, 1 MgCl2, 1.8 CaCl2, 10 HEPES, 11.1 glucose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Cl, 120 CsCl, 20 TEACl, 5 MgATP, 5 EGTA, 5 HEPES</text:p>
          </table:table-cell>
          <table:table-cell office:value-type="string" calcext:value-type="string">
            <text:p>Axopatch-1D; pCLAMP8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Beckermann 2014</text:p>
          </table:table-cell>
          <table:table-cell table:style-name="ce12" office:value-type="float" office:value="-37.3" calcext:value-type="float">
            <text:p>-37.3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.2449944321" calcext:value-type="float">
            <text:p>2.2449944321</text:p>
          </table:table-cell>
          <table:table-cell table:style-name="ce12" office:value-type="float" office:value="-86" calcext:value-type="float">
            <text:p>-86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.3266499161" calcext:value-type="float">
            <text:p>1.3266499161</text:p>
          </table:table-cell>
          <table:table-cell table:style-name="ce4" office:value-type="float" office:value="8.4" calcext:value-type="float">
            <text:p>8.4</text:p>
          </table:table-cell>
          <table:table-cell table:style-name="ce4" office:value-type="float" office:value="-6.4" calcext:value-type="float">
            <text:p>-6.4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.7" calcext:value-type="float">
            <text:p>1.7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number-columns-repeated="6" table:style-name="ce2" office:value-type="string" calcext:value-type="string">
            <text:p>None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5 NaCl, 4 KCl, 1.8 CaCl2, 1 MgCl2, 10 HE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5 EGTA, 10 HEPES</text:p>
          </table:table-cell>
          <table:table-cell office:value-type="string" calcext:value-type="string">
            <text:p>Axopatch 200, pClamp 10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Beyder 2010</text:p>
          </table:table-cell>
          <table:table-cell table:style-name="ce12" office:value-type="float" office:value="-33" calcext:value-type="float">
            <text:p>-3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2.045407685" calcext:value-type="float">
            <text:p>22.04540768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hH1C3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13" table:style-name="ce2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49.2" calcext:value-type="float">
            <text:p>149.2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.5" calcext:value-type="float">
            <text:p>2.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office:value-type="string" calcext:value-type="string">
            <text:p>149.2 Na, 159 Cl, 4.7 K, 2.5 Ca, 5 Hepes, 5.5 mM glucose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office:value-type="string" calcext:value-type="string">
            <text:p>135 K, 130 CH3 SO3-, 5 Na, 5 Mg2, 5 Hepes, 2 EGTA, 0.6 amphotericin B</text:p>
          </table:table-cell>
          <table:table-cell office:value-type="string" calcext:value-type="string">
            <text:p>Axopatch 200A amplifier, Digidata 1322A, and Clampex 9</text:p>
          </table:table-cell>
          <table:table-cell office:value-type="string" calcext:value-type="string">
            <text:p>Don't mention b1 explicitly. Perforated patch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Beyder 2014</text:p>
          </table:table-cell>
          <table:table-cell table:style-name="ce12" office:value-type="float" office:value="-58.2" calcext:value-type="float">
            <text:p>-58.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-95.5" calcext:value-type="float">
            <text:p>-95.5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.9" calcext:value-type="float">
            <text:p>3.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-5.4" calcext:value-type="float">
            <text:p>-5.4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isoform b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4" calcext:value-type="float">
            <text:p>24</text:p>
          </table:table-cell>
          <table:table-cell table:style-name="ce14" office:value-type="string" calcext:value-type="string">
            <text:p>yes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9" table:style-name="ce2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10" calcext:value-type="float">
            <text:p>-11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float" office:value="15" calcext:value-type="float">
            <text:p>1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.5" calcext:value-type="float">
            <text:p>2.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59 Cl, 139 Cs, 15 Na, 4.7 K, 2.5 Ca2, 10 HEPES, 5.5 glucose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5 CH3SO3, 35 Cl, 145 Cs, 5 Na, 5 Mg2, 5 HEPES, 2 EGTA</text:p>
          </table:table-cell>
          <table:table-cell office:value-type="string" calcext:value-type="string">
            <text:p>Axopatch 200B, CyberAmp320, Digidata 1322A, pClamp9.2</text:p>
          </table:table-cell>
          <table:table-cell office:value-type="string" calcext:value-type="string">
            <text:p>Don't mention b1 explicitly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Calloe 2011</text:p>
          </table:table-cell>
          <table:table-cell table:style-name="ce12" office:value-type="float" office:value="-34.4" calcext:value-type="float">
            <text:p>-34.4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.5656854249" calcext:value-type="float">
            <text:p>0.5656854249</text:p>
          </table:table-cell>
          <table:table-cell table:style-name="ce12" office:value-type="float" office:value="-71.2" calcext:value-type="float">
            <text:p>-71.2</text:p>
          </table:table-cell>
          <table:table-cell table:style-name="ce12" office:value-type="float" office:value="0.3" calcext:value-type="float">
            <text:p>0.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0.9" calcext:value-type="float">
            <text:p>0.9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hH1c</text:p>
          </table:table-cell>
          <table:table-cell table:style-name="ce12" office:value-type="string" calcext:value-type="string">
            <text:p>CHO</text:p>
          </table:table-cell>
          <table:table-cell table:style-name="ce12" office:value-type="string" calcext:value-type="string">
            <text:p>CHO-K1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5000" calcext:value-type="float">
            <text:p>-500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70" calcext:value-type="float">
            <text:p>-7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2" table:style-name="ce4" office:value-type="float" office:value="-120" calcext:value-type="float">
            <text:p>-1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-25" calcext:value-type="float">
            <text:p>-25</text:p>
          </table:table-cell>
          <table:table-cell table:style-name="ce4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2.8" calcext:value-type="float">
            <text:p>132.8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30 NaCl, 5 KCl, 1.8 CaCl2, 1.0 MgCl2, 2.8 NaOAc, 10 HE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KCl, 105 CsF, 10 NaCl, 10 HEPES, 10 EGTA, 5 TEACl</text:p>
          </table:table-cell>
          <table:table-cell office:value-type="string" calcext:value-type="string">
            <text:p>MultiClamp 700B, MultiClamp Commander, Digidata 1440, pClamp 10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Calloe 2011</text:p>
          </table:table-cell>
          <table:table-cell table:style-name="ce12" office:value-type="float" office:value="-31.4" calcext:value-type="float">
            <text:p>-31.4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2649110641" calcext:value-type="float">
            <text:p>1.2649110641</text:p>
          </table:table-cell>
          <table:table-cell table:style-name="ce12" office:value-type="float" office:value="-77.7" calcext:value-type="float">
            <text:p>-77.7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.8" calcext:value-type="float">
            <text:p>1.8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hH1c</text:p>
          </table:table-cell>
          <table:table-cell table:style-name="ce12" office:value-type="string" calcext:value-type="string">
            <text:p>CHO</text:p>
          </table:table-cell>
          <table:table-cell table:style-name="ce12" office:value-type="string" calcext:value-type="string">
            <text:p>CHO-K1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5000" calcext:value-type="float">
            <text:p>-500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70" calcext:value-type="float">
            <text:p>-7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2" table:style-name="ce4" office:value-type="float" office:value="-120" calcext:value-type="float">
            <text:p>-1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-25" calcext:value-type="float">
            <text:p>-25</text:p>
          </table:table-cell>
          <table:table-cell table:style-name="ce4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2.8" calcext:value-type="float">
            <text:p>132.8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30 NaCl, 5 KCl, 1.8 CaCl2, 1.0 MgCl2, 2.8 NaOAc, 10 HE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KCl, 105 CsF, 10 NaCl, 10 HEPES, 10 EGTA, 5 TEACl</text:p>
          </table:table-cell>
          <table:table-cell office:value-type="string" calcext:value-type="string">
            <text:p>MultiClamp 700B, MultiClamp Commander, Digidata 1440, pClamp 10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Calloe 2013</text:p>
          </table:table-cell>
          <table:table-cell table:style-name="ce12" office:value-type="float" office:value="-32.7" calcext:value-type="float">
            <text:p>-32.7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.5291502622" calcext:value-type="float">
            <text:p>0.5291502622</text:p>
          </table:table-cell>
          <table:table-cell table:style-name="ce12" office:value-type="float" office:value="-69.5" calcext:value-type="float">
            <text:p>-69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.5291502622" calcext:value-type="float">
            <text:p>0.5291502622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NM_000335</text:p>
          </table:table-cell>
          <table:table-cell table:number-columns-repeated="2" table:style-name="ce12" office:value-type="string" calcext:value-type="string">
            <text:p>CHO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15" calcext:value-type="float">
            <text:p>-15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3000" calcext:value-type="float">
            <text:p>-1300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70" calcext:value-type="float">
            <text:p>-7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2" table:style-name="ce4" office:value-type="float" office:value="-120" calcext:value-type="float">
            <text:p>-1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-25" calcext:value-type="float">
            <text:p>-25</text:p>
          </table:table-cell>
          <table:table-cell table:style-name="ce4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2.8" calcext:value-type="float">
            <text:p>132.8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30 NaCl, 5 KCl, 1.8 CaCl2, 1.0 MgCl2, 2.8 NaOAc, 10 HE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KCl, 105 CsF, 10 NaCl, 10 HEPES, 10 EGTA, 5 TEACl</text:p>
          </table:table-cell>
          <table:table-cell office:value-type="string" calcext:value-type="string">
            <text:p>MultiClamp 700B, MultiClamp Commander, Digidata 1440, pClamp 10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Casini 2007</text:p>
          </table:table-cell>
          <table:table-cell table:style-name="ce12" office:value-type="float" office:value="-38.6" calcext:value-type="float">
            <text:p>-38.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.8729833462" calcext:value-type="float">
            <text:p>3.8729833462</text:p>
          </table:table-cell>
          <table:table-cell table:style-name="ce12" office:value-type="float" office:value="-88" calcext:value-type="float">
            <text:p>-88</text:p>
          </table:table-cell>
          <table:table-cell table:style-name="ce12" office:value-type="float" office:value="2.1" calcext:value-type="float">
            <text:p>2.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7.5716576785" calcext:value-type="float">
            <text:p>7.5716576785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-6" calcext:value-type="float">
            <text:p>-6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pSP64T-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table:style-name="ce4" office:value-type="float" office:value="-5800" calcext:value-type="float">
            <text:p>-5800</text:p>
          </table:table-cell>
          <table:table-cell office:value-type="string" calcext:value-type="string">
            <text:p>None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4" office:value-type="float" office:value="-120" calcext:value-type="float">
            <text:p>-1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60" calcext:value-type="float">
            <text:p>-16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-35" calcext:value-type="float">
            <text:p>-35</text:p>
          </table:table-cell>
          <table:table-cell table:style-name="ce4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7.1" calcext:value-type="float">
            <text:p>147.1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.7, CaCl2 1.8, MgCl2 2, NaHCO3 4.3, Na2HPO4 1.4, glucose 11, HEPES 16.8</text:p>
          </table:table-cell>
          <table:table-cell table:style-name="ce17" office:value-type="float" office:value="14" calcext:value-type="float">
            <text:p>14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10, CsCl 1, EGTA 11, NaF 10, CaCl2 1, MgCl2 1, Na2ATP 2, HEPES 10</text:p>
          </table:table-cell>
          <table:table-cell office:value-type="string" calcext:value-type="string">
            <text:p>Axopatch 200B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Chang 2004</text:p>
          </table:table-cell>
          <table:table-cell table:style-name="ce12" office:value-type="float" office:value="-58.4" calcext:value-type="float">
            <text:p>-58.4</text:p>
          </table:table-cell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-107" calcext:value-type="float">
            <text:p>-107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.7" calcext:value-type="float">
            <text:p>2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-5.2" calcext:value-type="float">
            <text:p>-5.2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float" office:value="-7" calcext:value-type="float">
            <text:p>-7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4" office:value-type="float" office:value="-40" calcext:value-type="float">
            <text:p>-4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0000" calcext:value-type="float">
            <text:p>-1000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-90" calcext:value-type="float">
            <text:p>-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50" calcext:value-type="float">
            <text:p>15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50 NaCl, 2 KCl, 1.5 CaCl2, 1 MgCl2, 10 glucose, 10 Na-HEPES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35 NaCl, 105 CsF, 10 EGTA, 10 Cs-HEPES</text:p>
          </table:table-cell>
          <table:table-cell office:value-type="string" calcext:value-type="string">
            <text:p>Axopatch 200B, Digidata 1300, pClamp 8&amp;9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Chen 2016</text:p>
          </table:table-cell>
          <table:table-cell table:style-name="ce12" office:value-type="float" office:value="-45.7" calcext:value-type="float">
            <text:p>-45.7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.6191601707" calcext:value-type="float">
            <text:p>2.6191601707</text:p>
          </table:table-cell>
          <table:table-cell table:style-name="ce12" office:value-type="float" office:value="-80.7" calcext:value-type="float">
            <text:p>-80.7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.5033320997" calcext:value-type="float">
            <text:p>4.5033320997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float" office:value="-6.5" calcext:value-type="float">
            <text:p>-6.5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 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4" office:value-type="float" office:value="-30" calcext:value-type="float">
            <text:p>-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3000" calcext:value-type="float">
            <text:p>-300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90" calcext:value-type="float">
            <text:p>-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70" calcext:value-type="float">
            <text:p>-17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-30" calcext:value-type="float">
            <text:p>-3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8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 table:number-columns-repeated="16317"/>
        </table:table-row>
        <table:table-row table:style-name="ro2">
          <table:table-cell table:style-name="ce4" office:value-type="string" calcext:value-type="string">
            <text:p>Cheng 2010</text:p>
          </table:table-cell>
          <table:table-cell table:style-name="ce12" office:value-type="float" office:value="-32.2" calcext:value-type="float">
            <text:p>-32.2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3.2" calcext:value-type="float">
            <text:p>3.2</text:p>
          </table:table-cell>
          <table:table-cell table:style-name="ce12" office:value-type="float" office:value="-79.7" calcext:value-type="float">
            <text:p>-79.7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.7107950631" calcext:value-type="float">
            <text:p>3.7107950631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-5" calcext:value-type="float">
            <text:p>-5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isoform b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-90" calcext:value-type="float">
            <text:p>-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-140" calcext:value-type="float">
            <text:p>-140</text:p>
          </table:table-cell>
          <table:table-cell table:number-columns-repeated="14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/>
          <table:table-cell office:value-type="string" calcext:value-type="string">
            <text:p>pClampex 10.2</text:p>
          </table:table-cell>
          <table:table-cell office:value-type="string" calcext:value-type="string">
            <text:p>Don't mention b1 explicitly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Cheng 2010</text:p>
          </table:table-cell>
          <table:table-cell table:style-name="ce12" office:value-type="float" office:value="-31.1" calcext:value-type="float">
            <text:p>-31.1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.4292856399" calcext:value-type="float">
            <text:p>3.4292856399</text:p>
          </table:table-cell>
          <table:table-cell table:style-name="ce12" office:value-type="float" office:value="-70.6" calcext:value-type="float">
            <text:p>-70.6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1112698372" calcext:value-type="float">
            <text:p>3.1112698372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-4.6" calcext:value-type="float">
            <text:p>-4.6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isoform 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-90" calcext:value-type="float">
            <text:p>-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-140" calcext:value-type="float">
            <text:p>-140</text:p>
          </table:table-cell>
          <table:table-cell table:number-columns-repeated="14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/>
          <table:table-cell office:value-type="string" calcext:value-type="string">
            <text:p>pClampex 10.2</text:p>
          </table:table-cell>
          <table:table-cell office:value-type="string" calcext:value-type="string">
            <text:p>Don't mention b1 explicitly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Cheng 2010</text:p>
          </table:table-cell>
          <table:table-cell table:style-name="ce12" office:value-type="float" office:value="-34.9" calcext:value-type="float">
            <text:p>-34.9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.6" calcext:value-type="float">
            <text:p>3.6</text:p>
          </table:table-cell>
          <table:table-cell table:style-name="ce12" office:value-type="float" office:value="-72" calcext:value-type="float">
            <text:p>-72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.6532998323" calcext:value-type="float">
            <text:p>2.6532998323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-4.6" calcext:value-type="float">
            <text:p>-4.6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isoform b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-90" calcext:value-type="float">
            <text:p>-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-140" calcext:value-type="float">
            <text:p>-140</text:p>
          </table:table-cell>
          <table:table-cell table:number-columns-repeated="14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/>
          <table:table-cell office:value-type="string" calcext:value-type="string">
            <text:p>pClampex 10.2</text:p>
          </table:table-cell>
          <table:table-cell office:value-type="string" calcext:value-type="string">
            <text:p>Don't mention b1 explicitly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Cheng 2010</text:p>
          </table:table-cell>
          <table:table-cell table:style-name="ce12" office:value-type="float" office:value="-34.9" calcext:value-type="float">
            <text:p>-34.9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.0124611797" calcext:value-type="float">
            <text:p>2.0124611797</text:p>
          </table:table-cell>
          <table:table-cell table:style-name="ce12" office:value-type="float" office:value="-72.9" calcext:value-type="float">
            <text:p>-72.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.6457513111" calcext:value-type="float">
            <text:p>2.6457513111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-5.3" calcext:value-type="float">
            <text:p>-5.3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isoform 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-90" calcext:value-type="float">
            <text:p>-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-140" calcext:value-type="float">
            <text:p>-140</text:p>
          </table:table-cell>
          <table:table-cell table:number-columns-repeated="14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/>
          <table:table-cell office:value-type="string" calcext:value-type="string">
            <text:p>pClampex 10.2</text:p>
          </table:table-cell>
          <table:table-cell office:value-type="string" calcext:value-type="string">
            <text:p>Don't mention b1 explicitly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Cheng 2011</text:p>
          </table:table-cell>
          <table:table-cell table:style-name="ce12" office:value-type="float" office:value="-37.6" calcext:value-type="float">
            <text:p>-37.6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3941125497" calcext:value-type="float">
            <text:p>3.3941125497</text:p>
          </table:table-cell>
          <table:table-cell table:style-name="ce12" office:value-type="float" office:value="-76.1" calcext:value-type="float">
            <text:p>-76.1</text:p>
          </table:table-cell>
          <table:table-cell table:style-name="ce12" office:value-type="float" office:value="1.7" calcext:value-type="float">
            <text:p>1.7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.4977772288" calcext:value-type="float">
            <text:p>4.4977772288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-5" calcext:value-type="float">
            <text:p>-5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Isoform b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-140" calcext:value-type="float">
            <text:p>-14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2, 2 EGTA, 5 NaCl, 5 HEPES</text:p>
          </table:table-cell>
          <table:table-cell office:value-type="string" calcext:value-type="string">
            <text:p>pClampex 10.2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Cheng 2011</text:p>
          </table:table-cell>
          <table:table-cell table:style-name="ce12" office:value-type="float" office:value="-39.6" calcext:value-type="float">
            <text:p>-39.6</text:p>
          </table:table-cell>
          <table:table-cell table:style-name="ce12" office:value-type="float" office:value="2.5" calcext:value-type="float">
            <text:p>2.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.5901699437" calcext:value-type="float">
            <text:p>5.5901699437</text:p>
          </table:table-cell>
          <table:table-cell table:style-name="ce12" office:value-type="float" office:value="-74.6" calcext:value-type="float">
            <text:p>-74.6</text:p>
          </table:table-cell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.2332020977" calcext:value-type="float">
            <text:p>4.2332020977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-5" calcext:value-type="float">
            <text:p>-5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Isoform 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-140" calcext:value-type="float">
            <text:p>-14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2, 2 EGTA, 5 NaCl, 5 HEPES</text:p>
          </table:table-cell>
          <table:table-cell office:value-type="string" calcext:value-type="string">
            <text:p>pClampex 10.2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Clatot 2012</text:p>
          </table:table-cell>
          <table:table-cell table:style-name="ce12" office:value-type="float" office:value="-44.2" calcext:value-type="float">
            <text:p>-44.2</text:p>
          </table:table-cell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6.596969001" calcext:value-type="float">
            <text:p>6.596969001</text:p>
          </table:table-cell>
          <table:table-cell table:style-name="ce12" office:value-type="float" office:value="-81.7" calcext:value-type="float">
            <text:p>-81.7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8973665961" calcext:value-type="float">
            <text:p>1.8973665961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-8.8" calcext:value-type="float">
            <text:p>-8.8</text:p>
          </table:table-cell>
          <table:table-cell table:style-name="ce12" office:value-type="string" calcext:value-type="string">
            <text:p>bstar</text:p>
          </table:table-cell>
          <table:table-cell office:value-type="string" calcext:value-type="string">
            <text:p>hH1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36" calcext:value-type="float">
            <text:p>3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4" office:value-type="float" office:value="-30" calcext:value-type="float">
            <text:p>-30</text:p>
          </table:table-cell>
          <table:table-cell table:number-columns-repeated="2" office:value-type="string" calcext:value-type="string">
            <text:p>None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30" calcext:value-type="float">
            <text:p>-1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80" calcext:value-type="float">
            <text:p>8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80 NaCl, 50 CsCl, 2 CaCl 2, 2.5 MgCl2, 10 HEPES, 10 glucose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4.2" calcext:value-type="float">
            <text:p>4.2</text:p>
          </table:table-cell>
          <table:table-cell table:style-name="ce17" office:value-type="string" calcext:value-type="string">
            <text:p>CsOH</text:p>
          </table:table-cell>
          <table:table-cell table:style-name="ce2" office:value-type="string" calcext:value-type="string">
            <text:p>5 NaCl, 140 CsCl, 2 MgCl2, 4 MgATP, 5 EGTA, 10 HEPES</text:p>
          </table:table-cell>
          <table:table-cell office:value-type="string" calcext:value-type="string">
            <text:p>Axopatch 200B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Cordeiro 2006</text:p>
          </table:table-cell>
          <table:table-cell table:style-name="ce12" office:value-type="float" office:value="-49.3" calcext:value-type="float">
            <text:p>-49.3</text:p>
          </table:table-cell>
          <table:table-cell table:style-name="ce12" office:value-type="float" office:value="0.27" calcext:value-type="float">
            <text:p>0.27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0457055035" calcext:value-type="float">
            <text:p>1.0457055035</text:p>
          </table:table-cell>
          <table:table-cell table:style-name="ce12" office:value-type="float" office:value="-93" calcext:value-type="float">
            <text:p>-93</text:p>
          </table:table-cell>
          <table:table-cell table:style-name="ce12" office:value-type="float" office:value="0.17" calcext:value-type="float">
            <text:p>0.1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.5375872022" calcext:value-type="float">
            <text:p>0.5375872022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12" office:value-type="string" calcext:value-type="string">
            <text:p>bstar</text:p>
          </table:table-cell>
          <table:table-cell office:value-type="string" calcext:value-type="string">
            <text:p>hH1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35" calcext:value-type="float">
            <text:p>-35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5000" calcext:value-type="float">
            <text:p>-500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-140" calcext:value-type="float">
            <text:p>-14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-50" calcext:value-type="float">
            <text:p>-50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2.8" calcext:value-type="float">
            <text:p>132.8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30, KCl 5, CaCl2 1.8, MgCl2 1.0, NaOAc 2.8, HEPES 10, glucose 1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KCl 10, CsF 105, NaCl 10, HEPES 10, EGTA 10, TEAC 5</text:p>
          </table:table-cell>
          <table:table-cell office:value-type="string" calcext:value-type="string">
            <text:p>MultiClamp 700A, Digidata 1322, pClamp 9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Crotti 2012a</text:p>
          </table:table-cell>
          <table:table-cell table:style-name="ce12" office:value-type="float" office:value="-50.81" calcext:value-type="float">
            <text:p>-50.81</text:p>
          </table:table-cell>
          <table:table-cell table:style-name="ce12" office:value-type="float" office:value="1.8" calcext:value-type="float">
            <text:p>1.8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10.3402127638" calcext:value-type="float">
            <text:p>10.3402127638</text:p>
          </table:table-cell>
          <table:table-cell table:style-name="ce12" office:value-type="float" office:value="-92.53" calcext:value-type="float">
            <text:p>-92.53</text:p>
          </table:table-cell>
          <table:table-cell table:style-name="ce12" office:value-type="float" office:value="1.02" calcext:value-type="float">
            <text:p>1.02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4.2055677381" calcext:value-type="float">
            <text:p>4.2055677381</text:p>
          </table:table-cell>
          <table:table-cell table:style-name="ce4" office:value-type="float" office:value="6.88" calcext:value-type="float">
            <text:p>6.88</text:p>
          </table:table-cell>
          <table:table-cell table:style-name="ce4" office:value-type="float" office:value="-5.24" calcext:value-type="float">
            <text:p>-5.24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35" calcext:value-type="float">
            <text:p>-35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8000" calcext:value-type="float">
            <text:p>-800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-60" calcext:value-type="float">
            <text:p>-60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float" office:value="142.8" calcext:value-type="float">
            <text:p>142.8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5 KCl, 1.8 CaCl2, 1 MgCl2, 2.8 NaOAc, 10 HEPES, 10 glucose, 5 TEA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5 NaCl, 5 KCl, 130 CsF, 1 MgCl2, 5 EGTA, 10 HEPES</text:p>
          </table:table-cell>
          <table:table-cell office:value-type="string" calcext:value-type="string">
            <text:p>pClamp 9.2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Deschenes 2000</text:p>
          </table:table-cell>
          <table:table-cell table:style-name="ce12" office:value-type="float" office:value="-53.6" calcext:value-type="float">
            <text:p>-53.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.472135955" calcext:value-type="float">
            <text:p>4.472135955</text:p>
          </table:table-cell>
          <table:table-cell table:style-name="ce12" office:value-type="float" office:value="-97.4" calcext:value-type="float">
            <text:p>-97.4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.6944387171" calcext:value-type="float">
            <text:p>2.6944387171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-5.7" calcext:value-type="float">
            <text:p>-5.7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float" office:value="-7" calcext:value-type="float">
            <text:p>-7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000" calcext:value-type="float">
            <text:p>-4000</text:p>
          </table:table-cell>
          <table:table-cell table:number-columns-repeated="10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50" calcext:value-type="float">
            <text:p>15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150 NaCl, 2 KCl, 1.5 CaCl2, 1 MgCl2, 10 glucose, 10 Na-Hepes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35 NaCl, 105 CsF, 10 EGTA, 10 Cs-Hepes</text:p>
          </table:table-cell>
          <table:table-cell office:value-type="string" calcext:value-type="string">
            <text:p>Axopatch 200, pClamp 5.5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Detta 2014</text:p>
          </table:table-cell>
          <table:table-cell table:style-name="ce12" office:value-type="float" office:value="-40.3" calcext:value-type="float">
            <text:p>-40.3</text:p>
          </table:table-cell>
          <table:table-cell table:style-name="ce12" office:value-type="float" office:value="0.46" calcext:value-type="float">
            <text:p>0.4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.5256474036" calcext:value-type="float">
            <text:p>1.5256474036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4" office:value-type="float" office:value="9.1" calcext:value-type="float">
            <text:p>9.1</text:p>
          </table:table-cell>
          <table:table-cell table:style-name="ce4" office:value-type="string" calcext:value-type="string">
            <text:p>None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M77235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  <table:table-cell table:number-columns-repeated="14" table:style-name="ce2"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000" calcext:value-type="float">
            <text:p>-100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60" calcext:value-type="float">
            <text:p>-16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30" calcext:value-type="float">
            <text:p>-30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8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 table:number-columns-repeated="16317"/>
        </table:table-row>
        <table:table-row table:style-name="ro2">
          <table:table-cell table:style-name="ce4" office:value-type="string" calcext:value-type="string">
            <text:p>Ge 2008</text:p>
          </table:table-cell>
          <table:table-cell table:style-name="ce12" office:value-type="float" office:value="-35.5" calcext:value-type="float">
            <text:p>-35.5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.0477717856" calcext:value-type="float">
            <text:p>5.0477717856</text:p>
          </table:table-cell>
          <table:table-cell table:style-name="ce12" office:value-type="float" office:value="-78.7" calcext:value-type="float">
            <text:p>-78.7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6.6287253677" calcext:value-type="float">
            <text:p>6.6287253677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-5.3" calcext:value-type="float">
            <text:p>-5.3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Full length sequence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3000" calcext:value-type="float">
            <text:p>-300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90" calcext:value-type="float">
            <text:p>-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30" calcext:value-type="float">
            <text:p>-1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20" calcext:value-type="float">
            <text:p>-2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CsF 120, CsCl 20, EGTA 5, Hepes 5</text:p>
          </table:table-cell>
          <table:table-cell table:number-columns-repeated="16316"/>
        </table:table-row>
        <table:table-row table:style-name="ro2">
          <table:table-cell table:style-name="ce4" office:value-type="string" calcext:value-type="string">
            <text:p>Glaaser 2012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-69.1" calcext:value-type="float">
            <text:p>-69.1</text:p>
          </table:table-cell>
          <table:table-cell table:style-name="ce12" office:value-type="float" office:value="3.3" calcext:value-type="float">
            <text:p>3.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9.9" calcext:value-type="float">
            <text:p>9.9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-6.5" calcext:value-type="float">
            <text:p>-6.5</text:p>
          </table:table-cell>
          <table:table-cell table:style-name="ce12" office:value-type="string" calcext:value-type="string">
            <text:p>None</text:p>
          </table:table-cell>
          <table:table-cell office:value-type="string" calcext:value-type="string">
            <text:p>full-length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15" table:style-name="ce2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1"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30 NaCl, 2 CaCl2, 5 CsCl, 1.2 MgCl2, 10 HEPES, 5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50 Asp, 60 CsCl, 5 Na2-ATP, 11 EGTA, 10 HEPES, 1 CaCl2, 1 MgCl2</text:p>
          </table:table-cell>
          <table:table-cell office:value-type="string" calcext:value-type="string">
            <text:p>Axopatch 200B, PClamp8 or 10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Guetter 2013</text:p>
          </table:table-cell>
          <table:table-cell table:style-name="ce12" office:value-type="float" office:value="-35.1" calcext:value-type="float">
            <text:p>-35.1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3.7523326079" calcext:value-type="float">
            <text:p>3.7523326079</text:p>
          </table:table-cell>
          <table:table-cell table:style-name="ce12" office:value-type="float" office:value="-84.3" calcext:value-type="float">
            <text:p>-84.3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4.9477267507" calcext:value-type="float">
            <text:p>4.9477267507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float" office:value="-5.9" calcext:value-type="float">
            <text:p>-5.9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.6" calcext:value-type="float">
            <text:p>2.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6000" calcext:value-type="float">
            <text:p>6000</text:p>
          </table:table-cell>
          <table:table-cell table:style-name="ce4" office:value-type="float" office:value="-25" calcext:value-type="float">
            <text:p>-25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5000" calcext:value-type="float">
            <text:p>-500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-30" calcext:value-type="float">
            <text:p>-30</text:p>
          </table:table-cell>
          <table:table-cell table:style-name="ce4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40 NaCl, 1.8 CaCl2 , 1 MgCl2 , 10 glucose, 10 HEPES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Cl, 130 CsCl, 10 EGTA, 10 HEPES</text:p>
          </table:table-cell>
          <table:table-cell office:value-type="string" calcext:value-type="string">
            <text:p>Axopatch 200B</text:p>
          </table:table-cell>
          <table:table-cell office:value-type="string" calcext:value-type="string">
            <text:p>Don't mention b1 explicitly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Gui 2010a</text:p>
          </table:table-cell>
          <table:table-cell table:style-name="ce12" office:value-type="float" office:value="-34.7" calcext:value-type="float">
            <text:p>-34.7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3.3570820663" calcext:value-type="float">
            <text:p>3.3570820663</text:p>
          </table:table-cell>
          <table:table-cell table:style-name="ce12" office:value-type="float" office:value="-81.4" calcext:value-type="float">
            <text:p>-81.4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3.4292856399" calcext:value-type="float">
            <text:p>3.4292856399</text:p>
          </table:table-cell>
          <table:table-cell table:style-name="ce4" office:value-type="float" office:value="6.9" calcext:value-type="float">
            <text:p>6.9</text:p>
          </table:table-cell>
          <table:table-cell table:style-name="ce4" office:value-type="float" office:value="-6.4" calcext:value-type="float">
            <text:p>-6.4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4" office:value-type="float" office:value="-120" calcext:value-type="float">
            <text:p>-1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1.0, HEPES 10, glucose 1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130, NaCl 10, HEPES 10, EGTA 10</text:p>
          </table:table-cell>
          <table:table-cell office:value-type="string" calcext:value-type="string">
            <text:p>Axopatch 200B, Digidata 1440A, pClamp 10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Gui 2010b</text:p>
          </table:table-cell>
          <table:table-cell table:style-name="ce12" office:value-type="float" office:value="-33.8" calcext:value-type="float">
            <text:p>-33.8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.3216373532" calcext:value-type="float">
            <text:p>2.3216373532</text:p>
          </table:table-cell>
          <table:table-cell table:style-name="ce12" office:value-type="float" office:value="-80.3" calcext:value-type="float">
            <text:p>-80.3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.1176914536" calcext:value-type="float">
            <text:p>3.117691453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-6.2" calcext:value-type="float">
            <text:p>-6.2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M77235.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7" table:style-name="ce2" office:value-type="string" calcext:value-type="string">
            <text:p>None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5" table:style-name="ce2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4" office:value-type="float" office:value="-120" calcext:value-type="float">
            <text:p>-1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 2 1.8, MgCl2 1, HEPES 10, glucose 1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130, NaCl 10, HEPES 10, EGTA 10</text:p>
          </table:table-cell>
          <table:table-cell office:value-type="string" calcext:value-type="string">
            <text:p>Axopatch 200B, Digidata 1440A, pClamp 10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Hayashi 2015</text:p>
          </table:table-cell>
          <table:table-cell table:style-name="ce12" office:value-type="float" office:value="-43.8" calcext:value-type="float">
            <text:p>-43.8</text:p>
          </table:table-cell>
          <table:table-cell table:style-name="ce12" office:value-type="float" office:value="1.7" calcext:value-type="float">
            <text:p>1.7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6.8" calcext:value-type="float">
            <text:p>6.8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.4" calcext:value-type="float">
            <text:p>2.4</text:p>
          </table:table-cell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-5.4" calcext:value-type="float">
            <text:p>-5.4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CHO</text:p>
          </table:table-cell>
          <table:table-cell table:style-name="ce12" office:value-type="string" calcext:value-type="string">
            <text:p>CHO-K1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" calcext:value-type="float">
            <text:p>1.5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5000" calcext:value-type="float">
            <text:p>-500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90" calcext:value-type="float">
            <text:p>-9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2" table:style-name="ce4" office:value-type="float" office:value="-120" calcext:value-type="float">
            <text:p>-1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-30" calcext:value-type="float">
            <text:p>-30</text:p>
          </table:table-cell>
          <table:table-cell table:style-name="ce4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30 NaCl, 2 CaCl2, 5 CsCl, 1.2 MgCl2, 10 HEPES, 5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10 EGTA, 10 HEPES</text:p>
          </table:table-cell>
          <table:table-cell office:value-type="string" calcext:value-type="string">
            <text:p>Axopatch 200B, Digidata 1321, pClamp8.2 and 9</text:p>
          </table:table-cell>
          <table:table-cell office:value-type="string" calcext:value-type="string">
            <text:p>Fit Erev when fitting boltzmann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Holst 2009</text:p>
          </table:table-cell>
          <table:table-cell table:style-name="ce12" office:value-type="float" office:value="-30.4" calcext:value-type="float">
            <text:p>-30.4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.2449944321" calcext:value-type="float">
            <text:p>2.2449944321</text:p>
          </table:table-cell>
          <table:table-cell table:style-name="ce12" office:value-type="float" office:value="-82" calcext:value-type="float">
            <text:p>-82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.6872166581" calcext:value-type="float">
            <text:p>4.6872166581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-6.2" calcext:value-type="float">
            <text:p>-6.2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15" table:style-name="ce2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0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 table:number-columns-repeated="16317"/>
        </table:table-row>
        <table:table-row table:style-name="ro2">
          <table:table-cell table:style-name="ce4" office:value-type="string" calcext:value-type="string">
            <text:p>Hoshi 2014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-79.48" calcext:value-type="float">
            <text:p>-79.48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.5455844123" calcext:value-type="float">
            <text:p>2.5455844123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NM 198056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-30" calcext:value-type="float">
            <text:p>-30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NaCl 140, KCl 5, MgCl2 1, CaCl2 2, glucose 10, HEPES 10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NaCl 35, CsF 105, EGTA 10, Cs-HEPES 10</text:p>
          </table:table-cell>
          <table:table-cell office:value-type="string" calcext:value-type="string">
            <text:p>Axopatch 200A, pClamp 10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Hsueh 2009</text:p>
          </table:table-cell>
          <table:table-cell table:style-name="ce12" office:value-type="float" office:value="-42.56" calcext:value-type="float">
            <text:p>-42.56</text:p>
          </table:table-cell>
          <table:table-cell table:style-name="ce12" office:value-type="float" office:value="0.81" calcext:value-type="float">
            <text:p>0.8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.5614449047" calcext:value-type="float">
            <text:p>2.5614449047</text:p>
          </table:table-cell>
          <table:table-cell table:style-name="ce12" office:value-type="float" office:value="-84.3" calcext:value-type="float">
            <text:p>-84.3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.7947331922" calcext:value-type="float">
            <text:p>3.7947331922</text:p>
          </table:table-cell>
          <table:table-cell table:style-name="ce4" office:value-type="float" office:value="5.61" calcext:value-type="float">
            <text:p>5.61</text:p>
          </table:table-cell>
          <table:table-cell table:style-name="ce4" office:value-type="float" office:value="7.89" calcext:value-type="float">
            <text:p>7.89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NM_198056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T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.5" calcext:value-type="float">
            <text:p>2.5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30" calcext:value-type="float">
            <text:p>-3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5, KCl 4, CaCl 1.8, MgCl 1, pH 7.35 w HEPES-NaOH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NaF 10, CsF 110, CsCl 20, EGTA 10, HEPES 10</text:p>
          </table:table-cell>
          <table:table-cell office:value-type="string" calcext:value-type="string">
            <text:p>Dagan 8900, Digidata 1200, pClamp 6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Hu 2007</text:p>
          </table:table-cell>
          <table:table-cell table:style-name="ce12" office:value-type="float" office:value="-50.81" calcext:value-type="float">
            <text:p>-50.81</text:p>
          </table:table-cell>
          <table:table-cell table:style-name="ce12" office:value-type="float" office:value="0.18" calcext:value-type="float">
            <text:p>0.18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1.0340212764" calcext:value-type="float">
            <text:p>1.0340212764</text:p>
          </table:table-cell>
          <table:table-cell table:style-name="ce12" office:value-type="float" office:value="-92.53" calcext:value-type="float">
            <text:p>-92.53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0.4123105626" calcext:value-type="float">
            <text:p>0.4123105626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-5.24" calcext:value-type="float">
            <text:p>-5.24</text:p>
          </table:table-cell>
          <table:table-cell table:style-name="ce12" office:value-type="string" calcext:value-type="string">
            <text:p>bstar</text:p>
          </table:table-cell>
          <table:table-cell office:value-type="string" calcext:value-type="string">
            <text:p>hH1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2.8" calcext:value-type="float">
            <text:p>2.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35" calcext:value-type="float">
            <text:p>-35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6000" calcext:value-type="float">
            <text:p>-6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90" calcext:value-type="float">
            <text:p>-9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-60" calcext:value-type="float">
            <text:p>-6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2.8" calcext:value-type="float">
            <text:p>142.8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5 KCl, 1.8 CaCl2, 1 MgCl2, 2.8 NaOAc, 10 HEPES, 10 glucose, TEACl 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5 NaCl, 5 KCl, 130 CsF, 1 MgCl2, 5 EGTA, 10 HEPES</text:p>
          </table:table-cell>
          <table:table-cell office:value-type="string" calcext:value-type="string">
            <text:p>Axopatch 200B, CV-201A headstage, pClamp 9.2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Hu 2014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-92.5" calcext:value-type="float">
            <text:p>-92.5</text:p>
          </table:table-cell>
          <table:table-cell table:style-name="ce12" office:value-type="float" office:value="0.82" calcext:value-type="float">
            <text:p>0.82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3.8461409231" calcext:value-type="float">
            <text:p>3.8461409231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-5.98" calcext:value-type="float">
            <text:p>-5.98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hH1c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10" calcext:value-type="float">
            <text:p>10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12" office:value-type="float" office:value="-35" calcext:value-type="float">
            <text:p>-35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9000" calcext:value-type="float">
            <text:p>-900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float" office:value="142.8" calcext:value-type="float">
            <text:p>142.8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5 KCl, 1.8 CaCl2, 1 MgCl2, 2.8 NaOAc, 10 HEPES, 10 Glucose, 5 TEA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5 NaCl, 5 KCl, 130 CsF, 1 MgCl2, 5 EGTA, 10 HEPES</text:p>
          </table:table-cell>
          <table:table-cell office:value-type="string" calcext:value-type="string">
            <text:p>Axopatch 200B, CV-201A headstage, pClamp 10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Hu 2015</text:p>
          </table:table-cell>
          <table:table-cell table:style-name="ce12" office:value-type="float" office:value="-41" calcext:value-type="float">
            <text:p>-41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.9" calcext:value-type="float">
            <text:p>3.9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6.9742383097" calcext:value-type="float">
            <text:p>6.974238309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 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000" calcext:value-type="float">
            <text:p>-4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2, 5 EGTA, 5 HEPES</text:p>
          </table:table-cell>
          <table:table-cell office:value-type="string" calcext:value-type="string">
            <text:p>Axopatch 200B, pClamp 10.2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Hu 2015</text:p>
          </table:table-cell>
          <table:table-cell table:style-name="ce12" office:value-type="float" office:value="-41" calcext:value-type="float">
            <text:p>-41</text:p>
          </table:table-cell>
          <table:table-cell table:style-name="ce12" office:value-type="float" office:value="2.4" calcext:value-type="float">
            <text:p>2.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8.6533230611" calcext:value-type="float">
            <text:p>8.6533230611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9.3541434669" calcext:value-type="float">
            <text:p>9.354143466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AC1377587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 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000" calcext:value-type="float">
            <text:p>-4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2, 5 EGTA, 5 HEPES</text:p>
          </table:table-cell>
          <table:table-cell office:value-type="string" calcext:value-type="string">
            <text:p>Axopatch 200B, pClamp 10.2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Huang 2006</text:p>
          </table:table-cell>
          <table:table-cell table:style-name="ce12" office:value-type="float" office:value="-59.9" calcext:value-type="float">
            <text:p>-59.9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.5455844123" calcext:value-type="float">
            <text:p>2.5455844123</text:p>
          </table:table-cell>
          <table:table-cell table:style-name="ce12" office:value-type="float" office:value="-107.8" calcext:value-type="float">
            <text:p>-107.8</text:p>
          </table:table-cell>
          <table:table-cell table:style-name="ce12" office:value-type="float" office:value="1.8" calcext:value-type="float">
            <text:p>1.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.0911688245" calcext:value-type="float">
            <text:p>5.0911688245</text:p>
          </table:table-cell>
          <table:table-cell table:style-name="ce4" office:value-type="float" office:value="6.9" calcext:value-type="float">
            <text:p>6.9</text:p>
          </table:table-cell>
          <table:table-cell table:style-name="ce4" office:value-type="float" office:value="-5.4" calcext:value-type="float">
            <text:p>-5.4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  <table:table-cell table:number-columns-repeated="15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8000" calcext:value-type="float">
            <text:p>-8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-140" calcext:value-type="float">
            <text:p>-140</text:p>
          </table:table-cell>
          <table:table-cell table:number-columns-repeated="14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Don't mention b1 explicitly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Huang 2009</text:p>
          </table:table-cell>
          <table:table-cell table:style-name="ce12" office:value-type="float" office:value="-50.34" calcext:value-type="float">
            <text:p>-50.34</text:p>
          </table:table-cell>
          <table:table-cell table:style-name="ce12" office:value-type="float" office:value="2.06" calcext:value-type="float">
            <text:p>2.0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6.18" calcext:value-type="float">
            <text:p>6.18</text:p>
          </table:table-cell>
          <table:table-cell table:style-name="ce12" office:value-type="float" office:value="-100.47" calcext:value-type="float">
            <text:p>-100.47</text:p>
          </table:table-cell>
          <table:table-cell table:style-name="ce12" office:value-type="float" office:value="1.34" calcext:value-type="float">
            <text:p>1.3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.02" calcext:value-type="float">
            <text:p>4.02</text:p>
          </table:table-cell>
          <table:table-cell table:style-name="ce4" office:value-type="float" office:value="6.38" calcext:value-type="float">
            <text:p>6.38</text:p>
          </table:table-cell>
          <table:table-cell table:style-name="ce4" office:value-type="float" office:value="-4.91" calcext:value-type="float">
            <text:p>-4.91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float" office:value="-7" calcext:value-type="float">
            <text:p>-7</text:p>
          </table:table-cell>
          <table:table-cell table:number-columns-repeated="10" table:style-name="ce2" office:value-type="string" calcext:value-type="string">
            <text:p>None</text:p>
          </table:table-cell>
          <table:table-cell table:style-name="ce12" office:value-type="float" office:value="-40" calcext:value-type="float">
            <text:p>-4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0000" calcext:value-type="float">
            <text:p>-10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-30" calcext:value-type="float">
            <text:p>-3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52.4" calcext:value-type="float">
            <text:p>152.4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50 NaCl, 2 KCl, 1.5 CaCl2, 1 MgCl2, 10 glucose, 10 Na-HEPES, final Na+: 152.4 mM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35 NaCl, 105 CsF, 10 EGTA, 10 Cs-HEPES</text:p>
          </table:table-cell>
          <table:table-cell/>
          <table:table-cell office:value-type="string" calcext:value-type="string">
            <text:p>Ref Deschenes 2000 for hH1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Itoh 2005a</text:p>
          </table:table-cell>
          <table:table-cell table:style-name="ce12" office:value-type="float" office:value="-39.9" calcext:value-type="float">
            <text:p>-39.9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7.5" calcext:value-type="float">
            <text:p>7.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4" office:value-type="float" office:value="5.66" calcext:value-type="float">
            <text:p>5.66</text:p>
          </table:table-cell>
          <table:table-cell table:style-name="ce4" office:value-type="string" calcext:value-type="string">
            <text:p>None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85" calcext:value-type="float">
            <text:p>85</text:p>
          </table:table-cell>
          <table:table-cell table:number-columns-repeated="5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7000" calcext:value-type="float">
            <text:p>-7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2 CaCl2 , 1 MgCl2 , 10 HEPES, 5 glucose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0 CsF, 20 CsCl2 , 20 NaCl, 10 HEPES, 5 EGTA</text:p>
          </table:table-cell>
          <table:table-cell office:value-type="string" calcext:value-type="string">
            <text:p>HEKA EPC-9, Pulse</text:p>
          </table:table-cell>
          <table:table-cell office:value-type="string" calcext:value-type="string">
            <text:p>Don't give n for inactivation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Itoh 2005b</text:p>
          </table:table-cell>
          <table:table-cell table:style-name="ce12" office:value-type="float" office:value="-40.6" calcext:value-type="float">
            <text:p>-40.6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6.4156059729" calcext:value-type="float">
            <text:p>6.4156059729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4" office:value-type="float" office:value="5.63" calcext:value-type="float">
            <text:p>5.63</text:p>
          </table:table-cell>
          <table:table-cell table:style-name="ce4" office:value-type="string" calcext:value-type="string">
            <text:p>None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000" calcext:value-type="float">
            <text:p>-4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2 CaCl2 , 1 MgCl2 , 10 HEPES, 5 glucose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0 CsF, 20 CsCl2 , 20 NaCl, 10 HEPES, 5 EGTA</text:p>
          </table:table-cell>
          <table:table-cell office:value-type="string" calcext:value-type="string">
            <text:p>HEKA EPC-9, Pulse</text:p>
          </table:table-cell>
          <table:table-cell office:value-type="string" calcext:value-type="string">
            <text:p>Don't give n for inactivation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Itoh 2007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-90.9" calcext:value-type="float">
            <text:p>-90.9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.3" calcext:value-type="float">
            <text:p>3.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one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85" calcext:value-type="float">
            <text:p>85</text:p>
          </table:table-cell>
          <table:table-cell table:number-columns-repeated="5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6000" calcext:value-type="float">
            <text:p>-6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20" calcext:value-type="float">
            <text:p>-20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2 CaCl2 , 1 MgCl2 , 10 HEPES, 5 glucose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0 CsF, 20 CsCl2 , 20 NaCl, 10 HEPES, 5 EGTA</text:p>
          </table:table-cell>
          <table:table-cell office:value-type="string" calcext:value-type="string">
            <text:p>HEKA EPC-9, Pulse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Juang 2014a</text:p>
          </table:table-cell>
          <table:table-cell table:style-name="ce12" office:value-type="float" office:value="-36.3" calcext:value-type="float">
            <text:p>-36.3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-86.4" calcext:value-type="float">
            <text:p>-86.4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.4" calcext:value-type="float">
            <text:p>1.4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-7.5" calcext:value-type="float">
            <text:p>-7.5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NM_198056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80" calcext:value-type="float">
            <text:p>8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-10" calcext:value-type="float">
            <text:p>-1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2500" calcext:value-type="float">
            <text:p>-25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2" office:value-type="float" office:value="-80" calcext:value-type="float">
            <text:p>-8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-10" calcext:value-type="float">
            <text:p>-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7.33" calcext:value-type="float">
            <text:p>137.33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37.0, KCl 5.4, MgCl2 1.22, CaCl2 1.8, HEPES 10, NaH2PO4 0.33, glucose 5.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130, NaCl 10, Mg-ATP 5, MgCl2 2, EGTA 11, CaCl2 1, TEA.Cl 15, HEPES 10</text:p>
          </table:table-cell>
          <table:table-cell office:value-type="string" calcext:value-type="string">
            <text:p>E.S.F. WPC-100, Digidata 1322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5.7" calcext:value-type="float">
            <text:p>-35.7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.5298221281" calcext:value-type="float">
            <text:p>2.5298221281</text:p>
          </table:table-cell>
          <table:table-cell table:style-name="ce12" office:value-type="float" office:value="-79.4" calcext:value-type="float">
            <text:p>-79.4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.8460498942" calcext:value-type="float">
            <text:p>2.846049894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.4" calcext:value-type="float">
            <text:p>2.4</text:p>
          </table:table-cell>
          <table:table-cell table:style-name="ce12" office:value-type="float" office:value="-87.2" calcext:value-type="float">
            <text:p>-87.2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.4" calcext:value-type="float">
            <text:p>2.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40.7" calcext:value-type="float">
            <text:p>-40.7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.6970562748" calcext:value-type="float">
            <text:p>1.6970562748</text:p>
          </table:table-cell>
          <table:table-cell table:style-name="ce12" office:value-type="float" office:value="-88.6" calcext:value-type="float">
            <text:p>-88.6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.3228756555" calcext:value-type="float">
            <text:p>1.322875655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AC1377587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7.1" calcext:value-type="float">
            <text:p>-37.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.4641016151" calcext:value-type="float">
            <text:p>3.4641016151</text:p>
          </table:table-cell>
          <table:table-cell table:style-name="ce12" office:value-type="float" office:value="-79" calcext:value-type="float">
            <text:p>-79</text:p>
          </table:table-cell>
          <table:table-cell table:style-name="ce12" office:value-type="float" office:value="0.3" calcext:value-type="float">
            <text:p>0.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0.7348469228" calcext:value-type="float">
            <text:p>0.734846922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7.1" calcext:value-type="float">
            <text:p>-37.1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.0477717856" calcext:value-type="float">
            <text:p>5.0477717856</text:p>
          </table:table-cell>
          <table:table-cell table:style-name="ce12" office:value-type="float" office:value="-79.7" calcext:value-type="float">
            <text:p>-79.7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.5238858928" calcext:value-type="float">
            <text:p>2.523885892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3.4" calcext:value-type="float">
            <text:p>-33.4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.6475800154" calcext:value-type="float">
            <text:p>4.6475800154</text:p>
          </table:table-cell>
          <table:table-cell table:style-name="ce12" office:value-type="float" office:value="-77.9" calcext:value-type="float">
            <text:p>-77.9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9364916731" calcext:value-type="float">
            <text:p>1.936491673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7" calcext:value-type="float">
            <text:p>-37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.0477717856" calcext:value-type="float">
            <text:p>5.0477717856</text:p>
          </table:table-cell>
          <table:table-cell table:style-name="ce12" office:value-type="float" office:value="-81.2" calcext:value-type="float">
            <text:p>-81.2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.5238858928" calcext:value-type="float">
            <text:p>2.523885892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5.2" calcext:value-type="float">
            <text:p>-35.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3.3166247904" calcext:value-type="float">
            <text:p>3.3166247904</text:p>
          </table:table-cell>
          <table:table-cell table:style-name="ce12" office:value-type="float" office:value="-79.6" calcext:value-type="float">
            <text:p>-79.6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.5298221281" calcext:value-type="float">
            <text:p>2.529822128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8.3" calcext:value-type="float">
            <text:p>-38.3</text:p>
          </table:table-cell>
          <table:table-cell table:style-name="ce12" office:value-type="float" office:value="0.3" calcext:value-type="float">
            <text:p>0.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-79.9" calcext:value-type="float">
            <text:p>-79.9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3941125497" calcext:value-type="float">
            <text:p>3.3941125497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AC1377587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5.4" calcext:value-type="float">
            <text:p>-35.4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5.6124860802" calcext:value-type="float">
            <text:p>5.6124860802</text:p>
          </table:table-cell>
          <table:table-cell table:style-name="ce12" office:value-type="float" office:value="-82.8" calcext:value-type="float">
            <text:p>-82.8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.6191601707" calcext:value-type="float">
            <text:p>2.6191601707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6.2" calcext:value-type="float">
            <text:p>-36.2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4.6432747065" calcext:value-type="float">
            <text:p>4.6432747065</text:p>
          </table:table-cell>
          <table:table-cell table:style-name="ce12" office:value-type="float" office:value="-82.4" calcext:value-type="float">
            <text:p>-82.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3.3166247904" calcext:value-type="float">
            <text:p>3.316624790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AC1377587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0.3" calcext:value-type="float">
            <text:p>-30.3</text:p>
          </table:table-cell>
          <table:table-cell table:style-name="ce12" office:value-type="float" office:value="1.9" calcext:value-type="float">
            <text:p>1.9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7.3586683578" calcext:value-type="float">
            <text:p>7.3586683578</text:p>
          </table:table-cell>
          <table:table-cell table:style-name="ce12" office:value-type="float" office:value="-78.3" calcext:value-type="float">
            <text:p>-78.3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.8844410204" calcext:value-type="float">
            <text:p>2.884441020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4.9" calcext:value-type="float">
            <text:p>-34.9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.0477717856" calcext:value-type="float">
            <text:p>5.0477717856</text:p>
          </table:table-cell>
          <table:table-cell table:style-name="ce12" office:value-type="float" office:value="-81.8" calcext:value-type="float">
            <text:p>-81.8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.5238858928" calcext:value-type="float">
            <text:p>2.523885892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4.4" calcext:value-type="float">
            <text:p>-34.4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.8094750193" calcext:value-type="float">
            <text:p>5.8094750193</text:p>
          </table:table-cell>
          <table:table-cell table:style-name="ce12" office:value-type="float" office:value="-80.1" calcext:value-type="float">
            <text:p>-80.1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.4966629547" calcext:value-type="float">
            <text:p>1.4966629547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7" calcext:value-type="float">
            <text:p>-37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.0477717856" calcext:value-type="float">
            <text:p>5.0477717856</text:p>
          </table:table-cell>
          <table:table-cell table:style-name="ce12" office:value-type="float" office:value="-81.2" calcext:value-type="float">
            <text:p>-81.2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.5238858928" calcext:value-type="float">
            <text:p>2.523885892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5.1" calcext:value-type="float">
            <text:p>-35.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6.6332495807" calcext:value-type="float">
            <text:p>6.6332495807</text:p>
          </table:table-cell>
          <table:table-cell table:style-name="ce12" office:value-type="float" office:value="-80.5" calcext:value-type="float">
            <text:p>-80.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.6583123952" calcext:value-type="float">
            <text:p>1.658312395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0.3" calcext:value-type="float">
            <text:p>-30.3</text:p>
          </table:table-cell>
          <table:table-cell table:style-name="ce12" office:value-type="float" office:value="1.9" calcext:value-type="float">
            <text:p>1.9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7.3586683578" calcext:value-type="float">
            <text:p>7.3586683578</text:p>
          </table:table-cell>
          <table:table-cell table:style-name="ce12" office:value-type="float" office:value="-78.3" calcext:value-type="float">
            <text:p>-78.3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.8844410204" calcext:value-type="float">
            <text:p>2.884441020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7.5" calcext:value-type="float">
            <text:p>-37.5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.1843366656" calcext:value-type="float">
            <text:p>3.1843366656</text:p>
          </table:table-cell>
          <table:table-cell table:style-name="ce12" office:value-type="float" office:value="-84.1" calcext:value-type="float">
            <text:p>-84.1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.5874507866" calcext:value-type="float">
            <text:p>1.587450786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9.4" calcext:value-type="float">
            <text:p>-39.4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3941125497" calcext:value-type="float">
            <text:p>3.3941125497</text:p>
          </table:table-cell>
          <table:table-cell table:style-name="ce12" office:value-type="float" office:value="-86.6" calcext:value-type="float">
            <text:p>-86.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.8284271247" calcext:value-type="float">
            <text:p>2.8284271247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AC1377587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8.3" calcext:value-type="float">
            <text:p>-38.3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5.0911688245" calcext:value-type="float">
            <text:p>5.0911688245</text:p>
          </table:table-cell>
          <table:table-cell table:style-name="ce12" office:value-type="float" office:value="-81.9" calcext:value-type="float">
            <text:p>-81.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.8729833462" calcext:value-type="float">
            <text:p>3.872983346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6.7" calcext:value-type="float">
            <text:p>-36.7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.2602816808" calcext:value-type="float">
            <text:p>4.2602816808</text:p>
          </table:table-cell>
          <table:table-cell table:style-name="ce12" office:value-type="float" office:value="-80.9" calcext:value-type="float">
            <text:p>-80.9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.1633307653" calcext:value-type="float">
            <text:p>2.163330765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AC1377587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7.1" calcext:value-type="float">
            <text:p>-37.1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.0477717856" calcext:value-type="float">
            <text:p>5.0477717856</text:p>
          </table:table-cell>
          <table:table-cell table:style-name="ce12" office:value-type="float" office:value="-79.7" calcext:value-type="float">
            <text:p>-79.7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.5238858928" calcext:value-type="float">
            <text:p>2.523885892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4.4" calcext:value-type="float">
            <text:p>-34.4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.8094750193" calcext:value-type="float">
            <text:p>5.8094750193</text:p>
          </table:table-cell>
          <table:table-cell table:style-name="ce12" office:value-type="float" office:value="-80.1" calcext:value-type="float">
            <text:p>-80.1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.4966629547" calcext:value-type="float">
            <text:p>1.4966629547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7.9" calcext:value-type="float">
            <text:p>-37.9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1112698372" calcext:value-type="float">
            <text:p>3.1112698372</text:p>
          </table:table-cell>
          <table:table-cell table:style-name="ce12" office:value-type="float" office:value="-79.7" calcext:value-type="float">
            <text:p>-79.7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9597979746" calcext:value-type="float">
            <text:p>3.959797974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7.1" calcext:value-type="float">
            <text:p>-37.1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.0477717856" calcext:value-type="float">
            <text:p>5.0477717856</text:p>
          </table:table-cell>
          <table:table-cell table:style-name="ce12" office:value-type="float" office:value="-79.7" calcext:value-type="float">
            <text:p>-79.7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.5238858928" calcext:value-type="float">
            <text:p>2.523885892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6.1" calcext:value-type="float">
            <text:p>-36.1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.1109609582" calcext:value-type="float">
            <text:p>4.1109609582</text:p>
          </table:table-cell>
          <table:table-cell table:style-name="ce12" office:value-type="float" office:value="-77.5" calcext:value-type="float">
            <text:p>-77.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5.7" calcext:value-type="float">
            <text:p>-35.7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.0348783501" calcext:value-type="float">
            <text:p>5.0348783501</text:p>
          </table:table-cell>
          <table:table-cell table:style-name="ce12" office:value-type="float" office:value="-79.5" calcext:value-type="float">
            <text:p>-79.5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.7110883423" calcext:value-type="float">
            <text:p>2.711088342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to 2014</text:p>
          </table:table-cell>
          <table:table-cell table:style-name="ce12" office:value-type="float" office:value="-54.4" calcext:value-type="float">
            <text:p>-54.4</text:p>
          </table:table-cell>
          <table:table-cell table:style-name="ce12" office:value-type="float" office:value="2.1" calcext:value-type="float">
            <text:p>2.1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.909545443" calcext:value-type="float">
            <text:p>8.909545443</text:p>
          </table:table-cell>
          <table:table-cell table:style-name="ce12" office:value-type="float" office:value="-83.8" calcext:value-type="float">
            <text:p>-83.8</text:p>
          </table:table-cell>
          <table:table-cell table:style-name="ce12" office:value-type="float" office:value="2.1" calcext:value-type="float">
            <text:p>2.1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9.6234089594" calcext:value-type="float">
            <text:p>9.6234089594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-5.7" calcext:value-type="float">
            <text:p>-5.7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number-columns-repeated="2" table:style-name="ce12" office:value-type="string" calcext:value-type="string">
            <text:p>CH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12" office:value-type="float" office:value="-40" calcext:value-type="float">
            <text:p>-4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5000" calcext:value-type="float">
            <text:p>-5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30" calcext:value-type="float">
            <text:p>-13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-20" calcext:value-type="float">
            <text:p>-20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number-columns-repeated="8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 table:number-columns-repeated="16317"/>
        </table:table-row>
        <table:table-row table:style-name="ro2">
          <table:table-cell table:style-name="ce4" office:value-type="string" calcext:value-type="string">
            <text:p>Keller 2005</text:p>
          </table:table-cell>
          <table:table-cell table:style-name="ce12" office:value-type="float" office:value="-41" calcext:value-type="float">
            <text:p>-41</text:p>
          </table:table-cell>
          <table:table-cell table:style-name="ce12" office:value-type="float" office:value="2.3" calcext:value-type="float">
            <text:p>2.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6.9" calcext:value-type="float">
            <text:p>6.9</text:p>
          </table:table-cell>
          <table:table-cell table:style-name="ce12" office:value-type="float" office:value="-77.1" calcext:value-type="float">
            <text:p>-77.1</text:p>
          </table:table-cell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.577708764" calcext:value-type="float">
            <text:p>3.577708764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float" office:value="-6.1" calcext:value-type="float">
            <text:p>-6.1</text:p>
          </table:table-cell>
          <table:table-cell table:style-name="ce12" office:value-type="string" calcext:value-type="string">
            <text:p>bstar</text:p>
          </table:table-cell>
          <table:table-cell office:value-type="string" calcext:value-type="string">
            <text:p>hH1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1.7" calcext:value-type="float">
            <text:p>1.7</text:p>
          </table:table-cell>
          <table:table-cell table:style-name="ce12" office:value-type="float" office:value="2.5" calcext:value-type="float">
            <text:p>2.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000" calcext:value-type="float">
            <text:p>-4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NaCl 130, CaCl2 2, MgCl2 1.2, CsCl 5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Cs Asp 70, EGTA 11, MgCl2 1, CaCl2 1, HEPES 10, Na2-ATP 5</text:p>
          </table:table-cell>
          <table:table-cell office:value-type="string" calcext:value-type="string">
            <text:p>Alembic VE-2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Keller 2006</text:p>
          </table:table-cell>
          <table:table-cell table:style-name="ce12" office:value-type="float" office:value="-60.13" calcext:value-type="float">
            <text:p>-60.13</text:p>
          </table:table-cell>
          <table:table-cell table:style-name="ce12" office:value-type="float" office:value="1.42" calcext:value-type="float">
            <text:p>1.4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.4904342774" calcext:value-type="float">
            <text:p>4.4904342774</text:p>
          </table:table-cell>
          <table:table-cell table:style-name="ce12" office:value-type="float" office:value="-103.82" calcext:value-type="float">
            <text:p>-103.82</text:p>
          </table:table-cell>
          <table:table-cell table:style-name="ce12" office:value-type="float" office:value="0.64" calcext:value-type="float">
            <text:p>0.6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.8101933598" calcext:value-type="float">
            <text:p>1.8101933598</text:p>
          </table:table-cell>
          <table:table-cell table:style-name="ce4" office:value-type="float" office:value="6.33" calcext:value-type="float">
            <text:p>6.33</text:p>
          </table:table-cell>
          <table:table-cell table:style-name="ce4" office:value-type="float" office:value="-5.61" calcext:value-type="float">
            <text:p>-5.61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float" office:value="-7" calcext:value-type="float">
            <text:p>-7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80" calcext:value-type="float">
            <text:p>8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40" calcext:value-type="float">
            <text:p>-4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6000" calcext:value-type="float">
            <text:p>-6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-30" calcext:value-type="float">
            <text:p>-3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50" calcext:value-type="float">
            <text:p>15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office:value-type="string" calcext:value-type="string">
            <text:p>150 NaCl, 2 KCl, 1.5 CaCl2, 1 MgCl2, 10 glucose, 10 Na-HEPES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35 NaCl, 105 CsF, 10 EGTA, 10 Cs-HEPES</text:p>
          </table:table-cell>
          <table:table-cell office:value-type="string" calcext:value-type="string">
            <text:p>Axopatch 200, Digidata 1300, pClamp 8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Li 2009</text:p>
          </table:table-cell>
          <table:table-cell table:style-name="ce12" office:value-type="float" office:value="-56.59" calcext:value-type="float">
            <text:p>-56.59</text:p>
          </table:table-cell>
          <table:table-cell table:style-name="ce12" office:value-type="float" office:value="1.72" calcext:value-type="float">
            <text:p>1.7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.2131223576" calcext:value-type="float">
            <text:p>4.2131223576</text:p>
          </table:table-cell>
          <table:table-cell table:style-name="ce12" office:value-type="float" office:value="-104.33" calcext:value-type="float">
            <text:p>-104.33</text:p>
          </table:table-cell>
          <table:table-cell table:style-name="ce12" office:value-type="float" office:value="1.58" calcext:value-type="float">
            <text:p>1.5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.8701937936" calcext:value-type="float">
            <text:p>3.8701937936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-4.79" calcext:value-type="float">
            <text:p>-4.79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40" calcext:value-type="float">
            <text:p>-4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0000" calcext:value-type="float">
            <text:p>-10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-30" calcext:value-type="float">
            <text:p>-3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7" office:value-type="float" office:value="150" calcext:value-type="float">
            <text:p>15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150 NaCl, 2 KCl, 1.5 CaCl2, 1 MgCl2, 10 glucose, 10 Na-Hepes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35 NaCl, 105 CsF, 10 EGTA, 10 Cs-Hepes</text:p>
          </table:table-cell>
          <table:table-cell office:value-type="string" calcext:value-type="string">
            <text:p>Axopatch 200, pClamp 8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Lin 2008</text:p>
          </table:table-cell>
          <table:table-cell table:style-name="ce12" office:value-type="float" office:value="-54.64" calcext:value-type="float">
            <text:p>-54.64</text:p>
          </table:table-cell>
          <table:table-cell table:style-name="ce12" office:value-type="float" office:value="0.74" calcext:value-type="float">
            <text:p>0.7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.9578559702" calcext:value-type="float">
            <text:p>1.9578559702</text:p>
          </table:table-cell>
          <table:table-cell table:style-name="ce12" office:value-type="float" office:value="-99.04" calcext:value-type="float">
            <text:p>-99.04</text:p>
          </table:table-cell>
          <table:table-cell table:style-name="ce12" office:value-type="float" office:value="0.87" calcext:value-type="float">
            <text:p>0.8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.4607315985" calcext:value-type="float">
            <text:p>2.4607315985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-4.83" calcext:value-type="float">
            <text:p>-4.83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14" table:style-name="ce2" office:value-type="string" calcext:value-type="string">
            <text:p>None</text:p>
          </table:table-cell>
          <table:table-cell table:style-name="ce12" office:value-type="float" office:value="-30" calcext:value-type="float">
            <text:p>-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8000" calcext:value-type="float">
            <text:p>-8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-30" calcext:value-type="float">
            <text:p>-30</text:p>
          </table:table-cell>
          <table:table-cell table:number-columns-repeated="10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 table:number-columns-repeated="16317"/>
        </table:table-row>
        <table:table-row table:style-name="ro2">
          <table:table-cell table:style-name="ce4" office:value-type="string" calcext:value-type="string">
            <text:p>Liu 2002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-73.33" calcext:value-type="float">
            <text:p>-73.33</text:p>
          </table:table-cell>
          <table:table-cell table:style-name="ce12" office:value-type="float" office:value="3.1" calcext:value-type="float">
            <text:p>3.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.2" calcext:value-type="float">
            <text:p>6.2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7.33" calcext:value-type="float">
            <text:p>-7.33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13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3000" calcext:value-type="float">
            <text:p>-3000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0" calcext:value-type="float">
            <text:p>-10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NaCl 130, CaCl2 2, CsCl 5, MgCl2 1.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Asp 50, CsCl 60, Na2-ATP 5, EGTA 11, HEPES 10, CaCl2 1, MgCl2 1</text:p>
          </table:table-cell>
          <table:table-cell office:value-type="string" calcext:value-type="string">
            <text:p>Axopatch 200B</text:p>
          </table:table-cell>
          <table:table-cell office:value-type="string" calcext:value-type="string">
            <text:p>Construct in cited paper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Liu 2003a</text:p>
          </table:table-cell>
          <table:table-cell table:style-name="ce12" office:value-type="float" office:value="-50.41" calcext:value-type="float">
            <text:p>-50.41</text:p>
          </table:table-cell>
          <table:table-cell table:style-name="ce12" office:value-type="float" office:value="1.32" calcext:value-type="float">
            <text:p>1.3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4.3779447233" calcext:value-type="float">
            <text:p>4.3779447233</text:p>
          </table:table-cell>
          <table:table-cell table:style-name="ce12" office:value-type="float" office:value="-76.4" calcext:value-type="float">
            <text:p>-76.4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4.8" calcext:value-type="float">
            <text:p>4.8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-8.4" calcext:value-type="float">
            <text:p>-8.4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4" office:value-type="string" calcext:value-type="string">
            <text:p>no</text:p>
          </table:table-cell>
          <table:table-cell table:number-columns-repeated="5" table:style-name="ce2" office:value-type="string" calcext:value-type="string">
            <text:p>None</text:p>
          </table:table-cell>
          <table:table-cell table:number-columns-repeated="2" table:style-name="ce12" office:value-type="float" office:value="90" calcext:value-type="float">
            <text:p>9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-30" calcext:value-type="float">
            <text:p>-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000" calcext:value-type="float">
            <text:p>-4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30" calcext:value-type="float">
            <text:p>-13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2" table:style-name="ce12" office:value-type="float" office:value="-130" calcext:value-type="float">
            <text:p>-1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-10" calcext:value-type="float">
            <text:p>-1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140 NaCl, 3 KCl, 1 MgCl2, 1 CaCl2, 20 HEPES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140 CsF, 1 EGTA, 10 NaCl, 10 HEPES</text:p>
          </table:table-cell>
          <table:table-cell office:value-type="string" calcext:value-type="string">
            <text:p>Axopatch 200B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Liu 200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-97" calcext:value-type="float">
            <text:p>-97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.2" calcext:value-type="float">
            <text:p>4.2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7.84" calcext:value-type="float">
            <text:p>-7.84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NM_000335</text:p>
          </table:table-cell>
          <table:table-cell table:number-columns-repeated="2" table:style-name="ce12" office:value-type="string" calcext:value-type="string">
            <text:p>CHO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9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3500" calcext:value-type="float">
            <text:p>-350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60" calcext:value-type="float">
            <text:p>-16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5, KCl 4.0, MgCl2 1.0, CaCl2 1.8, glucose 10, HEPES 1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NaF 10, CsF 110, CsCl 20, EGTA 10, HEPES 10</text:p>
          </table:table-cell>
          <table:table-cell office:value-type="string" calcext:value-type="string">
            <text:p>Axopatch 200A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Lupoglazoff 2001</text:p>
          </table:table-cell>
          <table:table-cell table:style-name="ce12" office:value-type="float" office:value="-47.23" calcext:value-type="float">
            <text:p>-47.23</text:p>
          </table:table-cell>
          <table:table-cell table:style-name="ce12" office:value-type="float" office:value="1.8" calcext:value-type="float">
            <text:p>1.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7.8460180984" calcext:value-type="float">
            <text:p>7.8460180984</text:p>
          </table:table-cell>
          <table:table-cell table:style-name="ce12" office:value-type="float" office:value="-92.47" calcext:value-type="float">
            <text:p>-92.47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3.6482872694" calcext:value-type="float">
            <text:p>3.6482872694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-5.4" calcext:value-type="float">
            <text:p>-5.4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4" office:value-type="float" office:value="-7" calcext:value-type="float">
            <text:p>-7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0.8" calcext:value-type="float">
            <text:p>0.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80" calcext:value-type="float">
            <text:p>8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5000" calcext:value-type="float">
            <text:p>-5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50" calcext:value-type="float">
            <text:p>15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NaCl 150, KCl 2, CaCl2 1.5, MgCl2 1, glucose 10, Na-HEPES 10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NaCl 35, CsF 105, EGTA 10, Cs-HEPES 10</text:p>
          </table:table-cell>
          <table:table-cell office:value-type="string" calcext:value-type="string">
            <text:p>Axopatch 200, pClamp 5.5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Makita 2002</text:p>
          </table:table-cell>
          <table:table-cell table:style-name="ce12" office:value-type="float" office:value="-47.2" calcext:value-type="float">
            <text:p>-47.2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.966106403" calcext:value-type="float">
            <text:p>3.966106403</text:p>
          </table:table-cell>
          <table:table-cell table:style-name="ce12" office:value-type="float" office:value="-91" calcext:value-type="float">
            <text:p>-91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.6872166581" calcext:value-type="float">
            <text:p>4.6872166581</text:p>
          </table:table-cell>
          <table:table-cell table:style-name="ce4" office:value-type="float" office:value="6.08" calcext:value-type="float">
            <text:p>6.08</text:p>
          </table:table-cell>
          <table:table-cell table:style-name="ce4" office:value-type="float" office:value="-6.93" calcext:value-type="float">
            <text:p>-6.93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13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0000" calcext:value-type="float">
            <text:p>-10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90" calcext:value-type="float">
            <text:p>-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70" calcext:value-type="float">
            <text:p>-17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30" calcext:value-type="float">
            <text:p>-3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8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Probably room temperature, mention one exp. at higher temp of 34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Makita 2005</text:p>
          </table:table-cell>
          <table:table-cell table:style-name="ce12" office:value-type="float" office:value="-48.1" calcext:value-type="float">
            <text:p>-48.1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3.9230090492" calcext:value-type="float">
            <text:p>3.9230090492</text:p>
          </table:table-cell>
          <table:table-cell table:style-name="ce12" office:value-type="float" office:value="-86.6" calcext:value-type="float">
            <text:p>-86.6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.7107950631" calcext:value-type="float">
            <text:p>3.7107950631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float" office:value="-7.22" calcext:value-type="float">
            <text:p>-7.22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.5" calcext:value-type="float">
            <text:p>1.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85" calcext:value-type="float">
            <text:p>85</text:p>
          </table:table-cell>
          <table:table-cell table:number-columns-repeated="5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5000" calcext:value-type="float">
            <text:p>-5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90" calcext:value-type="float">
            <text:p>-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30" calcext:value-type="float">
            <text:p>-3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5 NaCl, 4 KCl, 1.8 CaCl2, 1 MgCl2, 10 HE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10 EGTA, 10 HEPES</text:p>
          </table:table-cell>
          <table:table-cell office:value-type="string" calcext:value-type="string">
            <text:p>Axopatch 200B, Digidata 1322A, pClamp 8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Makita 2008</text:p>
          </table:table-cell>
          <table:table-cell table:style-name="ce12" office:value-type="float" office:value="-49.7" calcext:value-type="float">
            <text:p>-49.7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6.2225396744" calcext:value-type="float">
            <text:p>6.2225396744</text:p>
          </table:table-cell>
          <table:table-cell table:style-name="ce12" office:value-type="float" office:value="-86.8" calcext:value-type="float">
            <text:p>-86.8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5.5" calcext:value-type="float">
            <text:p>5.5</text:p>
          </table:table-cell>
          <table:table-cell table:style-name="ce4" office:value-type="float" office:value="6.08" calcext:value-type="float">
            <text:p>6.08</text:p>
          </table:table-cell>
          <table:table-cell table:style-name="ce4" office:value-type="float" office:value="-6.93" calcext:value-type="float">
            <text:p>-6.93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.5" calcext:value-type="float">
            <text:p>1.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2" office:value-type="float" office:value="80" calcext:value-type="float">
            <text:p>8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-30" calcext:value-type="float">
            <text:p>-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0000" calcext:value-type="float">
            <text:p>-10000</text:p>
          </table:table-cell>
          <table:table-cell table:style-name="ce17" office:value-type="float" office:value="10" calcext:value-type="float">
            <text:p>1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90" calcext:value-type="float">
            <text:p>-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30" calcext:value-type="float">
            <text:p>-3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5 NaCl, 4 KCl, 1.8 CaCl2, 1 MgCl2, 10 HE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10 EGTA, 10 HEPES</text:p>
          </table:table-cell>
          <table:table-cell office:value-type="string" calcext:value-type="string">
            <text:p>Axopatch 200B, Digidata 1322A, pClamp 8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Makiyama 2008</text:p>
          </table:table-cell>
          <table:table-cell table:style-name="ce12" office:value-type="float" office:value="-43.61" calcext:value-type="float">
            <text:p>-43.61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3.7887069034" calcext:value-type="float">
            <text:p>3.7887069034</text:p>
          </table:table-cell>
          <table:table-cell table:style-name="ce12" office:value-type="float" office:value="-78.08" calcext:value-type="float">
            <text:p>-78.08</text:p>
          </table:table-cell>
          <table:table-cell table:style-name="ce12" office:value-type="float" office:value="0.94" calcext:value-type="float">
            <text:p>0.94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.4089908142" calcext:value-type="float">
            <text:p>4.4089908142</text:p>
          </table:table-cell>
          <table:table-cell table:style-name="ce4" office:value-type="float" office:value="6.53" calcext:value-type="float">
            <text:p>6.53</text:p>
          </table:table-cell>
          <table:table-cell table:style-name="ce4" office:value-type="float" office:value="-7.13" calcext:value-type="float">
            <text:p>-7.13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13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6000" calcext:value-type="float">
            <text:p>-6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90" calcext:value-type="float">
            <text:p>-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70" calcext:value-type="float">
            <text:p>-17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30" calcext:value-type="float">
            <text:p>-3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8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Construct cited in paper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Marangoni 2011</text:p>
          </table:table-cell>
          <table:table-cell table:style-name="ce12" office:value-type="float" office:value="-44" calcext:value-type="float">
            <text:p>-4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-92" calcext:value-type="float">
            <text:p>-9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7.2111025509" calcext:value-type="float">
            <text:p>7.2111025509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-7.6" calcext:value-type="float">
            <text:p>-7.6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.4" calcext:value-type="float">
            <text:p>1.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95" calcext:value-type="float">
            <text:p>9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1000" calcext:value-type="float">
            <text:p>1000</text:p>
          </table:table-cell>
          <table:table-cell table:number-columns-repeated="2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2000" calcext:value-type="float">
            <text:p>-12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90" calcext:value-type="float">
            <text:p>-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30" calcext:value-type="float">
            <text:p>-3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5 NaCl, 4 KCl, 1.8 CaCl2, 1 MgCl2, 10 HE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2 EGTA, 10 HEPES</text:p>
          </table:table-cell>
          <table:table-cell office:value-type="string" calcext:value-type="string">
            <text:p>Multiclamp 700A, Digidata 1200, pClamp 8</text:p>
          </table:table-cell>
          <table:table-cell office:value-type="string" calcext:value-type="string">
            <text:p>Say “no spurious mutations” but don't mention 1077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Medeiros-Domingo 2007</text:p>
          </table:table-cell>
          <table:table-cell table:style-name="ce12" office:value-type="float" office:value="-43.78" calcext:value-type="float">
            <text:p>-43.78</text:p>
          </table:table-cell>
          <table:table-cell table:style-name="ce12" office:value-type="float" office:value="1.28" calcext:value-type="float">
            <text:p>1.2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.8621670112" calcext:value-type="float">
            <text:p>2.8621670112</text:p>
          </table:table-cell>
          <table:table-cell table:style-name="ce12" office:value-type="float" office:value="-78.77" calcext:value-type="float">
            <text:p>-78.77</text:p>
          </table:table-cell>
          <table:table-cell table:style-name="ce12" office:value-type="float" office:value="1.11" calcext:value-type="float">
            <text:p>1.1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.5101282028" calcext:value-type="float">
            <text:p>3.5101282028</text:p>
          </table:table-cell>
          <table:table-cell table:style-name="ce4" office:value-type="float" office:value="3.12" calcext:value-type="float">
            <text:p>3.12</text:p>
          </table:table-cell>
          <table:table-cell table:style-name="ce4" office:value-type="float" office:value="-4.72" calcext:value-type="float">
            <text:p>-4.72</text:p>
          </table:table-cell>
          <table:table-cell table:style-name="ce12" office:value-type="string" calcext:value-type="string">
            <text:p>None</text:p>
          </table:table-cell>
          <table:table-cell/>
          <table:table-cell table:number-columns-repeated="2" table:style-name="ce12" office:value-type="string" calcext:value-type="string">
            <text:p>HEK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stable</text:p>
          </table:table-cell>
          <table:table-cell table:number-columns-repeated="15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5000" calcext:value-type="float">
            <text:p>-5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8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/>
          <table:table-cell office:value-type="string" calcext:value-type="string">
            <text:p>Axopatch 200B, pClamp 8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Medeiros-Domingo 2009</text:p>
          </table:table-cell>
          <table:table-cell table:style-name="ce12" office:value-type="float" office:value="-38.6" calcext:value-type="float">
            <text:p>-38.6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.4856850116" calcext:value-type="float">
            <text:p>3.4856850116</text:p>
          </table:table-cell>
          <table:table-cell table:style-name="ce12" office:value-type="float" office:value="-76" calcext:value-type="float">
            <text:p>-76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5.2306787322" calcext:value-type="float">
            <text:p>5.2306787322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-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000" calcext:value-type="float">
            <text:p>-4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2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Mohler 2004</text:p>
          </table:table-cell>
          <table:table-cell table:style-name="ce12" office:value-type="float" office:value="-41.8" calcext:value-type="float">
            <text:p>-41.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.6457513111" calcext:value-type="float">
            <text:p>2.6457513111</text:p>
          </table:table-cell>
          <table:table-cell table:style-name="ce12" office:value-type="float" office:value="-68.9" calcext:value-type="float">
            <text:p>-68.9</text:p>
          </table:table-cell>
          <table:table-cell table:style-name="ce12" office:value-type="float" office:value="0.3" calcext:value-type="float">
            <text:p>0.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1618950039" calcext:value-type="float">
            <text:p>1.1618950039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-5.6" calcext:value-type="float">
            <text:p>-5.6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12" office:value-type="float" office:value="-30" calcext:value-type="float">
            <text:p>-3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95" calcext:value-type="float">
            <text:p>-9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number-columns-repeated="9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/>
          <table:table-cell office:value-type="string" calcext:value-type="string">
            <text:p>Axopatch 200B, pClamp 8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Mok 2003</text:p>
          </table:table-cell>
          <table:table-cell table:style-name="ce12" office:value-type="float" office:value="-47.2" calcext:value-type="float">
            <text:p>-47.2</text:p>
          </table:table-cell>
          <table:table-cell table:style-name="ce12" office:value-type="float" office:value="2.8" calcext:value-type="float">
            <text:p>2.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-91.1" calcext:value-type="float">
            <text:p>-91.1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692820323" calcext:value-type="float">
            <text:p>0.69282032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15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000" calcext:value-type="float">
            <text:p>-4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14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 table:number-columns-repeated="16317"/>
        </table:table-row>
        <table:table-row table:style-name="ro2">
          <table:table-cell table:style-name="ce4" office:value-type="string" calcext:value-type="string">
            <text:p>Moreau 2013</text:p>
          </table:table-cell>
          <table:table-cell table:style-name="ce12" office:value-type="float" office:value="-47.9" calcext:value-type="float">
            <text:p>-47.9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.3266615306" calcext:value-type="float">
            <text:p>4.3266615306</text:p>
          </table:table-cell>
          <table:table-cell table:style-name="ce12" office:value-type="float" office:value="-92" calcext:value-type="float">
            <text:p>-92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.6872166581" calcext:value-type="float">
            <text:p>4.6872166581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-4.4" calcext:value-type="float">
            <text:p>-4.4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80" calcext:value-type="float">
            <text:p>80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2" office:value-type="float" office:value="-35" calcext:value-type="float">
            <text:p>-35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2000" calcext:value-type="float">
            <text:p>-12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0" calcext:value-type="float">
            <text:p>80</text:p>
          </table:table-cell>
          <table:table-cell table:number-columns-repeated="2"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10" calcext:value-type="float">
            <text:p>-10</text:p>
          </table:table-cell>
          <table:table-cell table:style-name="ce12" office:value-type="float" office:value="-30" calcext:value-type="float">
            <text:p>-3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50" calcext:value-type="float">
            <text:p>15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50 NaCl, 2 KCl, 1.5 CaCl2 , 1 MgCl2 , 10 glucose, 10 Na-HEPES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35 NaCl, 105 CsF, 10 EGTA, 10 Cs-HEPES</text:p>
          </table:table-cell>
          <table:table-cell office:value-type="string" calcext:value-type="string">
            <text:p>Axopatch 200, Digidata 1300, pClamp 10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Murphy 2012</text:p>
          </table:table-cell>
          <table:table-cell table:style-name="ce12" office:value-type="float" office:value="-50.9" calcext:value-type="float">
            <text:p>-50.9</text:p>
          </table:table-cell>
          <table:table-cell table:style-name="ce12" office:value-type="float" office:value="2.3" calcext:value-type="float">
            <text:p>2.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.2859126965" calcext:value-type="float">
            <text:p>10.2859126965</text:p>
          </table:table-cell>
          <table:table-cell table:style-name="ce12" office:value-type="float" office:value="-102" calcext:value-type="float">
            <text:p>-10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.3245553203" calcext:value-type="float">
            <text:p>6.3245553203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float" office:value="-9" calcext:value-type="float">
            <text:p>-9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M77235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2" office:value-type="float" office:value="90" calcext:value-type="float">
            <text:p>9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000" calcext:value-type="float">
            <text:p>-4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80" calcext:value-type="float">
            <text:p>-18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30" calcext:value-type="float">
            <text:p>-3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KCl, 1.8 CaCl2, 1 MgCl2, 10 HE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05 CsF, 20CsCl, 2 EGTA, 10 HEPES, 10 glucose</text:p>
          </table:table-cell>
          <table:table-cell office:value-type="string" calcext:value-type="string">
            <text:p>Axopatch 200B, pClamp 10.2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Nakajima 2015</text:p>
          </table:table-cell>
          <table:table-cell table:style-name="ce12" office:value-type="float" office:value="-38.7" calcext:value-type="float">
            <text:p>-38.7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.098386677" calcext:value-type="float">
            <text:p>3.098386677</text:p>
          </table:table-cell>
          <table:table-cell table:style-name="ce12" office:value-type="float" office:value="-85.9" calcext:value-type="float">
            <text:p>-85.9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.4738633754" calcext:value-type="float">
            <text:p>2.4738633754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-4.8" calcext:value-type="float">
            <text:p>-4.8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NM_000335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36" calcext:value-type="float">
            <text:p>3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5" calcext:value-type="float">
            <text:p>5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0000" calcext:value-type="float">
            <text:p>10000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3000" calcext:value-type="float">
            <text:p>-3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90" calcext:value-type="float">
            <text:p>-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60" calcext:value-type="float">
            <text:p>-16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5 NaCl, 4 KCl, 1.8 CaCl2, 1 MgCl2, 10 HEPES, 5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10 EGTA, 10 HEPES</text:p>
          </table:table-cell>
          <table:table-cell office:value-type="string" calcext:value-type="string">
            <text:p>Axopatch 200B, Digidata 1440A, pClamp 10.3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Nguyen 2008</text:p>
          </table:table-cell>
          <table:table-cell table:style-name="ce12" office:value-type="float" office:value="-47.8" calcext:value-type="float">
            <text:p>-47.8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5811388301" calcext:value-type="float">
            <text:p>1.5811388301</text:p>
          </table:table-cell>
          <table:table-cell table:style-name="ce12" office:value-type="float" office:value="-89.4" calcext:value-type="float">
            <text:p>-89.4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.5298221281" calcext:value-type="float">
            <text:p>2.529822128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style-name="ce14" office:value-type="string" calcext:value-type="string">
            <text:p>yes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" table:style-name="ce2" office:value-type="string" calcext:value-type="string">
            <text:p>None</text:p>
          </table:table-cell>
          <table:table-cell table:style-name="ce12" office:value-type="float" office:value="-30" calcext:value-type="float">
            <text:p>-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0000" calcext:value-type="float">
            <text:p>-10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90" calcext:value-type="float">
            <text:p>-9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60" calcext:value-type="float">
            <text:p>-16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30" calcext:value-type="float">
            <text:p>-30</text:p>
          </table:table-cell>
          <table:table-cell table:style-name="ce12" office:value-type="float" office:value="-10" calcext:value-type="float">
            <text:p>-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5 NaCl, 4 KCl, 1.8 CaCl2, 1 MgCl2, 10 HE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5 EGTA, 10 HEPES</text:p>
          </table:table-cell>
          <table:table-cell office:value-type="string" calcext:value-type="string">
            <text:p>Axopatch 200, pClamp 9.2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Olesen 2012</text:p>
          </table:table-cell>
          <table:table-cell table:style-name="ce12" office:value-type="float" office:value="-27.9" calcext:value-type="float">
            <text:p>-27.9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6.0975404878" calcext:value-type="float">
            <text:p>6.0975404878</text:p>
          </table:table-cell>
          <table:table-cell table:style-name="ce12" office:value-type="float" office:value="-85.6" calcext:value-type="float">
            <text:p>-85.6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4.5" calcext:value-type="float">
            <text:p>4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-5.5" calcext:value-type="float">
            <text:p>-5.5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12" office:value-type="float" office:value="-15" calcext:value-type="float">
            <text:p>-15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6500" calcext:value-type="float">
            <text:p>-65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70" calcext:value-type="float">
            <text:p>-7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-20" calcext:value-type="float">
            <text:p>-20</text:p>
          </table:table-cell>
          <table:table-cell table:style-name="ce12" office:value-type="float" office:value="-10" calcext:value-type="float">
            <text:p>-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NaCl 130, CaCl2 2, MgCl2 1.2, CsCl 5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Cs-Asp 70, EGTA 11, MgCl2 1, CaCl2 1, HEPES 10, Na2-ATP 5</text:p>
          </table:table-cell>
          <table:table-cell/>
          <table:table-cell office:value-type="string" calcext:value-type="string">
            <text:p>Don't mention b1 explicitly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Otagiri 2008</text:p>
          </table:table-cell>
          <table:table-cell table:style-name="ce12" office:value-type="float" office:value="-44.4" calcext:value-type="float">
            <text:p>-44.4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4.2579337712" calcext:value-type="float">
            <text:p>4.2579337712</text:p>
          </table:table-cell>
          <table:table-cell table:style-name="ce12" office:value-type="float" office:value="-88.3" calcext:value-type="float">
            <text:p>-88.3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4.8662100242" calcext:value-type="float">
            <text:p>4.8662100242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-7.5" calcext:value-type="float">
            <text:p>-7.5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-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13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0000" calcext:value-type="float">
            <text:p>-10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90" calcext:value-type="float">
            <text:p>-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30" calcext:value-type="float">
            <text:p>-3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8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 table:number-columns-repeated="16317"/>
        </table:table-row>
        <table:table-row table:style-name="ro2">
          <table:table-cell table:style-name="ce4" office:value-type="string" calcext:value-type="string">
            <text:p>Pfahnl 2007</text:p>
          </table:table-cell>
          <table:table-cell table:style-name="ce12" office:value-type="float" office:value="-50" calcext:value-type="float">
            <text:p>-50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5491933385" calcext:value-type="float">
            <text:p>1.5491933385</text:p>
          </table:table-cell>
          <table:table-cell table:style-name="ce12" office:value-type="float" office:value="-98" calcext:value-type="float">
            <text:p>-98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.5205633617" calcext:value-type="float">
            <text:p>8.5205633617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-8.7" calcext:value-type="float">
            <text:p>-8.7</text:p>
          </table:table-cell>
          <table:table-cell table:style-name="ce12" office:value-type="string" calcext:value-type="string">
            <text:p>bstar</text:p>
          </table:table-cell>
          <table:table-cell office:value-type="string" calcext:value-type="string">
            <text:p>hH1a</text:p>
          </table:table-cell>
          <table:table-cell table:number-columns-repeated="2" table:style-name="ce12" office:value-type="string" calcext:value-type="string">
            <text:p>HEK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.5" calcext:value-type="float">
            <text:p>2.5</text:p>
          </table:table-cell>
          <table:table-cell table:number-columns-repeated="6" table:style-name="ce2" office:value-type="string" calcext:value-type="string">
            <text:p>None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2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6000" calcext:value-type="float">
            <text:p>-6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50" calcext:value-type="float">
            <text:p>-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6" table:style-name="ce2" office:value-type="string" calcext:value-type="string">
            <text:p>None</text:p>
          </table:table-cell>
          <table:table-cell table:style-name="ce17" office:value-type="float" office:value="30" calcext:value-type="float">
            <text:p>3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 30, NMDG 100, CsCl 5, CaCl2 2, MgCl2 1.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Cs-Asp 80, EGTA 11, HEPES 10, Na2ATP 5</text:p>
          </table:table-cell>
          <table:table-cell office:value-type="string" calcext:value-type="string">
            <text:p>Axopatch 200B, Digidata 1230A, pClamp</text:p>
          </table:table-cell>
          <table:table-cell office:value-type="string" calcext:value-type="string">
            <text:p>Don't mention b1 explicitly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Rivolta 2001</text:p>
          </table:table-cell>
          <table:table-cell table:style-name="ce12" office:value-type="float" office:value="-23.3" calcext:value-type="float">
            <text:p>-23.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.2360679775" calcext:value-type="float">
            <text:p>2.2360679775</text:p>
          </table:table-cell>
          <table:table-cell table:style-name="ce12" office:value-type="float" office:value="-62.8" calcext:value-type="float">
            <text:p>-62.8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.1176914536" calcext:value-type="float">
            <text:p>3.1176914536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-5.9" calcext:value-type="float">
            <text:p>-5.9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12" office:value-type="float" office:value="-10" calcext:value-type="float">
            <text:p>-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NaCl 130, CaCl2 2, CsCl 5, MgCl2 1.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Asp 50, CsCl 60, Na2-ATP 5, EGTA 11, HEPES 10, CaCl2 1, MgCl2 1</text:p>
          </table:table-cell>
          <table:table-cell office:value-type="string" calcext:value-type="string">
            <text:p>Axopatch 200B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Rossenbacker 2004</text:p>
          </table:table-cell>
          <table:table-cell table:style-name="ce12" office:value-type="float" office:value="-24.1" calcext:value-type="float">
            <text:p>-24.1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.894427191" calcext:value-type="float">
            <text:p>0.894427191</text:p>
          </table:table-cell>
          <table:table-cell table:style-name="ce12" office:value-type="float" office:value="-70.9" calcext:value-type="float">
            <text:p>-70.9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.4" calcext:value-type="float">
            <text:p>1.4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-5.1" calcext:value-type="float">
            <text:p>-5.1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12" office:value-type="float" office:value="-10" calcext:value-type="float">
            <text:p>-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NaCl 130, CaCl2 2, CsCl 5, MgCl2 1.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Asp 50, CsCl 60, Na2-ATP 5, EGTA 11, HEPES 10, glucose 5</text:p>
          </table:table-cell>
          <table:table-cell office:value-type="string" calcext:value-type="string">
            <text:p>Axopatch 200B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Ruan 2007</text:p>
          </table:table-cell>
          <table:table-cell table:style-name="ce12" office:value-type="float" office:value="-23.2" calcext:value-type="float">
            <text:p>-23.2</text:p>
          </table:table-cell>
          <table:table-cell table:style-name="ce12" office:value-type="float" office:value="0.86" calcext:value-type="float">
            <text:p>0.8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.9230184606" calcext:value-type="float">
            <text:p>1.9230184606</text:p>
          </table:table-cell>
          <table:table-cell table:style-name="ce12" office:value-type="float" office:value="-62.5" calcext:value-type="float">
            <text:p>-62.5</text:p>
          </table:table-cell>
          <table:table-cell table:style-name="ce12" office:value-type="float" office:value="0.68" calcext:value-type="float">
            <text:p>0.6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.1503488089" calcext:value-type="float">
            <text:p>2.1503488089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float" office:value="-5.6" calcext:value-type="float">
            <text:p>-5.6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15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5000" calcext:value-type="float">
            <text:p>-5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NaCl 130, CaCl2 2, CsCl 5, MgCl2 1.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Asp 50, CsCl 60, Na2-ATP 5, EGTA 11, HEPES 10, CaCl2 1, MgCl2 1</text:p>
          </table:table-cell>
          <table:table-cell office:value-type="string" calcext:value-type="string">
            <text:p>Axopatch 200B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Ruan 2010</text:p>
          </table:table-cell>
          <table:table-cell table:style-name="ce12" office:value-type="float" office:value="-23.08" calcext:value-type="float">
            <text:p>-23.08</text:p>
          </table:table-cell>
          <table:table-cell table:style-name="ce12" office:value-type="float" office:value="0.59" calcext:value-type="float">
            <text:p>0.59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.77" calcext:value-type="float">
            <text:p>1.77</text:p>
          </table:table-cell>
          <table:table-cell table:style-name="ce12" office:value-type="float" office:value="-67.69" calcext:value-type="float">
            <text:p>-67.69</text:p>
          </table:table-cell>
          <table:table-cell table:style-name="ce12" office:value-type="float" office:value="0.87" calcext:value-type="float">
            <text:p>0.87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.0137684052" calcext:value-type="float">
            <text:p>3.0137684052</text:p>
          </table:table-cell>
          <table:table-cell table:style-name="ce4" office:value-type="float" office:value="6.16" calcext:value-type="float">
            <text:p>6.16</text:p>
          </table:table-cell>
          <table:table-cell table:style-name="ce4" office:value-type="float" office:value="-5.37" calcext:value-type="float">
            <text:p>-5.37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14" table:style-name="ce2" office:value-type="string" calcext:value-type="string">
            <text:p>None</text:p>
          </table:table-cell>
          <table:table-cell table:style-name="ce12" office:value-type="float" office:value="-10" calcext:value-type="float">
            <text:p>-1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3500" calcext:value-type="float">
            <text:p>-35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-10" calcext:value-type="float">
            <text:p>-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NaCl 130, CaCl2 2, CsCl 5, MgCl2 1.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Asp 50, CsCl 60, Na2-ATP 5, EGTA 11, HEPES 10, CaCl2 1, MgCl2 1</text:p>
          </table:table-cell>
          <table:table-cell office:value-type="string" calcext:value-type="string">
            <text:p>Axopatch 200B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Saber 2015</text:p>
          </table:table-cell>
          <table:table-cell table:style-name="ce12" office:value-type="float" office:value="-24" calcext:value-type="float">
            <text:p>-2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.8989794856" calcext:value-type="float">
            <text:p>4.8989794856</text:p>
          </table:table-cell>
          <table:table-cell table:style-name="ce12" office:value-type="float" office:value="-66" calcext:value-type="float">
            <text:p>-6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.8989794856" calcext:value-type="float">
            <text:p>4.898979485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-6.1" calcext:value-type="float">
            <text:p>-6.1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2.5" calcext:value-type="float">
            <text:p>2.5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10" calcext:value-type="float">
            <text:p>-1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500" calcext:value-type="float">
            <text:p>-15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-10" calcext:value-type="float">
            <text:p>-1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NaCl 50, NMDG-Cl 80, CsCl 5, MgCl2 1.2, CaCl2 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Asp 50, CaCl2 1, MgCl2 1, HEPES 10, EGTA 11, Na2ATP 5</text:p>
          </table:table-cell>
          <table:table-cell office:value-type="string" calcext:value-type="string">
            <text:p>Axopatch 200B, pClamp 10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Samani 2009</text:p>
          </table:table-cell>
          <table:table-cell table:style-name="ce12" office:value-type="float" office:value="-36" calcext:value-type="float">
            <text:p>-36</text:p>
          </table:table-cell>
          <table:table-cell table:style-name="ce12" office:value-type="float" office:value="1.9" calcext:value-type="float">
            <text:p>1.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.026927491" calcext:value-type="float">
            <text:p>5.026927491</text:p>
          </table:table-cell>
          <table:table-cell table:style-name="ce12" office:value-type="float" office:value="-89.9" calcext:value-type="float">
            <text:p>-89.9</text:p>
          </table:table-cell>
          <table:table-cell table:style-name="ce12" office:value-type="float" office:value="1.8" calcext:value-type="float">
            <text:p>1.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5.4" calcext:value-type="float">
            <text:p>5.4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-5.7" calcext:value-type="float">
            <text:p>-5.7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Isoform b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12" office:value-type="float" office:value="-30" calcext:value-type="float">
            <text:p>-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500" calcext:value-type="float">
            <text:p>-45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0" calcext:value-type="float">
            <text:p>-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5 NaCl, 4 KCl, 1 MgCl2, 1.8 CaCl2, 10 HE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10 EGTA, 10 HEPES</text:p>
          </table:table-cell>
          <table:table-cell office:value-type="string" calcext:value-type="string">
            <text:p>Axopatch 200B, pClamp 9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Sarhan 2009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-109.4" calcext:value-type="float">
            <text:p>-109.4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.8520259177" calcext:value-type="float">
            <text:p>1.8520259177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8.8" calcext:value-type="float">
            <text:p>-8.8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NM_198056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3" table:style-name="ce2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-50" calcext:value-type="float">
            <text:p>-50</text:p>
          </table:table-cell>
          <table:table-cell table:style-name="ce12" office:value-type="float" office:value="-20" calcext:value-type="float">
            <text:p>-20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float" office:value="150" calcext:value-type="float">
            <text:p>15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150 NaCl, 2 KCl, 1.5 CaCl2, 1 MgCl2, 10 HEPES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10 NaF, 100 CsF, 20 CsCl2, 20 BAPTA, 10 HEP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Shinlapawittayatorn 2011a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-91.9" calcext:value-type="float">
            <text:p>-91.9</text:p>
          </table:table-cell>
          <table:table-cell table:style-name="ce12" office:value-type="float" office:value="1.7" calcext:value-type="float">
            <text:p>1.7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.4977772288" calcext:value-type="float">
            <text:p>4.497777228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NM_198056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80" calcext:value-type="float">
            <text:p>80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300" calcext:value-type="float">
            <text:p>-300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-65" calcext:value-type="float">
            <text:p>-65</text:p>
          </table:table-cell>
          <table:table-cell table:style-name="ce12" office:value-type="float" office:value="-30" calcext:value-type="float">
            <text:p>-3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NaCl 140, KCl 5, MgCl2 1, CaCl2 2, HEPES 10, glucose 10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NaCl 35, CsF 105, EGTA 10, Cs-HEPES 10</text:p>
          </table:table-cell>
          <table:table-cell office:value-type="string" calcext:value-type="string">
            <text:p>Axopatch 200A, pClamp 9.02</text:p>
          </table:table-cell>
          <table:table-cell office:value-type="string" calcext:value-type="string">
            <text:p>Don't mention b1 explicitly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Shinlapawittayatorn 2011b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-91.2" calcext:value-type="float">
            <text:p>-91.2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.7712812921" calcext:value-type="float">
            <text:p>2.771281292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NM_198056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6" table:style-name="ce2" office:value-type="string" calcext:value-type="string">
            <text:p>None</text:p>
          </table:table-cell>
          <table:table-cell table:style-name="ce12" office:value-type="float" office:value="80" calcext:value-type="float">
            <text:p>80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2"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600" calcext:value-type="float">
            <text:p>-60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-65" calcext:value-type="float">
            <text:p>-65</text:p>
          </table:table-cell>
          <table:table-cell table:style-name="ce12" office:value-type="float" office:value="-30" calcext:value-type="float">
            <text:p>-30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NaCl 140, KCl 5, MgCl2 1, CaCl2 2, HEPES 10, glucose 10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NaCl 35, CsF 105, EGTA 10, Cs-HEPES 10</text:p>
          </table:table-cell>
          <table:table-cell office:value-type="string" calcext:value-type="string">
            <text:p>Axopatch 200A, pClamp 9.02</text:p>
          </table:table-cell>
          <table:table-cell office:value-type="string" calcext:value-type="string">
            <text:p>Don't mention b1 explicitly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Shirai 2002</text:p>
          </table:table-cell>
          <table:table-cell table:style-name="ce12" office:value-type="float" office:value="-49.9" calcext:value-type="float">
            <text:p>-49.9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.38117618" calcext:value-type="float">
            <text:p>2.38117618</text:p>
          </table:table-cell>
          <table:table-cell table:style-name="ce12" office:value-type="float" office:value="-94.9" calcext:value-type="float">
            <text:p>-94.9</text:p>
          </table:table-cell>
          <table:table-cell table:style-name="ce12" office:value-type="float" office:value="2.6" calcext:value-type="float">
            <text:p>2.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6.3686733312" calcext:value-type="float">
            <text:p>6.3686733312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float" office:value="-7.5" calcext:value-type="float">
            <text:p>-7.5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-201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  <table:table-cell table:number-columns-repeated="14" table:style-name="ce2" office:value-type="string" calcext:value-type="string">
            <text:p>None</text:p>
          </table:table-cell>
          <table:table-cell table:style-name="ce12" office:value-type="float" office:value="-30" calcext:value-type="float">
            <text:p>-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8000" calcext:value-type="float">
            <text:p>-8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-90" calcext:value-type="float">
            <text:p>-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-170" calcext:value-type="float">
            <text:p>-17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30" calcext:value-type="float">
            <text:p>-3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5 NaCl, 4 KCl, 1.8 CaCl 2, 1.0 MgCl 2, 10 He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10 EGTA, 10 Hepes</text:p>
          </table:table-cell>
          <table:table-cell office:value-type="string" calcext:value-type="string">
            <text:p>pClamp 6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Shuraih 2007</text:p>
          </table:table-cell>
          <table:table-cell table:style-name="ce12" office:value-type="float" office:value="-43.4" calcext:value-type="float">
            <text:p>-43.4</text:p>
          </table:table-cell>
          <table:table-cell table:style-name="ce12" office:value-type="float" office:value="0.3" calcext:value-type="float">
            <text:p>0.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.7937253933" calcext:value-type="float">
            <text:p>0.7937253933</text:p>
          </table:table-cell>
          <table:table-cell table:style-name="ce12" office:value-type="float" office:value="-90.7" calcext:value-type="float">
            <text:p>-90.7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.2645751311" calcext:value-type="float">
            <text:p>0.2645751311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-6.6" calcext:value-type="float">
            <text:p>-6.6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Isoform b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float" office:value="8.1" calcext:value-type="float">
            <text:p>8.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-25" calcext:value-type="float">
            <text:p>-25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2000" calcext:value-type="float">
            <text:p>-2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30" calcext:value-type="float">
            <text:p>-1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-30" calcext:value-type="float">
            <text:p>-3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5 NaCl, 4 KCl, 1 MgCl2, 1.8 CaCl 2 , 10 H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10 EGTA, 10 HEPES</text:p>
          </table:table-cell>
          <table:table-cell office:value-type="string" calcext:value-type="string">
            <text:p>pClamp 9</text:p>
          </table:table-cell>
          <table:table-cell table:style-name="ce1" office:value-type="string" calcext:value-type="string">
            <text:p>Mention LJP but not if corrected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Shy 2014</text:p>
          </table:table-cell>
          <table:table-cell table:style-name="ce12" office:value-type="float" office:value="-29.6" calcext:value-type="float">
            <text:p>-29.6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6769552622" calcext:value-type="float">
            <text:p>3.6769552622</text:p>
          </table:table-cell>
          <table:table-cell table:style-name="ce12" office:value-type="float" office:value="-76.9" calcext:value-type="float">
            <text:p>-76.9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.9570108524" calcext:value-type="float">
            <text:p>6.9570108524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-6.6" calcext:value-type="float">
            <text:p>-6.6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.5" calcext:value-type="float">
            <text:p>2.5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15" calcext:value-type="float">
            <text:p>-15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50" calcext:value-type="float">
            <text:p>-45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90" calcext:value-type="float">
            <text:p>-9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MDGOH</text:p>
          </table:table-cell>
          <table:table-cell office:value-type="string" calcext:value-type="string">
            <text:p>NaCl 50, NMDG-Cl 80, CaCl2 1.8, MgCl2 1.2, CsCl 5, HEPES 10, glucose 5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Cs-Asp 70, CaCl2 1, MgCl2 1, HEPES 10, EGTA 11, Na2ATP 5</text:p>
          </table:table-cell>
          <table:table-cell office:value-type="string" calcext:value-type="string">
            <text:p>Alembic VE-2, pClamp 8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Smits 2005a</text:p>
          </table:table-cell>
          <table:table-cell table:style-name="ce12" office:value-type="float" office:value="-42.6" calcext:value-type="float">
            <text:p>-42.6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office:value-type="float" office:value="-89.4" calcext:value-type="float">
            <text:p>-89.4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.6" calcext:value-type="float">
            <text:p>3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-4.9" calcext:value-type="float">
            <text:p>-4.9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pSP64T-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6" table:style-name="ce2" office:value-type="string" calcext:value-type="string">
            <text:p>None</text:p>
          </table:table-cell>
          <table:table-cell table:number-columns-repeated="2" table:style-name="ce12" office:value-type="float" office:value="80" calcext:value-type="float">
            <text:p>8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-30" calcext:value-type="float">
            <text:p>-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7000" calcext:value-type="float">
            <text:p>-7000</text:p>
          </table:table-cell>
          <table:table-cell table:style-name="ce17" office:value-type="float" office:value="5" calcext:value-type="float">
            <text:p>5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30" calcext:value-type="float">
            <text:p>-13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7.1" calcext:value-type="float">
            <text:p>147.1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.7, CaCl2 1.8, MgCl2 2, NaHCO3 4.3, Na2HPO4 1.4, glucose 11, HEPES 16.8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CsF 100, CsCl 40, EGTA 10, NaCl 10, MgCl2 2, HEPES 10</text:p>
          </table:table-cell>
          <table:table-cell office:value-type="string" calcext:value-type="string">
            <text:p>Axopatch 200B, Digidata 1200, 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Smits 2005b</text:p>
          </table:table-cell>
          <table:table-cell table:style-name="ce12" office:value-type="float" office:value="-43.7" calcext:value-type="float">
            <text:p>-43.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-98.8" calcext:value-type="float">
            <text:p>-98.8</text:p>
          </table:table-cell>
          <table:table-cell table:style-name="ce12" office:value-type="float" office:value="2.1" calcext:value-type="float">
            <text:p>2.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7.5716576785" calcext:value-type="float">
            <text:p>7.5716576785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-5" calcext:value-type="float">
            <text:p>-5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2" office:value-type="float" office:value="80" calcext:value-type="float">
            <text:p>8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-25" calcext:value-type="float">
            <text:p>-25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3000" calcext:value-type="float">
            <text:p>-3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05" calcext:value-type="float">
            <text:p>-10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55" calcext:value-type="float">
            <text:p>-15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-35" calcext:value-type="float">
            <text:p>-35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7.1" calcext:value-type="float">
            <text:p>147.1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.7, CaCl2 1.8, MgCl2 2, NaHCO3 4.3, Na2HPO4 1.4, glucose 11, HEPES 16.8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CsF 100, CsCl 40, EGTA 10, NaCl 10, MgCl2 2, HEPES 10</text:p>
          </table:table-cell>
          <table:table-cell office:value-type="string" calcext:value-type="string">
            <text:p>Axopatch 200B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Sottas 2013</text:p>
          </table:table-cell>
          <table:table-cell table:style-name="ce12" office:value-type="float" office:value="-29.8" calcext:value-type="float">
            <text:p>-29.8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.9899748742" calcext:value-type="float">
            <text:p>1.9899748742</text:p>
          </table:table-cell>
          <table:table-cell table:style-name="ce12" office:value-type="float" office:value="-72.2" calcext:value-type="float">
            <text:p>-72.2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.6583123952" calcext:value-type="float">
            <text:p>1.6583123952</text:p>
          </table:table-cell>
          <table:table-cell table:style-name="ce4" office:value-type="float" office:value="5.33" calcext:value-type="float">
            <text:p>5.33</text:p>
          </table:table-cell>
          <table:table-cell table:style-name="ce4" office:value-type="float" office:value="-5.87" calcext:value-type="float">
            <text:p>-5.87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14" office:value-type="string" calcext:value-type="string">
            <text:p>no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2.7" calcext:value-type="float">
            <text:p>2.7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5" calcext:value-type="float">
            <text:p>-15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130" calcext:value-type="float">
            <text:p>-13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10" calcext:value-type="float">
            <text:p>-1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NaCl 50, NMDG-Cl 80, CsCl 5, CaCl2 2, MgCl2 1.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Aspd 50, CaCl2 1, MgCl2 1, HEPES 10, EGTA 11, Na2 ATP 5</text:p>
          </table:table-cell>
          <table:table-cell office:value-type="string" calcext:value-type="string">
            <text:p>Axopatch 200B or Alembic VE-2, pClamp 8</text:p>
          </table:table-cell>
          <table:table-cell office:value-type="string" calcext:value-type="string">
            <text:p>Probably isoform a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Splawski 2002</text:p>
          </table:table-cell>
          <table:table-cell table:style-name="ce12" office:value-type="float" office:value="-26.6" calcext:value-type="float">
            <text:p>-26.6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6769552622" calcext:value-type="float">
            <text:p>3.6769552622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6" table:style-name="ce2"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70" calcext:value-type="float">
            <text:p>-7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10" calcext:value-type="float">
            <text:p>-11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0" calcext:value-type="float">
            <text:p>-1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NaCl 130, CsCl 5, CaCl2 2, MgCl2 1.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Cs-Asp 80, EGTA 11, MgCl2 1, CaCl2 1, HEPES 10, Na2-ATP 5</text:p>
          </table:table-cell>
          <table:table-cell office:value-type="string" calcext:value-type="string">
            <text:p>Axopatch 200B, pClamp 8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Surber 2008</text:p>
          </table:table-cell>
          <table:table-cell table:style-name="ce12" office:value-type="float" office:value="-42.2" calcext:value-type="float">
            <text:p>-42.2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3.3674916481" calcext:value-type="float">
            <text:p>3.3674916481</text:p>
          </table:table-cell>
          <table:table-cell table:style-name="ce12" office:value-type="float" office:value="-79.4" calcext:value-type="float">
            <text:p>-79.4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.4292856399" calcext:value-type="float">
            <text:p>3.42928563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-5.4" calcext:value-type="float">
            <text:p>-5.4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pSP64T-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1.7" calcext:value-type="float">
            <text:p>1.7</text:p>
          </table:table-cell>
          <table:table-cell table:style-name="ce12" office:value-type="float" office:value="3.1" calcext:value-type="float">
            <text:p>3.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75" calcext:value-type="float">
            <text:p>75</text:p>
          </table:table-cell>
          <table:table-cell table:number-columns-repeated="6" table:style-name="ce2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2" office:value-type="float" office:value="-120" calcext:value-type="float">
            <text:p>-1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0" calcext:value-type="float">
            <text:p>40</text:p>
          </table:table-cell>
          <table:table-cell table:number-columns-repeated="2"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30" calcext:value-type="float">
            <text:p>-3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0.1" calcext:value-type="float">
            <text:p>0.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40 NaCl, 0.1 CaCl2, 1 MgCl2, 10 glucose, 10 HEPES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Cl, 130 CsCl, 10 EGTA, 10 HEPES</text:p>
          </table:table-cell>
          <table:table-cell office:value-type="string" calcext:value-type="string">
            <text:p>Axopatch 200B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Swan 2014</text:p>
          </table:table-cell>
          <table:table-cell table:style-name="ce12" office:value-type="float" office:value="-28" calcext:value-type="float">
            <text:p>-28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3941125497" calcext:value-type="float">
            <text:p>3.3941125497</text:p>
          </table:table-cell>
          <table:table-cell table:style-name="ce12" office:value-type="float" office:value="-75.8" calcext:value-type="float">
            <text:p>-75.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.8989794856" calcext:value-type="float">
            <text:p>4.898979485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-6.3" calcext:value-type="float">
            <text:p>-6.3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pCDN3.1-Nav1.5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80" calcext:value-type="float">
            <text:p>8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500" calcext:value-type="float">
            <text:p>-45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75" calcext:value-type="float">
            <text:p>-7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130" calcext:value-type="float">
            <text:p>-13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10" calcext:value-type="float">
            <text:p>-1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NaCl 50, NMDG-Cl 80, CsCl 5, MgCl2 1.2, CaCl2 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Asp 50, CaCl2 1, MgCl2 1, HEPES 10, EGTA 11, Na2ATP 5</text:p>
          </table:table-cell>
          <table:table-cell office:value-type="string" calcext:value-type="string">
            <text:p>Axopatch 200B, pClamp 10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Swan 2014</text:p>
          </table:table-cell>
          <table:table-cell table:style-name="ce4" office:value-type="float" office:value="-28.2" calcext:value-type="float">
            <text:p>-28.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.7146428199" calcext:value-type="float">
            <text:p>1.7146428199</text:p>
          </table:table-cell>
          <table:table-cell table:style-name="ce4" office:value-type="float" office:value="-79.4" calcext:value-type="float">
            <text:p>-79.4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.6338264084" calcext:value-type="float">
            <text:p>5.6338264084</text:p>
          </table:table-cell>
          <table:table-cell table:style-name="ce4" office:value-type="float" office:value="6.9" calcext:value-type="float">
            <text:p>6.9</text:p>
          </table:table-cell>
          <table:table-cell table:style-name="ce4" office:value-type="float" office:value="-6.1" calcext:value-type="float">
            <text:p>-6.1</text:p>
          </table:table-cell>
          <table:table-cell table:style-name="ce4" office:value-type="string" calcext:value-type="string">
            <text:p>b</text:p>
          </table:table-cell>
          <table:table-cell office:value-type="string" calcext:value-type="string">
            <text:p>pCDN3.1-Nav1.5</text:p>
          </table:table-cell>
          <table:table-cell table:style-name="ce4" office:value-type="string" calcext:value-type="string">
            <text:p>HEK</text:p>
          </table:table-cell>
          <table:table-cell table:style-name="ce4" office:value-type="string" calcext:value-type="string">
            <text:p>HEK293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transient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500" calcext:value-type="float">
            <text:p>-4500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14" office:value-type="float" office:value="50" calcext:value-type="float">
            <text:p>50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4" office:value-type="string" calcext:value-type="string">
            <text:p>CsOH</text:p>
          </table:table-cell>
          <table:table-cell office:value-type="string" calcext:value-type="string">
            <text:p>NaCl 50, NMDG-Cl 80, CsCl 5, MgCl2 1.2, CaCl2 2, HEPES 10, glucose 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.000015" calcext:value-type="float">
            <text:p>0.00001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.2" calcext:value-type="float">
            <text:p>7.2</text:p>
          </table:table-cell>
          <table:table-cell table:style-name="ce14" office:value-type="string" calcext:value-type="string">
            <text:p>CsOH</text:p>
          </table:table-cell>
          <table:table-cell table:style-name="ce2" office:value-type="string" calcext:value-type="string">
            <text:p>CsCl 60, Asp 50, CaCl2 1, MgCl2 1, HEPES 10, EGTA 11, Na2ATP 5</text:p>
          </table:table-cell>
          <table:table-cell table:style-name="ce2" office:value-type="string" calcext:value-type="string">
            <text:p>Axopatch 200B, pClamp 10</text:p>
          </table:table-cell>
          <table:table-cell table:style-name="ce2" office:value-type="string" calcext:value-type="string">
            <text:p>Room temperature</text:p>
          </table:table-cell>
          <table:table-cell table:style-name="ce2" table:number-columns-repeated="16314"/>
        </table:table-row>
        <table:table-row table:style-name="ro2">
          <table:table-cell table:style-name="ce4" office:value-type="string" calcext:value-type="string">
            <text:p>Tan 2001</text:p>
          </table:table-cell>
          <table:table-cell table:style-name="ce12" office:value-type="float" office:value="-48.6" calcext:value-type="float">
            <text:p>-48.6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.1749015733" calcext:value-type="float">
            <text:p>3.1749015733</text:p>
          </table:table-cell>
          <table:table-cell table:style-name="ce12" office:value-type="float" office:value="-92" calcext:value-type="float">
            <text:p>-92</text:p>
          </table:table-cell>
          <table:table-cell table:style-name="ce12" office:value-type="float" office:value="1.7" calcext:value-type="float">
            <text:p>1.7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.4977772288" calcext:value-type="float">
            <text:p>4.4977772288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-5.4" calcext:value-type="float">
            <text:p>-5.4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14" table:style-name="ce2"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60" calcext:value-type="float">
            <text:p>-6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5, KCl 4, CaCl2 1.8, MgCl2 1, HEPES-NaOH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NaF 10, CsF 110, CsCl 20, EGTA 10, HEPES 10</text:p>
          </table:table-cell>
          <table:table-cell office:value-type="string" calcext:value-type="string">
            <text:p>?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2</text:p>
          </table:table-cell>
          <table:table-cell table:style-name="ce12" office:value-type="float" office:value="-40.3" calcext:value-type="float">
            <text:p>-40.3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.8844410204" calcext:value-type="float">
            <text:p>2.8844410204</text:p>
          </table:table-cell>
          <table:table-cell table:style-name="ce12" office:value-type="float" office:value="-93.5" calcext:value-type="float">
            <text:p>-93.5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.3266615306" calcext:value-type="float">
            <text:p>4.3266615306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6.6" calcext:value-type="float">
            <text:p>-6.6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14" table:style-name="ce2"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70" calcext:value-type="float">
            <text:p>-70</text:p>
          </table:table-cell>
          <table:table-cell table:style-name="ce12" office:value-type="float" office:value="-20" calcext:value-type="float">
            <text:p>-20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5, KCl 4, CaCl2 1.8, MgCl2 1, HEPES 1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NaF 10, CsF 110, CsCl 20, EGTA 10, HEPES 10</text:p>
          </table:table-cell>
          <table:table-cell office:value-type="string" calcext:value-type="string">
            <text:p>?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5</text:p>
          </table:table-cell>
          <table:table-cell table:style-name="ce12" office:value-type="float" office:value="-39" calcext:value-type="float">
            <text:p>-3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.8989794856" calcext:value-type="float">
            <text:p>4.8989794856</text:p>
          </table:table-cell>
          <table:table-cell table:style-name="ce12" office:value-type="float" office:value="-75" calcext:value-type="float">
            <text:p>-7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.6568542495" calcext:value-type="float">
            <text:p>5.656854249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isoform b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5</text:p>
          </table:table-cell>
          <table:table-cell table:style-name="ce12" office:value-type="float" office:value="-38" calcext:value-type="float">
            <text:p>-3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.8989794856" calcext:value-type="float">
            <text:p>4.8989794856</text:p>
          </table:table-cell>
          <table:table-cell table:style-name="ce12" office:value-type="float" office:value="-75" calcext:value-type="float">
            <text:p>-7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isoform b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5</text:p>
          </table:table-cell>
          <table:table-cell table:style-name="ce12" office:value-type="float" office:value="-42" calcext:value-type="float">
            <text:p>-42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.9068883707" calcext:value-type="float">
            <text:p>2.9068883707</text:p>
          </table:table-cell>
          <table:table-cell table:style-name="ce12" office:value-type="float" office:value="-81" calcext:value-type="float">
            <text:p>-81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.2" calcext:value-type="float">
            <text:p>4.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isoform b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5</text:p>
          </table:table-cell>
          <table:table-cell table:style-name="ce12" office:value-type="float" office:value="-41" calcext:value-type="float">
            <text:p>-41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3941125497" calcext:value-type="float">
            <text:p>3.3941125497</text:p>
          </table:table-cell>
          <table:table-cell table:style-name="ce12" office:value-type="float" office:value="-79" calcext:value-type="float">
            <text:p>-79</text:p>
          </table:table-cell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.3065996646" calcext:value-type="float">
            <text:p>5.306599664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isoform b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5</text:p>
          </table:table-cell>
          <table:table-cell table:style-name="ce12" office:value-type="float" office:value="-42" calcext:value-type="float">
            <text:p>-42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.5455844123" calcext:value-type="float">
            <text:p>2.5455844123</text:p>
          </table:table-cell>
          <table:table-cell table:style-name="ce12" office:value-type="float" office:value="-79" calcext:value-type="float">
            <text:p>-79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.2" calcext:value-type="float">
            <text:p>4.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isoform b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5</text:p>
          </table:table-cell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3.9" calcext:value-type="float">
            <text:p>3.9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.5530099969" calcext:value-type="float">
            <text:p>9.5530099969</text:p>
          </table:table-cell>
          <table:table-cell table:style-name="ce12" office:value-type="float" office:value="-78" calcext:value-type="float">
            <text:p>-78</text:p>
          </table:table-cell>
          <table:table-cell table:style-name="ce12" office:value-type="float" office:value="3.5" calcext:value-type="float">
            <text:p>3.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.8262379212" calcext:value-type="float">
            <text:p>7.826237921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isoform b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5</text:p>
          </table:table-cell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.3856406461" calcext:value-type="float">
            <text:p>1.3856406461</text:p>
          </table:table-cell>
          <table:table-cell table:style-name="ce12" office:value-type="float" office:value="-81" calcext:value-type="float">
            <text:p>-81</text:p>
          </table:table-cell>
          <table:table-cell table:style-name="ce12" office:value-type="float" office:value="2.7" calcext:value-type="float">
            <text:p>2.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.6765371804" calcext:value-type="float">
            <text:p>4.676537180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isoform b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5</text:p>
          </table:table-cell>
          <table:table-cell table:style-name="ce12" office:value-type="float" office:value="-39" calcext:value-type="float">
            <text:p>-39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-75" calcext:value-type="float">
            <text:p>-7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.6568542495" calcext:value-type="float">
            <text:p>5.656854249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isoform 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5</text:p>
          </table:table-cell>
          <table:table-cell table:style-name="ce12" office:value-type="float" office:value="-39" calcext:value-type="float">
            <text:p>-39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-78" calcext:value-type="float">
            <text:p>-7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.8284271247" calcext:value-type="float">
            <text:p>2.8284271247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isoform 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5</text:p>
          </table:table-cell>
          <table:table-cell table:style-name="ce12" office:value-type="float" office:value="-42" calcext:value-type="float">
            <text:p>-42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9597979746" calcext:value-type="float">
            <text:p>3.9597979746</text:p>
          </table:table-cell>
          <table:table-cell table:style-name="ce12" office:value-type="float" office:value="-82" calcext:value-type="float">
            <text:p>-82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.8497422612" calcext:value-type="float">
            <text:p>4.849742261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isoform 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5</text:p>
          </table:table-cell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.4852813742" calcext:value-type="float">
            <text:p>8.4852813742</text:p>
          </table:table-cell>
          <table:table-cell table:style-name="ce12" office:value-type="float" office:value="-79" calcext:value-type="float">
            <text:p>-7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.4852813742" calcext:value-type="float">
            <text:p>8.485281374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isoform 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5</text:p>
          </table:table-cell>
          <table:table-cell table:style-name="ce12" office:value-type="float" office:value="-43" calcext:value-type="float">
            <text:p>-4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-82" calcext:value-type="float">
            <text:p>-82</text:p>
          </table:table-cell>
          <table:table-cell table:style-name="ce12" office:value-type="float" office:value="3.1" calcext:value-type="float">
            <text:p>3.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.2" calcext:value-type="float">
            <text:p>6.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isoform 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5</text:p>
          </table:table-cell>
          <table:table-cell table:style-name="ce12" office:value-type="float" office:value="-42" calcext:value-type="float">
            <text:p>-42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3941125497" calcext:value-type="float">
            <text:p>3.3941125497</text:p>
          </table:table-cell>
          <table:table-cell table:style-name="ce12" office:value-type="float" office:value="-82" calcext:value-type="float">
            <text:p>-82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.6" calcext:value-type="float">
            <text:p>3.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isoform 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5</text:p>
          </table:table-cell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.6568542495" calcext:value-type="float">
            <text:p>5.6568542495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.8" calcext:value-type="float">
            <text:p>4.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isoform 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5</text:p>
          </table:table-cell>
          <table:table-cell table:style-name="ce12" office:value-type="float" office:value="-41" calcext:value-type="float">
            <text:p>-41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.8" calcext:value-type="float">
            <text:p>1.8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.2" calcext:value-type="float">
            <text:p>1.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isoform 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6</text:p>
          </table:table-cell>
          <table:table-cell table:style-name="ce12" office:value-type="float" office:value="-46.9" calcext:value-type="float">
            <text:p>-46.9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3941125497" calcext:value-type="float">
            <text:p>3.3941125497</text:p>
          </table:table-cell>
          <table:table-cell table:style-name="ce12" office:value-type="float" office:value="-81.8" calcext:value-type="float">
            <text:p>-81.8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6769552622" calcext:value-type="float">
            <text:p>3.676955262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Isoform b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4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000" calcext:value-type="float">
            <text:p>-400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4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table:style-name="ce2"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6</text:p>
          </table:table-cell>
          <table:table-cell table:style-name="ce12" office:value-type="float" office:value="-44.1" calcext:value-type="float">
            <text:p>-44.1</text:p>
          </table:table-cell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.0596442563" calcext:value-type="float">
            <text:p>5.0596442563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.7434164903" calcext:value-type="float">
            <text:p>4.743416490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Isoform 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4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000" calcext:value-type="float">
            <text:p>-400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4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table:style-name="ce2"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rradas 2013</text:p>
          </table:table-cell>
          <table:table-cell table:style-name="ce12" office:value-type="float" office:value="-32" calcext:value-type="float">
            <text:p>-32</text:p>
          </table:table-cell>
          <table:table-cell table:style-name="ce12" office:value-type="float" office:value="0.3" calcext:value-type="float">
            <text:p>0.3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.2727922061" calcext:value-type="float">
            <text:p>1.2727922061</text:p>
          </table:table-cell>
          <table:table-cell table:style-name="ce12" office:value-type="float" office:value="-84.9" calcext:value-type="float">
            <text:p>-84.9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.8460498942" calcext:value-type="float">
            <text:p>2.8460498942</text:p>
          </table:table-cell>
          <table:table-cell table:style-name="ce4" office:value-type="float" office:value="6.9" calcext:value-type="float">
            <text:p>6.9</text:p>
          </table:table-cell>
          <table:table-cell table:style-name="ce4" office:value-type="float" office:value="-4.9" calcext:value-type="float">
            <text:p>-4.9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style-name="ce14" office:value-type="string" calcext:value-type="string">
            <text:p>no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2.5" calcext:value-type="float">
            <text:p>2.5</text:p>
          </table:table-cell>
          <table:table-cell table:style-name="ce12" office:value-type="float" office:value="3.2" calcext:value-type="float">
            <text:p>3.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90" calcext:value-type="float">
            <text:p>9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-15" calcext:value-type="float">
            <text:p>-15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140" calcext:value-type="float">
            <text:p>-14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3 KCl, 10 HEPES, 1.8 CaCl2, 1.2 MgCl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30 CsCl, 1 EGTA, 10 HEPES, 10 NaCl, 2 ATPMg</text:p>
          </table:table-cell>
          <table:table-cell office:value-type="string" calcext:value-type="string">
            <text:p>Axopatch 200B, Digidata 1440A, pClamp 10.2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ester 2010</text:p>
          </table:table-cell>
          <table:table-cell table:style-name="ce12" office:value-type="float" office:value="-42" calcext:value-type="float">
            <text:p>-4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-72" calcext:value-type="float">
            <text:p>-7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.2360679775" calcext:value-type="float">
            <text:p>2.236067977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Isoform b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 1.8, MgCl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9</text:p>
          </table:table-cell>
          <table:table-cell office:value-type="string" calcext:value-type="string">
            <text:p>Room temperature, don't mention b1 explicitly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Tsurugi 2009</text:p>
          </table:table-cell>
          <table:table-cell table:style-name="ce12" office:value-type="float" office:value="-39.6" calcext:value-type="float">
            <text:p>-39.6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3941125497" calcext:value-type="float">
            <text:p>3.3941125497</text:p>
          </table:table-cell>
          <table:table-cell table:style-name="ce12" office:value-type="float" office:value="-88" calcext:value-type="float">
            <text:p>-88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.5455844123" calcext:value-type="float">
            <text:p>2.5455844123</text:p>
          </table:table-cell>
          <table:table-cell table:style-name="ce4" office:value-type="float" office:value="4.9" calcext:value-type="float">
            <text:p>4.9</text:p>
          </table:table-cell>
          <table:table-cell table:style-name="ce4" office:value-type="float" office:value="-5.1" calcext:value-type="float">
            <text:p>-5.1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stable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2" calcext:value-type="float">
            <text:p>1.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30" calcext:value-type="float">
            <text:p>-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5000" calcext:value-type="float">
            <text:p>-5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-90" calcext:value-type="float">
            <text:p>-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5, HEPES 5</text:p>
          </table:table-cell>
          <table:table-cell office:value-type="string" calcext:value-type="string">
            <text:p>Axopatch 20A, Clampex 9.2</text:p>
          </table:table-cell>
          <table:table-cell office:value-type="string" calcext:value-type="string">
            <text:p>Don't mention b1 explicitly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Valdivia 2004</text:p>
          </table:table-cell>
          <table:table-cell table:style-name="ce12" office:value-type="float" office:value="-42" calcext:value-type="float">
            <text:p>-4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7.7459666924" calcext:value-type="float">
            <text:p>7.7459666924</text:p>
          </table:table-cell>
          <table:table-cell table:style-name="ce12" office:value-type="float" office:value="-84.3" calcext:value-type="float">
            <text:p>-84.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.472135955" calcext:value-type="float">
            <text:p>4.472135955</text:p>
          </table:table-cell>
          <table:table-cell table:style-name="ce4" office:value-type="float" office:value="5.1" calcext:value-type="float">
            <text:p>5.1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hH1c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14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3500" calcext:value-type="float">
            <text:p>-35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30" calcext:value-type="float">
            <text:p>-13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8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Probably room temperature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Vatta 2002a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-89.5" calcext:value-type="float">
            <text:p>-89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0.4898979486" calcext:value-type="float">
            <text:p>0.489897948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.4" calcext:value-type="float">
            <text:p>1.4</text:p>
          </table:table-cell>
          <table:table-cell table:number-columns-repeated="9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3500" calcext:value-type="float">
            <text:p>-3500</text:p>
          </table:table-cell>
          <table:table-cell table:number-columns-repeated="11"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float" office:value="150" calcext:value-type="float">
            <text:p>15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2 KCl, 150 NaCl, 1.5 CaCl2 , 1 MgCl2 , 10 glucose, 5 TEA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35 NaCl, 10 Hepes, 10 EGTA, 105 CsF</text:p>
          </table:table-cell>
          <table:table-cell office:value-type="string" calcext:value-type="string">
            <text:p>Axopatch 200A, pClamp 7</text:p>
          </table:table-cell>
          <table:table-cell office:value-type="string" calcext:value-type="string">
            <text:p>Room temperature, don't mention b1 explicitly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Viswanathan 2003</text:p>
          </table:table-cell>
          <table:table-cell table:style-name="ce12" office:value-type="float" office:value="-40.7" calcext:value-type="float">
            <text:p>-40.7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4.6432747065" calcext:value-type="float">
            <text:p>4.6432747065</text:p>
          </table:table-cell>
          <table:table-cell table:style-name="ce12" office:value-type="float" office:value="-85" calcext:value-type="float">
            <text:p>-85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3.9799497484" calcext:value-type="float">
            <text:p>3.9799497484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-5.2" calcext:value-type="float">
            <text:p>-5.2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-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transient</text:p>
          </table:table-cell>
          <table:table-cell table:number-columns-repeated="15" table:style-name="ce2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4" office:value-type="string" calcext:value-type="string">
            <text:p>None</text:p>
          </table:table-cell>
          <table:table-cell office:value-type="string" calcext:value-type="string">
            <text:p>145 NaCl, 4 KCl, 1.8 CaCl2, 1 MgCl2, 10 HEPES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10 EGTA, 10 HEPES</text:p>
          </table:table-cell>
          <table:table-cell office:value-type="string" calcext:value-type="string">
            <text:p>Digidata 1200, 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Wang 1996</text:p>
          </table:table-cell>
          <table:table-cell table:style-name="ce12" office:value-type="float" office:value="-43.2" calcext:value-type="float">
            <text:p>-43.2</text:p>
          </table:table-cell>
          <table:table-cell table:style-name="ce12" office:value-type="float" office:value="1.9" calcext:value-type="float">
            <text:p>1.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6.8505474234" calcext:value-type="float">
            <text:p>6.8505474234</text:p>
          </table:table-cell>
          <table:table-cell table:style-name="ce12" office:value-type="float" office:value="-99.6" calcext:value-type="float">
            <text:p>-99.6</text:p>
          </table:table-cell>
          <table:table-cell table:style-name="ce12" office:value-type="float" office:value="0.88" calcext:value-type="float">
            <text:p>0.88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.9186298155" calcext:value-type="float">
            <text:p>2.9186298155</text:p>
          </table:table-cell>
          <table:table-cell table:style-name="ce4" office:value-type="float" office:value="5.03" calcext:value-type="float">
            <text:p>5.03</text:p>
          </table:table-cell>
          <table:table-cell table:style-name="ce4" office:value-type="float" office:value="-5.7" calcext:value-type="float">
            <text:p>-5.7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-201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2500" calcext:value-type="float">
            <text:p>-25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90" calcext:value-type="float">
            <text:p>-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60" calcext:value-type="float">
            <text:p>-16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50" calcext:value-type="float">
            <text:p>-5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4" office:value-type="string" calcext:value-type="string">
            <text:p>None</text:p>
          </table:table-cell>
          <table:table-cell office:value-type="string" calcext:value-type="string">
            <text:p>145 NaCl, 4 KCl, 1.8 CaCl2, 1 MgCl2, 10 He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10 NaF, 110 CsF, 20 CsCl, 10 EGTA, 10 Hepes</text:p>
          </table:table-cell>
          <table:table-cell office:value-type="string" calcext:value-type="string">
            <text:p>Axopatch 200A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Wang 2002</text:p>
          </table:table-cell>
          <table:table-cell table:style-name="ce12" office:value-type="float" office:value="-47.7" calcext:value-type="float">
            <text:p>-47.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-100.7" calcext:value-type="float">
            <text:p>-100.7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6.102458521" calcext:value-type="float">
            <text:p>6.102458521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15" table:style-name="ce2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60" calcext:value-type="float">
            <text:p>-16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-10" calcext:value-type="float">
            <text:p>-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7" table:style-name="ce2"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/>
          <table:table-cell office:value-type="string" calcext:value-type="string">
            <text:p>pClamp 8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Wang 2007a</text:p>
          </table:table-cell>
          <table:table-cell table:style-name="ce12" office:value-type="float" office:value="-44.3" calcext:value-type="float">
            <text:p>-44.3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.2449944321" calcext:value-type="float">
            <text:p>2.2449944321</text:p>
          </table:table-cell>
          <table:table-cell table:style-name="ce12" office:value-type="float" office:value="-89.3" calcext:value-type="float">
            <text:p>-89.3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4.4" calcext:value-type="float">
            <text:p>4.4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-7" calcext:value-type="float">
            <text:p>-7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.5" calcext:value-type="float">
            <text:p>1.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95" calcext:value-type="float">
            <text:p>9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-800" calcext:value-type="float">
            <text:p>-800</text:p>
          </table:table-cell>
          <table:table-cell table:style-name="ce12" office:value-type="float" office:value="-6000" calcext:value-type="float">
            <text:p>-6000</text:p>
          </table:table-cell>
          <table:table-cell table:style-name="ce12" office:value-type="float" office:value="-30" calcext:value-type="float">
            <text:p>-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2000" calcext:value-type="float">
            <text:p>-2000</text:p>
          </table:table-cell>
          <table:table-cell table:style-name="ce17" office:value-type="float" office:value="5" calcext:value-type="float">
            <text:p>5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80" calcext:value-type="float">
            <text:p>-18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-30" calcext:value-type="float">
            <text:p>-3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5 NaCl, 4 KCl, 1.8 CaCl2, 1 MgCl2, 10 HE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2 EGTA, 10 HEPES</text:p>
          </table:table-cell>
          <table:table-cell office:value-type="string" calcext:value-type="string">
            <text:p>Axopatch 200B, pClamp 8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Wang 2007b</text:p>
          </table:table-cell>
          <table:table-cell table:style-name="ce12" office:value-type="float" office:value="-46" calcext:value-type="float">
            <text:p>-46</text:p>
          </table:table-cell>
          <table:table-cell table:style-name="ce12" office:value-type="float" office:value="3.1" calcext:value-type="float">
            <text:p>3.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.9318107302" calcext:value-type="float">
            <text:p>6.9318107302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t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96" calcext:value-type="float">
            <text:p>96</text:p>
          </table:table-cell>
          <table:table-cell table:style-name="ce14" office:value-type="string" calcext:value-type="string">
            <text:p>no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0.5" calcext:value-type="float">
            <text:p>0.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" calcext:value-type="float">
            <text:p>90</text:p>
          </table:table-cell>
          <table:table-cell table:number-columns-repeated="6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18000" calcext:value-type="float">
            <text:p>18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5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65" calcext:value-type="float">
            <text:p>6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TMAH</text:p>
          </table:table-cell>
          <table:table-cell office:value-type="string" calcext:value-type="string">
            <text:p>65 NaCl, 85 choline Cl, 2 CaCl2, 10 HEPES</text:p>
          </table:table-cell>
          <table:table-cell table:style-name="ce17" office:value-type="float" office:value="130" calcext:value-type="float">
            <text:p>13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0 NaF, 30 NaCl, 10 EGTA, 10 HEPES</text:p>
          </table:table-cell>
          <table:table-cell office:value-type="string" calcext:value-type="string">
            <text:p>Axopatch 200B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Wang 201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-89.9" calcext:value-type="float">
            <text:p>-89.9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formula="of:=[.G159]*SQRT([.H159])" office:value-type="float" office:value="2.99332590941915" calcext:value-type="float">
            <text:p>2.99332590941915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4.7" calcext:value-type="float">
            <text:p>-4.7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85" calcext:value-type="float">
            <text:p>85</text:p>
          </table:table-cell>
          <table:table-cell table:number-columns-repeated="5" table:style-name="ce2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30" calcext:value-type="float">
            <text:p>-13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10" calcext:value-type="float">
            <text:p>-10</text:p>
          </table:table-cell>
          <table:table-cell table:style-name="ce12" office:value-type="float" office:value="-20" calcext:value-type="float">
            <text:p>-20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30, KCl 4, CaCl2 1.8, MgCl2 1, HEPES 10, glucose 1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10, EGTA 10, NaF 10, CsCl 20, HEPES 10</text:p>
          </table:table-cell>
          <table:table-cell office:value-type="string" calcext:value-type="string">
            <text:p>Digidata 1322A, Clampfit 10.2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Wang 2015</text:p>
          </table:table-cell>
          <table:table-cell table:style-name="ce12" office:value-type="float" office:value="-40.91" calcext:value-type="float">
            <text:p>-40.91</text:p>
          </table:table-cell>
          <table:table-cell table:style-name="ce12" office:value-type="float" office:value="0.21" calcext:value-type="float">
            <text:p>0.2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0.63" calcext:value-type="float">
            <text:p>0.63</text:p>
          </table:table-cell>
          <table:table-cell table:style-name="ce12" office:value-type="float" office:value="-72.7" calcext:value-type="float">
            <text:p>-72.7</text:p>
          </table:table-cell>
          <table:table-cell table:style-name="ce12" office:value-type="float" office:value="0.94" calcext:value-type="float">
            <text:p>0.9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.4870062324" calcext:value-type="float">
            <text:p>2.4870062324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-8" calcext:value-type="float">
            <text:p>-8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float" office:value="6.7" calcext:value-type="float">
            <text:p>6.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80" calcext:value-type="float">
            <text:p>8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2"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CsCl 10, CaCl2 2, MgCl2 1, glucose 5, HEPES 1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110, NaCl 10, EGTA 11, MgCl2 1, HEPES 10</text:p>
          </table:table-cell>
          <table:table-cell office:value-type="string" calcext:value-type="string">
            <text:p>Axopatch 200B, pClamp 6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Wang 2016</text:p>
          </table:table-cell>
          <table:table-cell table:style-name="ce12" office:value-type="float" office:value="-44.5" calcext:value-type="float">
            <text:p>-44.5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-93.5" calcext:value-type="float">
            <text:p>-93.5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.0816663264" calcext:value-type="float">
            <text:p>4.0816663264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-5.2" calcext:value-type="float">
            <text:p>-5.2</text:p>
          </table:table-cell>
          <table:table-cell table:style-name="ce12" office:value-type="string" calcext:value-type="string">
            <text:p>None</text:p>
          </table:table-cell>
          <table:table-cell/>
          <table:table-cell table:number-columns-repeated="2" table:style-name="ce12" office:value-type="string" calcext:value-type="string">
            <text:p>HEK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6" office:value-type="float" office:value="1.2" calcext:value-type="float">
            <text:p>1.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90" calcext:value-type="float">
            <text:p>9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-30" calcext:value-type="float">
            <text:p>-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5000" calcext:value-type="float">
            <text:p>-5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-40" calcext:value-type="float">
            <text:p>-4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20" calcext:value-type="float">
            <text:p>12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20, KCl 5.4, CaCl2 1.8, MgCl2 1, HEPES 10, glucose 10, TEA-Cl 2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50, CsF 30, L-Asp 50, NaCl 10, TEA-NoH 11, EGTA 5, HEPES 10</text:p>
          </table:table-cell>
          <table:table-cell office:value-type="string" calcext:value-type="string">
            <text:p>Axopatch 200B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Watanabe 2011b</text:p>
          </table:table-cell>
          <table:table-cell table:style-name="ce12" office:value-type="float" office:value="-35.4" calcext:value-type="float">
            <text:p>-35.4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-84.5" calcext:value-type="float">
            <text:p>-84.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4.8989794856" calcext:value-type="float">
            <text:p>4.898979485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Isoform a</text:p>
          </table:table-cell>
          <table:table-cell table:number-columns-repeated="2" table:style-name="ce12" office:value-type="string" calcext:value-type="string">
            <text:p>CHO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2" office:value-type="float" office:value="1.5" calcext:value-type="float">
            <text:p>1.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-30" calcext:value-type="float">
            <text:p>-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7500" calcext:value-type="float">
            <text:p>-75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20" calcext:value-type="float">
            <text:p>-20</text:p>
          </table:table-cell>
          <table:table-cell table:style-name="ce12" office:value-type="float" office:value="-30" calcext:value-type="float">
            <text:p>-3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5 NaCl, 4 KCl, 1 MgCl2, 1.8 CaCl2, 10 glucose, 10 HEPES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10 EGTA, 10 HEPES</text:p>
          </table:table-cell>
          <table:table-cell office:value-type="string" calcext:value-type="string">
            <text:p>Axopatch 200B, Digidata 1322A, pClamp 9.2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Watanabe 2011b</text:p>
          </table:table-cell>
          <table:table-cell table:style-name="ce12" office:value-type="float" office:value="-47.7" calcext:value-type="float">
            <text:p>-47.7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4.4" calcext:value-type="float">
            <text:p>4.4</text:p>
          </table:table-cell>
          <table:table-cell table:style-name="ce12" office:value-type="float" office:value="-89.4" calcext:value-type="float">
            <text:p>-89.4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3.0512292605" calcext:value-type="float">
            <text:p>3.051229260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Isoform 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2" office:value-type="float" office:value="1.5" calcext:value-type="float">
            <text:p>1.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-30" calcext:value-type="float">
            <text:p>-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7500" calcext:value-type="float">
            <text:p>-75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20" calcext:value-type="float">
            <text:p>-20</text:p>
          </table:table-cell>
          <table:table-cell table:style-name="ce12" office:value-type="float" office:value="-30" calcext:value-type="float">
            <text:p>-3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5 NaCl, 4 KCl, 1 MgCl2, 1.8 CaCl2, 10 glucose, 10 HEPES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10 EGTA, 10 HEPES</text:p>
          </table:table-cell>
          <table:table-cell office:value-type="string" calcext:value-type="string">
            <text:p>Axopatch 200B, Digidata 1322A, pClamp 9.2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Wedekind 2001</text:p>
          </table:table-cell>
          <table:table-cell table:style-name="ce12" office:value-type="float" office:value="-42.8" calcext:value-type="float">
            <text:p>-42.8</text:p>
          </table:table-cell>
          <table:table-cell table:style-name="ce12" office:value-type="float" office:value="2.9" calcext:value-type="float">
            <text:p>2.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7.6726788021" calcext:value-type="float">
            <text:p>7.6726788021</text:p>
          </table:table-cell>
          <table:table-cell table:style-name="ce12" office:value-type="float" office:value="-98.1" calcext:value-type="float">
            <text:p>-98.1</text:p>
          </table:table-cell>
          <table:table-cell table:style-name="ce12" office:value-type="float" office:value="1.9" calcext:value-type="float">
            <text:p>1.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.026927491" calcext:value-type="float">
            <text:p>5.026927491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-5.8" calcext:value-type="float">
            <text:p>-5.8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80" calcext:value-type="float">
            <text:p>8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-30" calcext:value-type="float">
            <text:p>-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000" calcext:value-type="float">
            <text:p>-4000</text:p>
          </table:table-cell>
          <table:table-cell table:style-name="ce17" office:value-type="float" office:value="5" calcext:value-type="float">
            <text:p>5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95" calcext:value-type="float">
            <text:p>-95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7.1" calcext:value-type="float">
            <text:p>147.1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.7, CaCl2 1.8, MgCl2 2, NaHCO3 4.3, Na2HPO4 1.4, glucose 11, HEPES 16.8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CsF 100, CsCl 40, EGTA 10, NaCl 10, MgCl2 2, HEPES 10</text:p>
          </table:table-cell>
          <table:table-cell office:value-type="string" calcext:value-type="string">
            <text:p>Axopatch 200B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Wehrens 2003</text:p>
          </table:table-cell>
          <table:table-cell table:style-name="ce12" office:value-type="float" office:value="-29.8" calcext:value-type="float">
            <text:p>-29.8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.1313708499" calcext:value-type="float">
            <text:p>1.1313708499</text:p>
          </table:table-cell>
          <table:table-cell table:style-name="ce12" office:value-type="float" office:value="-64" calcext:value-type="float">
            <text:p>-64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.2627416998" calcext:value-type="float">
            <text:p>2.2627416998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-5.6" calcext:value-type="float">
            <text:p>-5.6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None</text:p>
          </table:table-cell>
          <table:table-cell table:number-columns-repeated="15" table:style-name="ce2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CaCl2 2, MgCl2 1, NaCl 135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Cs-Asp 80, EGTA 11, MgCl2 1, CaCl2 1, HEPES 10, Na2-ATP 5</text:p>
          </table:table-cell>
          <table:table-cell office:value-type="string" calcext:value-type="string">
            <text:p>Axopatch 200B, pClamp 8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Winkel 2012</text:p>
          </table:table-cell>
          <table:table-cell table:style-name="ce12" office:value-type="float" office:value="-26" calcext:value-type="float">
            <text:p>-26</text:p>
          </table:table-cell>
          <table:table-cell table:style-name="ce12" office:value-type="float" office:value="2.5" calcext:value-type="float">
            <text:p>2.5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0.307764064" calcext:value-type="float">
            <text:p>10.307764064</text:p>
          </table:table-cell>
          <table:table-cell table:style-name="ce12" office:value-type="float" office:value="-84.6" calcext:value-type="float">
            <text:p>-84.6</text:p>
          </table:table-cell>
          <table:table-cell table:style-name="ce12" office:value-type="float" office:value="1.8" calcext:value-type="float">
            <text:p>1.8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7.2" calcext:value-type="float">
            <text:p>7.2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-5.8" calcext:value-type="float">
            <text:p>-5.8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12" office:value-type="float" office:value="-10" calcext:value-type="float">
            <text:p>-1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5000" calcext:value-type="float">
            <text:p>-5000</text:p>
          </table:table-cell>
          <table:table-cell table:number-columns-repeated="10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NaCl 130, CaCl2 2, MgCl 2 1.2, CsCl 5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Cs-Asp 70, EGTA 11, MgCl2 1, CaCl 2 1, HEPES 10, Na2ATP 5</text:p>
          </table:table-cell>
          <table:table-cell table:number-columns-repeated="16316"/>
        </table:table-row>
        <table:table-row table:style-name="ro2">
          <table:table-cell table:style-name="ce4" office:value-type="string" calcext:value-type="string">
            <text:p>Yang 2002</text:p>
          </table:table-cell>
          <table:table-cell table:style-name="ce12" office:value-type="float" office:value="-54.3" calcext:value-type="float">
            <text:p>-54.3</text:p>
          </table:table-cell>
          <table:table-cell table:style-name="ce12" office:value-type="float" office:value="3.5" calcext:value-type="float">
            <text:p>3.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.2601295887" calcext:value-type="float">
            <text:p>9.2601295887</text:p>
          </table:table-cell>
          <table:table-cell table:style-name="ce12" office:value-type="float" office:value="-98.3" calcext:value-type="float">
            <text:p>-98.3</text:p>
          </table:table-cell>
          <table:table-cell table:style-name="ce12" office:value-type="float" office:value="0.3" calcext:value-type="float">
            <text:p>0.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.7937253933" calcext:value-type="float">
            <text:p>0.7937253933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-7.6" calcext:value-type="float">
            <text:p>-7.6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-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13" table:style-name="ce2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0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Probably room temperature, Don't mention hh, but AL George is co-author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Ye 2003</text:p>
          </table:table-cell>
          <table:table-cell table:style-name="ce12" office:value-type="float" office:value="-44" calcext:value-type="float">
            <text:p>-4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5.8113883008" calcext:value-type="float">
            <text:p>15.8113883008</text:p>
          </table:table-cell>
          <table:table-cell table:style-name="ce12" office:value-type="float" office:value="-95" calcext:value-type="float">
            <text:p>-95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4.4" calcext:value-type="float">
            <text:p>14.4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  <table:table-cell table:number-columns-repeated="15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000" calcext:value-type="float">
            <text:p>-1000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12" office:value-type="float" office:value="-120" calcext:value-type="float">
            <text:p>-1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15 CsCl, 2 EGTA, 5 HEPES, 5 NaCl</text:p>
          </table:table-cell>
          <table:table-cell office:value-type="string" calcext:value-type="string">
            <text:p>pClamp 8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Ye 2003</text:p>
          </table:table-cell>
          <table:table-cell table:style-name="ce12" office:value-type="float" office:value="-40" calcext:value-type="float">
            <text:p>-40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2" office:value-type="float" office:value="18.5202591775" calcext:value-type="float">
            <text:p>18.5202591775</text:p>
          </table:table-cell>
          <table:table-cell table:style-name="ce12" office:value-type="float" office:value="-86" calcext:value-type="float">
            <text:p>-86</text:p>
          </table:table-cell>
          <table:table-cell table:style-name="ce12" office:value-type="float" office:value="5.8" calcext:value-type="float">
            <text:p>5.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5.3453576042" calcext:value-type="float">
            <text:p>15.3453576042</text:p>
          </table:table-cell>
          <table:table-cell table:style-name="ce4" office:value-type="float" office:value="5.5" calcext:value-type="float">
            <text:p>5.5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string" calcext:value-type="string">
            <text:p>bstar</text:p>
          </table:table-cell>
          <table:table-cell office:value-type="string" calcext:value-type="string">
            <text:p>hH1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  <table:table-cell table:number-columns-repeated="15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000" calcext:value-type="float">
            <text:p>-1000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12" office:value-type="float" office:value="-120" calcext:value-type="float">
            <text:p>-1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15 CsCl, 2 EGTA, 5 HEPES, 5 NaCl</text:p>
          </table:table-cell>
          <table:table-cell office:value-type="string" calcext:value-type="string">
            <text:p>pClamp 8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Yokoi 2005</text:p>
          </table:table-cell>
          <table:table-cell table:style-name="ce12" office:value-type="float" office:value="-49.8" calcext:value-type="float">
            <text:p>-49.8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6769552622" calcext:value-type="float">
            <text:p>3.6769552622</text:p>
          </table:table-cell>
          <table:table-cell table:style-name="ce12" office:value-type="float" office:value="-88.6" calcext:value-type="float">
            <text:p>-88.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float" office:value="-7.9" calcext:value-type="float">
            <text:p>-7.9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-201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13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0000" calcext:value-type="float">
            <text:p>-10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90" calcext:value-type="float">
            <text:p>-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5 NaCl, 4 KCl, 1.8 CaCl2, 1 MgCl2, 10 glucose, 10 HEPES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10 EGTA, 10 HEPES</text:p>
          </table:table-cell>
          <table:table-cell office:value-type="string" calcext:value-type="string">
            <text:p>pClamp 6 and 8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Young 2005</text:p>
          </table:table-cell>
          <table:table-cell table:style-name="ce12" office:value-type="float" office:value="-32.7" calcext:value-type="float">
            <text:p>-32.7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.8137767415" calcext:value-type="float">
            <text:p>5.8137767415</text:p>
          </table:table-cell>
          <table:table-cell table:style-name="ce12" office:value-type="float" office:value="-66" calcext:value-type="float">
            <text:p>-6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.94427191" calcext:value-type="float">
            <text:p>8.94427191</text:p>
          </table:table-cell>
          <table:table-cell table:style-name="ce4" office:value-type="float" office:value="8.7" calcext:value-type="float">
            <text:p>8.7</text:p>
          </table:table-cell>
          <table:table-cell table:style-name="ce4" office:value-type="float" office:value="-10" calcext:value-type="float">
            <text:p>-10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CHO</text:p>
          </table:table-cell>
          <table:table-cell table:style-name="ce12" office:value-type="string" calcext:value-type="string">
            <text:p>CHO-K1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float" office:value="-8" calcext:value-type="float">
            <text:p>-8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95" calcext:value-type="float">
            <text:p>95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5" calcext:value-type="float">
            <text:p>5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0" calcext:value-type="float">
            <text:p>-100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90" calcext:value-type="float">
            <text:p>-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-10" calcext:value-type="float">
            <text:p>-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2" calcext:value-type="float">
            <text:p>132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32 NaCl, 4 KCl, 1.5 CaCl2, 1.5 MgCl2, 11 glucose, 10 Hepes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15 CsF, 10 CsCl, 10 NaF, 10 Hepes, 5 EGTA</text:p>
          </table:table-cell>
          <table:table-cell office:value-type="string" calcext:value-type="string">
            <text:p>Axopatch 200A, pClamp 8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Zeng 2013</text:p>
          </table:table-cell>
          <table:table-cell table:style-name="ce12" office:value-type="float" office:value="-34.5" calcext:value-type="float">
            <text:p>-34.5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.2426406871" calcext:value-type="float">
            <text:p>4.2426406871</text:p>
          </table:table-cell>
          <table:table-cell table:style-name="ce12" office:value-type="float" office:value="-81.1" calcext:value-type="float">
            <text:p>-81.1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.6872166581" calcext:value-type="float">
            <text:p>4.687216658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-5.2" calcext:value-type="float">
            <text:p>-5.2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isoform 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13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000" calcext:value-type="float">
            <text:p>-4000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12" office:value-type="float" office:value="-120" calcext:value-type="float">
            <text:p>-12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8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/>
          <table:table-cell office:value-type="string" calcext:value-type="string">
            <text:p>Multiclamp 700B, Digidata 1440A, pClamp 1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Zhang 2015</text:p>
          </table:table-cell>
          <table:table-cell table:style-name="ce12" office:value-type="float" office:value="-28.1" calcext:value-type="float">
            <text:p>-28.1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.0348783501" calcext:value-type="float">
            <text:p>5.034878350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4" office:value-type="float" office:value="12.4" calcext:value-type="float">
            <text:p>12.4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stable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80" calcext:value-type="float">
            <text:p>80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2" office:value-type="float" office:value="-30" calcext:value-type="float">
            <text:p>-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6000" calcext:value-type="float">
            <text:p>-6000</text:p>
          </table:table-cell>
          <table:table-cell table:style-name="ce17" office:value-type="float" office:value="5" calcext:value-type="float">
            <text:p>5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70" calcext:value-type="float">
            <text:p>-7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0" calcext:value-type="float">
            <text:p>40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30" calcext:value-type="float">
            <text:p>13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NaCl 130, CaCl2 2, CsCl 5, MgCl2 1.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Cs-Asp 80, EGTA 11, HEPES 10, Na2ATP 5</text:p>
          </table:table-cell>
          <table:table-cell office:value-type="string" calcext:value-type="string">
            <text:p>Multiclamp 700B, Digidata 1322A, pClamp 9.2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 table:number-rows-repeated="104840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Sheet1.N1:Sheet1.BL1 Sheet1.BF173:Sheet1.BO173 Sheet1.AY33:Sheet1.BD37 Sheet1.AY22:Sheet1.BD27 Sheet1.AY38:Sheet1.BC38 Sheet1.AY48:Sheet1.BD52 Sheet1.AY41:Sheet1.BD45 Sheet1.AY54:Sheet1.BD85 Sheet1.AY87:Sheet1.BD87 Sheet1.A59:Sheet1.I85 Sheet1.AY92:Sheet1.BC92 Sheet1.A91:Sheet1.I91 Sheet1.AV91:Sheet1.BD91 Sheet1.AY94:Sheet1.BC94 Sheet1.A93:Sheet1.I93 Sheet1.AY93:Sheet1.BD93 Sheet1.A101:Sheet1.J101 Sheet1.AY101:Sheet1.BD101 Sheet1.A103:Sheet1.I103 Sheet1.AY110:Sheet1.BD110 Sheet1.A107:Sheet1.I107 Sheet1.AY104:Sheet1.BD108 Sheet1.L103:Sheet1.L103 Sheet1.AY99:Sheet1.BD99 Sheet1.A94:Sheet1.L100 Sheet1.AY96:Sheet1.BD97 Sheet1.A92:Sheet1.L92 Sheet1.A86:Sheet1.L90 Sheet1.A108:Sheet1.L116 Sheet1.AU112:Sheet1.BD113 Sheet1.A117:Sheet1.I119 Sheet1.A126:Sheet1.I126 Sheet1.L126:Sheet1.L126 Sheet1.A131:Sheet1.I148 Sheet1.A151:Sheet1.L151 Sheet1.L152:Sheet1.L153 Sheet1.A153:Sheet1.I153 Sheet1.A152:Sheet1.J152 Sheet1.A150:Sheet1.I150 Sheet1.A158:Sheet1.I159 Sheet1.A156:Sheet1.J156 Sheet1.A162:Sheet1.I163 Sheet1.A168:Sheet1.J169 Sheet1.A173:Sheet1.J173 Sheet1.L173:Sheet1.L173 Sheet1.A170:Sheet1.L172 Sheet1.A164:Sheet1.L167 Sheet1.A160:Sheet1.L161 Sheet1.K159:Sheet1.L159 Sheet1.N173:Sheet1.P173 Sheet1.N167:Sheet1.P171 Sheet1.N161:Sheet1.P161 Sheet1.N157:Sheet1.P157 Sheet1.N149:Sheet1.P150 Sheet1.N152:Sheet1.P153 Sheet1.N127:Sheet1.P127 Sheet1.N122:Sheet1.P122 Sheet1.N120:Sheet1.P120 Sheet1.N117:Sheet1.P117 Sheet1.N113:Sheet1.P114 Sheet1.N109:Sheet1.P109 Sheet1.N105:Sheet1.P105 Sheet1.N100:Sheet1.P100 Sheet1.N103:Sheet1.P103 Sheet1.N89:Sheet1.P89 Sheet1.AY89:Sheet1.BC89 Sheet1.N93:Sheet1.P93 Sheet1.N95:Sheet1.P95 Sheet1.N53:Sheet1.P58 Sheet1.N49:Sheet1.P50 Sheet1.N46:Sheet1.P46 Sheet1.AY47:Sheet1.BC47 Sheet1.N37:Sheet1.P37 Sheet1.AY40:Sheet1.BC40 Sheet1.N39:Sheet1.P39 Sheet1.N21:Sheet1.P22 Sheet1.N18:Sheet1.P18 Sheet1.AY19:Sheet1.BD20 Sheet1.N19:Sheet1.U20 Sheet1.S21:Sheet1.U21 Sheet1.S18:Sheet1.U18 Sheet1.AY18:Sheet1.BC18 Sheet1.AJ18:Sheet1.AJ19 Sheet1.AW17:Sheet1.AW18 Sheet1.AL18:Sheet1.AT18 Sheet1.AU21:Sheet1.AU21 Sheet1.AL37:Sheet1.AT37 Sheet1.AP47:Sheet1.AT47 Sheet1.AL39:Sheet1.AV39 Sheet1.AL28:Sheet1.AV28 Sheet1.AK26:Sheet1.AW26 Sheet1.AK35:Sheet1.AW35 Sheet1.AU27:Sheet1.AW27 Sheet1.AU38:Sheet1.AW38 Sheet1.AV37:Sheet1.AW37 Sheet1.AL48:Sheet1.AW49 Sheet1.AL42:Sheet1.AW45 Sheet1.AJ58:Sheet1.AW58 Sheet1.AU59:Sheet1.AW85 Sheet1.AL88:Sheet1.AW88 Sheet1.AL51:Sheet1.AW52 Sheet1.AV47:Sheet1.AW47 Sheet1.AL40:Sheet1.AW40 Sheet1.AV22:Sheet1.AW22 Sheet1.AL19:Sheet1.AW19 Sheet1.AW20:Sheet1.AW21 Sheet1.AV41:Sheet1.AW41 Sheet1.AV50:Sheet1.AW50 Sheet1.AL92:Sheet1.AV92 Sheet1.AL101:Sheet1.AW101 Sheet1.AW110:Sheet1.AW110 Sheet1.AL104:Sheet1.AW108 Sheet1.AL99:Sheet1.AW99 Sheet1.AL98:Sheet1.AV98 Sheet1.AJ97:Sheet1.AW97 Sheet1.AL109:Sheet1.AV109 Sheet1.AL100:Sheet1.AV100 Sheet1.AH88:Sheet1.AH90 Sheet1.AF50:Sheet1.AG50 Sheet1.AH19:Sheet1.AH20 Sheet1.AH23:Sheet1.AH25 Sheet1.AL23:Sheet1.AW25 Sheet1.AJ23:Sheet1.AJ25 Sheet1.AJ27:Sheet1.AJ28 Sheet1.AU33:Sheet1.AW34 Sheet1.AJ49:Sheet1.AJ57 Sheet1.AL36:Sheet1.AW36 Sheet1.AL54:Sheet1.AW56 Sheet1.AJ60:Sheet1.AJ96 Sheet1.AJ45:Sheet1.AJ45 Sheet1.AL57:Sheet1.AL57 Sheet1.AV57:Sheet1.AW57 Sheet1.AM50:Sheet1.AP50 Sheet1.AL53:Sheet1.AP53 Sheet1.AP57:Sheet1.AT57 Sheet1.AP59:Sheet1.AP85 Sheet1.AL59:Sheet1.AL85 Sheet1.AB23:Sheet1.AC25 Sheet1.AA19:Sheet1.AC19 Sheet1.AB26:Sheet1.AB27 Sheet1.AH27:Sheet1.AH37 Sheet1.AD27:Sheet1.AD27 Sheet1.AA20:Sheet1.AA20 Sheet1.X19:Sheet1.Y20 Sheet1.X22:Sheet1.Y26 Sheet1.Y27:Sheet1.Y27 Sheet1.V27:Sheet1.W27 Sheet1.S22:Sheet1.V22 Sheet1.S37:Sheet1.S37 Sheet1.S39:Sheet1.S39 Sheet1.N41:Sheet1.S41 Sheet1.N43:Sheet1.T44 Sheet1.S46:Sheet1.S46 Sheet1.S53:Sheet1.S54 Sheet1.AH54:Sheet1.AH54 Sheet1.N90:Sheet1.S90 Sheet1.N88:Sheet1.S88 Sheet1.S89:Sheet1.S89 Sheet1.N92:Sheet1.S92 Sheet1.N94:Sheet1.S94 Sheet1.S93:Sheet1.S93 Sheet1.N101:Sheet1.S101 Sheet1.S100:Sheet1.S100 Sheet1.S103:Sheet1.S103 Sheet1.S105:Sheet1.S105 Sheet1.N110:Sheet1.S110 Sheet1.S113:Sheet1.S114 Sheet1.N118:Sheet1.S118 Sheet1.S117:Sheet1.S117 Sheet1.S120:Sheet1.S120 Sheet1.N130:Sheet1.S148 Sheet1.S152:Sheet1.S153 Sheet1.N151:Sheet1.S151 Sheet1.N154:Sheet1.S156 Sheet1.S150:Sheet1.S150 Sheet1.N165:Sheet1.S165 Sheet1.S168:Sheet1.S169 Sheet1.S173:Sheet1.S173 Sheet1.N172:Sheet1.U172 Sheet1.S167:Sheet1.U167 Sheet1.N166:Sheet1.U166 Sheet1.S170:Sheet1.U170 Sheet1.N162:Sheet1.U164 Sheet1.S161:Sheet1.U161 Sheet1.N159:Sheet1.U159 Sheet1.N158:Sheet1.V158 Sheet1.S149:Sheet1.V149 Sheet1.AB149:Sheet1.AC149 Sheet1.AF171:Sheet1.AF171 Sheet1.AB173:Sheet1.AB173 Sheet1.AD171:Sheet1.AD171 Sheet1.AB171:Sheet1.AB171 Sheet1.X161:Sheet1.Y164 Sheet1.Y173:Sheet1.Y173 Sheet1.S171:Sheet1.Y171 Sheet1.X159:Sheet1.Y159 Sheet1.X158:Sheet1.AB158 Sheet1.AC159:Sheet1.AC159 Sheet1.AB157:Sheet1.AC157 Sheet1.X132:Sheet1.Y151 Sheet1.X155:Sheet1.Y155 Sheet1.X153:Sheet1.Y153 Sheet1.X157:Sheet1.Y157 Sheet1.S157:Sheet1.U157 Sheet1.N128:Sheet1.U129 Sheet1.N126:Sheet1.U126 Sheet1.S127:Sheet1.U127 Sheet1.N125:Sheet1.V125 Sheet1.N123:Sheet1.U124 Sheet1.S122:Sheet1.U122 Sheet1.N119:Sheet1.U119 Sheet1.X127:Sheet1.Y129 Sheet1.N106:Sheet1.U106 Sheet1.N115:Sheet1.U116 Sheet1.N111:Sheet1.U112 Sheet1.N108:Sheet1.U108 Sheet1.S109:Sheet1.U109 Sheet1.N121:Sheet1.U121 Sheet1.N107:Sheet1.V107 Sheet1.W94:Sheet1.W94 Sheet1.V88:Sheet1.W88 Sheet1.V92:Sheet1.V92 Sheet1.N96:Sheet1.U99 Sheet1.N102:Sheet1.U102 Sheet1.N104:Sheet1.U104 Sheet1.S95:Sheet1.U95 Sheet1.N91:Sheet1.U91 Sheet1.N59:Sheet1.U87 Sheet1.S55:Sheet1.U58 Sheet1.N40:Sheet1.U40 Sheet1.N47:Sheet1.U48 Sheet1.S49:Sheet1.U50 Sheet1.N45:Sheet1.U45 Sheet1.N51:Sheet1.U52 Sheet1.N42:Sheet1.U42 Sheet1.N23:Sheet1.U36 Sheet1.X33:Sheet1.Y36 Sheet1.AH39:Sheet1.AH40 Sheet1.Y38:Sheet1.Y38 Sheet1.AB38:Sheet1.AB38 Sheet1.AB36:Sheet1.AC37 Sheet1.AD38:Sheet1.AD38 Sheet1.AH42:Sheet1.AH43 Sheet1.AH47:Sheet1.AH52 Sheet1.AH45:Sheet1.AH45 Sheet1.AH56:Sheet1.AH56 Sheet1.AH58:Sheet1.AH86 Sheet1.AB88:Sheet1.AB88 Sheet1.AH114:Sheet1.AH116 Sheet1.AH118:Sheet1.AH126 Sheet1.AH101:Sheet1.AH102 Sheet1.AH104:Sheet1.AH105 Sheet1.AH107:Sheet1.AH108 Sheet1.AF99:Sheet1.AF99 Sheet1.AH97:Sheet1.AH97 Sheet1.AH92:Sheet1.AH92 Sheet1.AH128:Sheet1.AH152 Sheet1.AH155:Sheet1.AH155 Sheet1.AF157:Sheet1.AH157 Sheet1.AH161:Sheet1.AH164 Sheet1.AH173:Sheet1.AH173 Sheet1.AH166:Sheet1.AH166 Sheet1.AB161:Sheet1.AC164 Sheet1.W121:Sheet1.Y121 Sheet1.X117:Sheet1.Y117 Sheet1.X124:Sheet1.Y125 Sheet1.X122:Sheet1.Y122 Sheet1.Y118:Sheet1.Y118 Sheet1.X115:Sheet1.Y115 Sheet1.X110:Sheet1.Y110 Sheet1.X105:Sheet1.Y107 Sheet1.X87:Sheet1.Y87 Sheet1.X59:Sheet1.Y85 Sheet1.Y88:Sheet1.Y89 Sheet1.X101:Sheet1.Y101 Sheet1.Y104:Sheet1.Y104 Sheet1.X99:Sheet1.Y99 Sheet1.X96:Sheet1.Y97 Sheet1.Y94:Sheet1.Y94 Sheet1.X93:Sheet1.Y93 Sheet1.V54:Sheet1.W54 Sheet1.X42:Sheet1.Y43 Sheet1.X47:Sheet1.Y52 Sheet1.X45:Sheet1.Y45 Sheet1.X55:Sheet1.Y57 Sheet1.AB47:Sheet1.AB47 Sheet1.AB42:Sheet1.AB42 Sheet1.AG42:Sheet1.AG42 Sheet1.AB43:Sheet1.AC44 Sheet1.AB49:Sheet1.AD50 Sheet1.AB55:Sheet1.AC55 Sheet1.AB56:Sheet1.AD56 Sheet1.AB59:Sheet1.AC85 Sheet1.AB57:Sheet1.AC57 Sheet1.Z58:Sheet1.AC58 Sheet1.AB87:Sheet1.AD87 Sheet1.AD88:Sheet1.AD88 Sheet1.AB92:Sheet1.AC92 Sheet1.AB104:Sheet1.AB104 Sheet1.AF106:Sheet1.AH106 Sheet1.AA107:Sheet1.AA107 Sheet1.AD106:Sheet1.AD106 Sheet1.AB94:Sheet1.AB94 Sheet1.AD94:Sheet1.AD94 Sheet1.AB96:Sheet1.AC97 Sheet1.AB105:Sheet1.AC105 Sheet1.AB99:Sheet1.AC99 Sheet1.AH26:Sheet1.AI26 Sheet1.AJ36:Sheet1.AJ40 Sheet1.AJ42:Sheet1.AJ42 Sheet1.AL29:Sheet1.AP34 Sheet1.AL27:Sheet1.AS27 Sheet1.AP20:Sheet1.AP20 Sheet1.AP22:Sheet1.AP22 Sheet1.AL20:Sheet1.AL20 Sheet1.AL22:Sheet1.AL22 Sheet1.AY21:Sheet1.BB21 Sheet1.AY88:Sheet1.BB88 Sheet1.AW92:Sheet1.AW94 Sheet1.AW96:Sheet1.AW96 Sheet1.AL89:Sheet1.AT90 Sheet1.AW89:Sheet1.AW89 Sheet1.AL86:Sheet1.AT86 Sheet1.AV86:Sheet1.AV86 Sheet1.AP87:Sheet1.AP87 Sheet1.AU87:Sheet1.AW87 Sheet1.AP91:Sheet1.AP91 Sheet1.AT91:Sheet1.AT91 Sheet1.AL87:Sheet1.AL87 Sheet1.AL95:Sheet1.AV96 Sheet1.AL94:Sheet1.AL94 Sheet1.AU94:Sheet1.AV94 Sheet1.AM93:Sheet1.AV93 Sheet1.AP94:Sheet1.AP94 Sheet1.AJ98:Sheet1.AJ101 Sheet1.AJ118:Sheet1.AJ122 Sheet1.AL114:Sheet1.BD114 Sheet1.AW126:Sheet1.BC126 Sheet1.AJ124:Sheet1.AJ124 Sheet1.AY115:Sheet1.BC125 Sheet1.AJ155:Sheet1.AJ155 Sheet1.AJ158:Sheet1.AJ158 Sheet1.AL158:Sheet1.AO158 Sheet1.AP159:Sheet1.AT159 Sheet1.BD154:Sheet1.BD164 Sheet1.AL162:Sheet1.AT163 Sheet1.AJ161:Sheet1.AJ163 Sheet1.AY173:Sheet1.BD173 Sheet1.AJ172:Sheet1.AJ172 Sheet1.AY168:Sheet1.BD171 Sheet1.AJ173:Sheet1.AK173 Sheet1.AL165:Sheet1.BC165 Sheet1.AW173:Sheet1.AW173 Sheet1.AL168:Sheet1.AW171 Sheet1.AU166:Sheet1.AW166 Sheet1.AY166:Sheet1.BD166 Sheet1.AK127:Sheet1.AW127 Sheet1.AJ157:Sheet1.AW157 Sheet1.AL130:Sheet1.AW130 Sheet1.AK160:Sheet1.AW160 Sheet1.AU158:Sheet1.AW158 Sheet1.AV159:Sheet1.AW159 Sheet1.AJ164:Sheet1.AW164 Sheet1.AW162:Sheet1.AW163 Sheet1.AL161:Sheet1.AW161 Sheet1.AJ123:Sheet1.AW123 Sheet1.AL116:Sheet1.AW116 Sheet1.AV117:Sheet1.AW117 Sheet1.AV119:Sheet1.AW119 Sheet1.AL120:Sheet1.AW121 Sheet1.AL124:Sheet1.AW125 Sheet1.BD115:Sheet1.BD116 Sheet1.BD120:Sheet1.BD125 Sheet1.BF101:Sheet1.BO101 Sheet1.AL102:Sheet1.AP103 Sheet1.AU102:Sheet1.AU102 Sheet1.AU111:Sheet1.AU111 Sheet1.AW111:Sheet1.BD111 Sheet1.AL115:Sheet1.AT115 Sheet1.AW115:Sheet1.AW115 Sheet1.AP117:Sheet1.AT118 Sheet1.AM119:Sheet1.AT119 Sheet1.AW118:Sheet1.AW118 Sheet1.AL122:Sheet1.AP122 Sheet1.AT122:Sheet1.AW122 Sheet1.AL113:Sheet1.AP113 Sheet1.AL110:Sheet1.AP110 Sheet1.AF110:Sheet1.AF110 Sheet1.AH111:Sheet1.AH112 Sheet1.AJ113:Sheet1.AJ116 Sheet1.AJ103:Sheet1.AJ110 Sheet1.AK126:Sheet1.AO126 Sheet1.AQ126:Sheet1.AT126 Sheet1.AL128:Sheet1.AT128 Sheet1.AW128:Sheet1.AW129 Sheet1.AV132:Sheet1.AV155 Sheet1.AP131:Sheet1.AT131 Sheet1.AV131:Sheet1.AW131 Sheet1.AJ128:Sheet1.AJ129 Sheet1.AB128:Sheet1.AC129 Sheet1.AB126:Sheet1.AB129 Sheet1.AB123:Sheet1.AC124 Sheet1.AD125:Sheet1.AD125 Sheet1.AD117:Sheet1.AE117 Sheet1.AB121:Sheet1.AE121 Sheet1.AB118:Sheet1.AB119 Sheet1.AJ139:Sheet1.AJ148 Sheet1.AJ151:Sheet1.AJ153 Sheet1.AJ166:Sheet1.AJ166 Sheet1.AJ168:Sheet1.AJ170 Sheet1.AM173:Sheet1.AO173 Sheet1.AU173:Sheet1.AU173 Sheet1.AL172:Sheet1.AV172 Sheet1.AL156:Sheet1.AV156 Sheet1.AW132:Sheet1.AW151 Sheet1.AW153:Sheet1.AW155 Sheet1.AL132:Sheet1.AU152 Sheet1.AL154:Sheet1.AU155 Sheet1.AY127:Sheet1.BD151 Sheet1.BC159:Sheet1.BC164 Sheet1.AY153:Sheet1.BC155 Sheet1.AY157:Sheet1.BB164 Sheet1.BC157:Sheet1.BC157 Sheet1.BF19:Sheet1.BO20 Sheet1.BF22:Sheet1.BO27 Sheet1.BF21:Sheet1.BM21 Sheet1.BF15:Sheet1.BN20 Sheet1.BF33:Sheet1.BN38 Sheet1.BF40:Sheet1.BN45 Sheet1.BF47:Sheet1.BN52 Sheet1.BF104:Sheet1.BO108 Sheet1.BF99:Sheet1.BO99 Sheet1.BF96:Sheet1.BO97 Sheet1.BF91:Sheet1.BN94 Sheet1.BF87:Sheet1.BN89 Sheet1.BF54:Sheet1.BO85 Sheet1.BF153:Sheet1.BN155 Sheet1.BF157:Sheet1.BO166 Sheet1.BF168:Sheet1.BO171 Sheet1.N38:Sheet1.W38 Sheet1.V105:Sheet1.V105 Sheet1.V117:Sheet1.V117 Sheet1.N160:Sheet1.AD160 Sheet1.L14:Sheet1.L14 Sheet1.L11:Sheet1.L11 Sheet1.K9:Sheet1.L9 Sheet1.L168:Sheet1.L169 Sheet1.A157:Sheet1.L157 Sheet1.A149:Sheet1.L149 Sheet1.L150:Sheet1.L150 Sheet1.A127:Sheet1.L130 Sheet1.A120:Sheet1.L125 Sheet1.K117:Sheet1.L117 Sheet1.A104:Sheet1.L106 Sheet1.K93:Sheet1.L93 Sheet1.A18:Sheet1.L58 Sheet1.L101:Sheet1.L101 Sheet1.L118:Sheet1.L119 Sheet1.K131:Sheet1.L131 Sheet1.L132:Sheet1.L148 Sheet1.A154:Sheet1.L155 Sheet1.L156:Sheet1.L156 Sheet1.L162:Sheet1.L163 Sheet1.L158:Sheet1.L158 Sheet1.L107:Sheet1.L107 Sheet1.A102:Sheet1.L102 Sheet1.K91:Sheet1.L91 Sheet1.L59:Sheet1.L85 Sheet1.A1:Sheet1.L1 Sheet1.R10:Sheet1.R11 Sheet1.R3:Sheet1.T8 Sheet1.S2:Sheet1.AW2 Sheet1.AY2:Sheet1.BL3 Sheet1.U3:Sheet1.AW7 Sheet1.K2:Sheet1.K8 Sheet1.K10:Sheet1.K17 Sheet1.J2:Sheet1.J17 Sheet1.S9:Sheet1.BL13 Sheet1.S14:Sheet1.BD15 Sheet1.BF14:Sheet1.BL16 Sheet1.BQ14:Sheet1.BQ14 Sheet1.S16:Sheet1.S17 Sheet1.V16:Sheet1.BD16 Sheet1.V17:Sheet1.AV17 Sheet1.AX17:Sheet1.BD17 Sheet1.U8:Sheet1.BL8 Sheet1.AX4:Sheet1.BL7 Sheet1.BH28:Sheet1.BI32 Sheet1.BH39:Sheet1.BI39 Sheet1.BH46:Sheet1.BI46 Sheet1.BH53:Sheet1.BI53 Sheet1.BH86:Sheet1.BI86 Sheet1.BH90:Sheet1.BI90 Sheet1.BH95:Sheet1.BI95 Sheet1.BH98:Sheet1.BI98 Sheet1.BH100:Sheet1.BI100 Sheet1.BH102:Sheet1.BI103 Sheet1.BH109:Sheet1.BI109 Sheet1.BH152:Sheet1.BI152 Sheet1.BH156:Sheet1.BI156 Sheet1.BH167:Sheet1.BI167 Sheet1.BH172:Sheet1.BI172 Sheet1.BF110:Sheet1.BN151 Sheet1.BO33:Sheet1.BO37 Sheet1.BO41:Sheet1.BO45 Sheet1.BO48:Sheet1.BO52 Sheet1.BO87:Sheet1.BO88 Sheet1.BO91:Sheet1.BO91 Sheet1.BO110:Sheet1.BO116 Sheet1.BO120:Sheet1.BO151 Sheet1.BO154:Sheet1.BO154 Sheet1.BM1:Sheet1.BO16 Sheet1.BO17:Sheet1.BO17">
            <calcext:condition calcext:apply-style-name="Bad" calcext:value="=&quot;&quot;" calcext:base-cell-address="Sheet1.A1"/>
            <calcext:condition calcext:apply-style-name="Good" calcext:value="&gt;0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 style:data-style-name="N2" text:time-value="11:53:29.8892735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Clerx</meta:initial-creator>
    <meta:creation-date>2024-09-19T14:27:18.788689213</meta:creation-date>
    <dc:date>2024-11-21T13:28:41.705863493</dc:date>
    <dc:creator>Michael Clerx</dc:creator>
    <meta:editing-duration>P1DT11H50S</meta:editing-duration>
    <meta:editing-cycles>281</meta:editing-cycles>
    <meta:generator>LibreOffice/7.6.7.2$Linux_X86_64 LibreOffice_project/60$Build-2</meta:generator>
    <meta:document-statistic meta:table-count="1" meta:cell-count="11925" meta:object-count="0"/>
    <meta:user-defined meta:name="date">YYYY-09-DDT14:27:08.426</meta:user-defined>
  </office:meta>
</office:document-meta>
</file>